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enlo-Regular" svg:font-family="Menlo-Regular"/>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list-style-name="L3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list-style-name="L3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list-style-name="L3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font-name="Courier"/>
    </style:style>
    <style:style style:name="P17" style:family="paragraph" style:parent-style-name="Standard">
      <style:text-properties fo:font-size="12pt" style:font-size-asian="12pt" style:font-size-complex="12pt"/>
    </style:style>
    <style:style style:name="P18" style:family="paragraph" style:parent-style-name="Standard" style:list-style-name="L23"/>
    <style:style style:name="P19" style:family="paragraph" style:parent-style-name="Standard" style:list-style-name="L24"/>
    <style:style style:name="P20" style:family="paragraph" style:parent-style-name="Standard" style:list-style-name="L25"/>
    <style:style style:name="P21" style:family="paragraph" style:parent-style-name="Standard" style:list-style-name="L26"/>
    <style:style style:name="P22" style:family="paragraph" style:parent-style-name="Standard" style:list-style-name="L27"/>
    <style:style style:name="P23" style:family="paragraph" style:parent-style-name="Standard" style:list-style-name="L32"/>
    <style:style style:name="P24" style:family="paragraph" style:parent-style-name="Standard" style:list-style-name="L33"/>
    <style:style style:name="P25" style:family="paragraph" style:parent-style-name="Standard" style:list-style-name="">
      <style:paragraph-properties style:text-autospace="none"/>
    </style:style>
    <style:style style:name="P26" style:family="paragraph" style:parent-style-name="Standard" style:list-style-name="">
      <style:paragraph-properties style:text-autospace="none"/>
      <style:text-properties fo:color="#738a04" style:font-name="Menlo-Regular" fo:font-size="14pt" style:font-name-asian="Menlo-Regular" style:font-size-asian="14pt" style:font-name-complex="Menlo-Regular" style:font-size-complex="14pt"/>
    </style:style>
    <style:style style:name="P27" style:family="paragraph" style:parent-style-name="Standard">
      <style:paragraph-properties fo:margin-top="0in" fo:margin-bottom="0in"/>
    </style:style>
    <style:style style:name="P28" style:family="paragraph" style:parent-style-name="Standard">
      <style:paragraph-properties fo:margin-top="0in" fo:margin-bottom="0in" fo:break-before="page"/>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Table_20_Contents">
      <style:paragraph-properties fo:margin-top="0in" fo:margin-bottom="0in"/>
    </style:style>
    <style:style style:name="P34" style:family="paragraph" style:parent-style-name="Header">
      <style:text-properties fo:language="zxx" fo:country="none" style:language-asian="zxx" style:country-asian="none"/>
    </style:style>
    <style:style style:name="P35" style:family="paragraph" style:parent-style-name="Header">
      <style:paragraph-properties style:snap-to-layout-grid="false"/>
    </style:style>
    <style:style style:name="P36"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3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8" style:family="paragraph" style:parent-style-name="Heading_20_1" style:master-page-name="First_20_Page">
      <style:paragraph-properties style:page-number="auto"/>
    </style:style>
    <style:style style:name="P39" style:family="paragraph" style:parent-style-name="Heading_20_1" style:list-style-name="Numbering_20_2">
      <style:paragraph-properties fo:break-before="page"/>
    </style:style>
    <style:style style:name="P4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Text_20_body">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Text_20_body" style:list-style-name="L2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4" style:family="paragraph" style:parent-style-name="Text_20_body" style:list-style-name="L28">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Text_20_body" style:list-style-name="L2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tyle="italic" style:text-underline-style="none" style:font-style-asian="italic" style:font-style-complex="italic"/>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2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22" style:family="text">
      <style:text-properties fo:font-size="10pt" style:font-size-asian="10pt" style:font-size-complex="10pt"/>
    </style:style>
    <style:style style:name="T23"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loext:opacity="0%"/>
    </style:style>
    <style:style style:name="T24"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loext:opacity="0%"/>
    </style:style>
    <style:style style:name="T25"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loext:opacity="0%"/>
    </style:style>
    <style:style style:name="T26" style:family="text">
      <style:text-properties style:font-weight-complex="bold"/>
    </style:style>
    <style:style style:name="T27" style:family="text">
      <style:text-properties fo:color="#475b62" style:font-name="Menlo-Regular" fo:font-size="14pt" style:font-name-asian="Menlo-Regular" style:font-size-asian="14pt" style:font-name-complex="Menlo-Regular" style:font-size-complex="14pt"/>
    </style:style>
    <style:style style:name="T28" style:family="text">
      <style:text-properties fo:color="#2176c7" style:font-name="Menlo-Regular" fo:font-size="14pt" style:font-name-asian="Menlo-Regular" style:font-size-asian="14pt" style:font-name-complex="Menlo-Regular" style:font-size-complex="14pt"/>
    </style:style>
    <style:style style:name="T29" style:family="text">
      <style:text-properties fo:color="#738a04" style:font-name="Menlo-Regular" fo:font-size="14pt" style:font-name-asian="Menlo-Regular" style:font-size-asian="14pt" style:font-name-complex="Menlo-Regular" style:font-size-complex="14pt"/>
    </style:style>
    <style:style style:name="T30" style:family="text">
      <style:text-properties fo:color="#a57705" style:font-name="Menlo-Regular" fo:font-size="14pt" style:font-name-asian="Menlo-Regular" style:font-size-asian="14pt" style:font-name-complex="Menlo-Regular" style:font-size-complex="14pt"/>
    </style:style>
    <style:style style:name="T31" style:family="text">
      <style:text-properties fo:color="#bd3613" style:font-name="Menlo-Regular" fo:font-size="14pt" style:font-name-asian="Menlo-Regular" style:font-size-asian="14pt" style:font-name-complex="Menlo-Regular" style:font-size-complex="14pt"/>
    </style:style>
    <style:style style:name="T32"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would like to create a webpage using css, javascript and html. <text:s/>The page will be a rendering of a user form that is based off specification for a XML file. <text:s/>This xml file is the outline of information that a GUI can use to render a user interface. <text:s/>It does not explicitly define what controls to use for the UI rendering but contains the definition of the data type that needs to be edited and any optional constraints that should be placed on that data along with static information to display. </text:p>
      <text:p text:style-name="Standard"/>
      <text:p text:style-name="Standard">The top of the webpage shall include header with the text 'OpenLcb/LCC CDI Tool for Developers' and a description below it with the text 'This tool allows rendering of a proposed CDI XML file to help understand layout issues and track/extract memory offsets to the data input fields.</text:p>
      <text:p text:style-name="Standard"/>
      <text:p text:style-name="Standard">The following global rules shall be applied:</text:p>
      <text:list xml:id="list6118957995508780125" text:style-name="L1">
        <text:list-item>
          <text:p text:style-name="P1">Anywhere there is fixed text to display it is defined in this document using single quotes as follows, 'example'. <text:s/></text:p>
        </text:list-item>
        <text:list-item>
          <text:p text:style-name="P1">With this fixed text there may be html element (such as &lt;b&gt;&lt;/b&gt; for bold), and should be rendered as such.</text:p>
        </text:list-item>
        <text:list-item>
          <text:p text:style-name="P1">Templates of how sections shall be rendered are defined with names preceded by the “@” symbol. <text:s/>When one of these special name are encountered the flow shall branch to that definition and continue to the end then return to the previous definition.</text:p>
        </text:list-item>
        <text:list-item>
          <text:p text:style-name="P1">C style comments are included in this document and may be used for learning context but shall not generate any html output.</text:p>
        </text:list-item>
      </text:list>
      <text:p text:style-name="Standard"/>
      <text:p text:style-name="Standard">// Many elements follow this same pattern for the top of the section </text:p>
      <text:p text:style-name="Standard">// this is the core definition unless overridden in the higher level link</text:p>
      <text:p text:style-name="Standard"/>
      <text:p text:style-name="Standard">@section_title - Create a section that follows this format:</text:p>
      <text:list xml:id="list7469837460205888013" text:style-name="L2">
        <text:list-item>
          <text:p text:style-name="P2">&lt;name&gt; (optional, only one) display the contents of this sub-element</text:p>
        </text:list-item>
        <text:list-item>
          <text:p text:style-name="P2">&lt;description&gt; (optional, only one) display the contents of this sub-element</text:p>
        </text:list-item>
        <text:list-item>
          <text:p text:style-name="P2">&lt;link&gt; (optional, unlimited) create a html hyperlink with the contents of the sub-element</text:p>
        </text:list-item>
        <text:list-item>
          <text:p text:style-name="P2">If none of these sub-element exist do not create this section.</text:p>
        </text:list-item>
      </text:list>
      <text:p text:style-name="Standard"/>
      <text:p text:style-name="Standard">@int – Create a section that follows this format:</text:p>
      <text:list xml:id="list3500789060690638422" text:style-name="L3">
        <text:list-item>
          <text:p text:style-name="P3">Create a section using @section_title</text:p>
        </text:list-item>
        <text:list-item>
          <text:p text:style-name="P3"/>
        </text:list-item>
      </text:list>
      <text:p text:style-name="Standard"/>
      <text:p text:style-name="Standard"/>
      <text:p text:style-name="Standard">@string – Create a section that follows this format:</text:p>
      <text:list xml:id="list946472520" text:continue-numbering="true" text:style-name="L3">
        <text:list-item>
          <text:p text:style-name="P3">Create a section using @section_title</text:p>
        </text:list-item>
        <text:list-item>
          <text:p text:style-name="P3"/>
        </text:list-item>
      </text:list>
      <text:p text:style-name="Standard"/>
      <text:p text:style-name="Standard">@eventid – Create a section that follows this format:</text:p>
      <text:list xml:id="list1501423748" text:continue-numbering="true" text:style-name="L3">
        <text:list-item>
          <text:p text:style-name="P3">Create a section using @section_title</text:p>
        </text:list-item>
        <text:list-item>
          <text:p text:style-name="P3"/>
        </text:list-item>
      </text:list>
      <text:p text:style-name="Standard"/>
      <text:p text:style-name="Standard">@map_section – Create a boxed section that follows this format:</text:p>
      <text:list xml:id="list2258338873931939783" text:style-name="L4">
        <text:list-item>
          <text:p text:style-name="P4">Create a section using @section_title</text:p>
        </text:list-item>
        <text:list-item>
          <text:p text:style-name="P4"/>
        </text:list-item>
      </text:list>
      <text:p text:style-name="Standard"/>
      <text:p text:style-name="Standard">@map_identification_section – Create a boxed section that follows this format:</text:p>
      <text:list xml:id="list2045233823" text:continue-list="list1501423748" text:style-name="L3">
        <text:list-item>
          <text:p text:style-name="P3"><text:soft-page-break/>Create a section using @section_title</text:p>
        </text:list-item>
        <text:list-item>
          <text:p text:style-name="P3">For each &lt;relation&gt; element do the following </text:p>
          <text:list>
            <text:list-item>
              <text:p text:style-name="P3">use the sub-element &lt;property&gt; value as a title using bold text</text:p>
            </text:list-item>
            <text:list-item>
              <text:p text:style-name="P3">use the sub-element &lt;value&gt; value on the next line using normal text</text:p>
            </text:list-item>
          </text:list>
        </text:list-item>
      </text:list>
      <text:p text:style-name="Standard"/>
      <text:p text:style-name="Standard">@group_core – Create a section that follows this format:</text:p>
      <text:list xml:id="list2170762716" text:continue-numbering="true" text:style-name="L3">
        <text:list-item>
          <text:p text:style-name="P3">Enumerate the child elements and executing the following for each element found.</text:p>
        </text:list-item>
        <text:list-item>
          <text:p text:style-name="P3">&lt;string&gt; Create section using @string</text:p>
        </text:list-item>
        <text:list-item>
          <text:p text:style-name="P3">&lt;eventid&gt; Create section using @eventid</text:p>
        </text:list-item>
        <text:list-item>
          <text:p text:style-name="P3">&lt;int&gt; Create section using @int</text:p>
        </text:list-item>
        <text:list-item>
          <text:p text:style-name="P3">&lt;float&gt; Create section using @float</text:p>
        </text:list-item>
        <text:list-item>
          <text:p text:style-name="P3">&lt;hints&gt; ignore this element</text:p>
        </text:list-item>
        <text:list-item>
          <text:p text:style-name="P3">&lt;group&gt; Create section using @group</text:p>
        </text:list-item>
        <text:list-item>
          <text:p text:style-name="P3">any other sub-elements create a box with the sub-element name and line number in the XML file. <text:s/>The box should have a light red background</text:p>
        </text:list-item>
      </text:list>
      <text:p text:style-name="Standard"/>
      <text:p text:style-name="Standard">@group_replicated – Create a section that follows this format:</text:p>
      <text:list xml:id="list958442366" text:continue-numbering="true" text:style-name="L3">
        <text:list-item>
          <text:p text:style-name="P3">Create <text:s/>a tab control that contains a tab count equal to the value defined by the 'replication' attribute </text:p>
        </text:list-item>
        <text:list-item>
          <text:p text:style-name="P3">If a &lt;repname&gt; sub-element exists then do the following</text:p>
          <text:list>
            <text:list-item>
              <text:p text:style-name="P3">Select the first instance of &lt;repname&gt;</text:p>
            </text:list-item>
            <text:list-item>
              <text:p text:style-name="P3">If the value of &lt;repname&gt; is a valid integer then the first tab is named <text:s/>the string representation of the number and subsequent tabs are incremented by one displaying that value.</text:p>
            </text:list-item>
            <text:list-item>
              <text:p text:style-name="P3">If the value of &lt;repname&gt; is a not valid integer then the first tab is named <text:s/>using the value of &lt;repname&gt; and appended by a space and the string representation of the tab number starting with 1.</text:p>
            </text:list-item>
          </text:list>
        </text:list-item>
        <text:list-item>
          <text:p text:style-name="P3">For each tab enumerate the sub-elements in XML order and perform the <text:s/>following on each tab</text:p>
          <text:list>
            <text:list-item>
              <text:p text:style-name="P3">ignore <text:s/>&lt;name&gt;, &lt;description&gt;, &lt;link&gt; and the first &lt;repname&gt; elements.</text:p>
            </text:list-item>
            <text:list-item>
              <text:p text:style-name="P3">&lt;repname&gt; Create text section using the following rules</text:p>
              <text:list>
                <text:list-item>
                  <text:p text:style-name="P3">If the value of &lt;repname&gt; is a valid integer then the first tab is named <text:s/>the string representation of the number and subsequent tabs are incremented by one displaying that value.</text:p>
                </text:list-item>
                <text:list-item>
                  <text:p text:style-name="P3">If the value of &lt;repname&gt; is a not valid integer then the first tab is named <text:s/>using the value of &lt;repname&gt; and appended by a space and the string representation of the tab number starting with 1.</text:p>
                </text:list-item>
              </text:list>
            </text:list-item>
            <text:list-item>
              <text:p text:style-name="P3">Create section using @group_core </text:p>
              <text:p text:style-name="P3"/>
            </text:list-item>
          </text:list>
        </text:list-item>
      </text:list>
      <text:p text:style-name="Standard">@group – Create a section that follows this format:</text:p>
      <text:list xml:id="list4551283924832037646" text:style-name="L5">
        <text:list-item>
          <text:p text:style-name="P5">If the sub-element &lt;hints&gt; exists then do the following:</text:p>
          <text:list>
            <text:list-item>
              <text:p text:style-name="P5">Enumerate the elements within the &lt;hints&gt; element.</text:p>
            </text:list-item>
            <text:list-item>
              <text:p text:style-name="P5">If the sub-element &lt;readOnly&gt; exists do the following:</text:p>
              <text:list>
                <text:list-item>
                  <text:p text:style-name="P5">Make this section and subsection readonly</text:p>
                </text:list-item>
              </text:list>
            </text:list-item>
            <text:list-item>
              <text:p text:style-name="P5">If the sub-element &lt;visibility&gt; exists do the following:</text:p>
              <text:list>
                <text:list-item>
                  <text:p text:style-name="P5"><text:s/>If the sub-element &lt;visibility&gt; has an attribute of hideable=”yes”. <text:s/>Do the following:</text:p>
                  <text:list>
                    <text:list-item>
                      <text:p text:style-name="P5">Create a new sub-section that is a drop down header </text:p>
                    </text:list-item>
                    <text:list-item>
                      <text:p text:style-name="P5">If the sub-element &lt;visibility&gt; has an attribute of hidden=”yes”. <text:s/>Do the following:</text:p>
                      <text:list>
                        <text:list-item>
                          <text:p text:style-name="P5"><text:soft-page-break/>Initialize the dropdown header as collapsed</text:p>
                        </text:list-item>
                      </text:list>
                    </text:list-item>
                    <text:list-item>
                      <text:p text:style-name="P5">If the sub-element &lt;visibility&gt; has an attribute of hidden=”no”. </text:p>
                      <text:list>
                        <text:list-item>
                          <text:p text:style-name="P5">Initialize the dropdown header as expanded</text:p>
                        </text:list-item>
                      </text:list>
                    </text:list-item>
                  </text:list>
                </text:list-item>
                <text:list-item>
                  <text:p text:style-name="P5">If the sub-element &lt;visibility&gt; has an attribute of hideable=”no”. <text:s/>Do the following:</text:p>
                  <text:list>
                    <text:list-item>
                      <text:p text:style-name="P5">Create a new sub-section that is a Header that is not collapsable. </text:p>
                    </text:list-item>
                  </text:list>
                </text:list-item>
              </text:list>
            </text:list-item>
            <text:list-item>
              <text:p text:style-name="P5">If the sub-element &lt;visibility&gt; does not exist do the following:</text:p>
              <text:list>
                <text:list-item>
                  <text:list>
                    <text:list-item>
                      <text:p text:style-name="P5">Create a new sub-section that is a drop down header that is initially collapsed.</text:p>
                    </text:list-item>
                  </text:list>
                </text:list-item>
              </text:list>
            </text:list-item>
          </text:list>
        </text:list-item>
        <text:list-item>
          <text:p text:style-name="P5">If the sub-element &lt;hints&gt; does not exist then do the following:</text:p>
          <text:list>
            <text:list-item>
              <text:list>
                <text:list-item>
                  <text:p text:style-name="P5">Create a new sub-section that is a drop down header that is initially collapsed.</text:p>
                </text:list-item>
              </text:list>
            </text:list-item>
          </text:list>
        </text:list-item>
        <text:list-item>
          <text:p text:style-name="P5">The header shall contain the text '&lt;group&gt; ' <text:s/>bold text. To the right of that shall be text containing any attributes that were defined in the &lt;group&gt; element <text:s/>using normal smaller font in light grey (examples are 'offset=”-34” and 'replication='10').</text:p>
        </text:list-item>
        <text:list-item>
          <text:p text:style-name="P5">If the sub-element &lt;hints&gt; exists then do the following:</text:p>
          <text:list>
            <text:list-item>
              <text:p text:style-name="P5">Create a section with text 'Hints' in a light grey font</text:p>
            </text:list-item>
            <text:list-item>
              <text:p text:style-name="P5">Enumerate the elements within the &lt;hints&gt; element and listing them and their attributes in this section</text:p>
            </text:list-item>
          </text:list>
        </text:list-item>
        <text:list-item>
          <text:p text:style-name="P5">Create a section using @section_title</text:p>
        </text:list-item>
        <text:list-item>
          <text:p text:style-name="P5">If the 'replication' attribute exists then use the following template @group_replicated</text:p>
        </text:list-item>
        <text:list-item>
          <text:p text:style-name="P5">If the 'replication' attribute does not exist then create section using @group_core </text:p>
        </text:list-item>
      </text:list>
      <text:p text:style-name="Standard"/>
      <text:p text:style-name="Standard"/>
      <text:p text:style-name="Standard">@segment – Create a section that follows this format:</text:p>
      <text:list xml:id="list6331251094510347721" text:style-name="L6">
        <text:list-item>
          <text:p text:style-name="P6">A new section at the top level shall be created that is a drop down header. <text:s/>By default the header shall be collapsed unless explicitly defined as being expanded.</text:p>
        </text:list-item>
        <text:list-item>
          <text:p text:style-name="P6">The header shall contain the text '&lt;segment&gt;' <text:s/>in bold text. Following that text shall be text containing any attributes that were defined in the element using normal smaller font in light grey (examples are 'space=”253” and 'origin='567').</text:p>
        </text:list-item>
        <text:list-item>
          <text:p text:style-name="P6">Create a section using @section_title</text:p>
        </text:list-item>
        <text:list-item>
          <text:p text:style-name="P6">Enumerate sub-elements in the same order as listed in the XML with the following rules for each sub-element:</text:p>
          <text:list>
            <text:list-item>
              <text:p text:style-name="P6">&lt;name&gt; ignore this sub-element</text:p>
            </text:list-item>
            <text:list-item>
              <text:p text:style-name="P6">&lt;description&gt; ignore this sub-element</text:p>
            </text:list-item>
            <text:list-item>
              <text:p text:style-name="P6">&lt;link&gt; ignore this sub-element</text:p>
            </text:list-item>
            <text:list-item>
              <text:p text:style-name="P6">&lt;int&gt; use @int</text:p>
            </text:list-item>
            <text:list-item>
              <text:p text:style-name="P6">&lt;string&gt; use @string</text:p>
            </text:list-item>
            <text:list-item>
              <text:p text:style-name="P6">&lt;eventid&gt; use @eventid</text:p>
            </text:list-item>
            <text:list-item>
              <text:p text:style-name="P6">&lt;float&gt; use @float</text:p>
            </text:list-item>
            <text:list-item>
              <text:p text:style-name="P6">&lt;group&gt; use @group</text:p>
            </text:list-item>
            <text:list-item>
              <text:p text:style-name="P6">any other sub-elements create a box with the sub-element name and line number in the XML file. <text:s/>The box should have a light red background</text:p>
            </text:list-item>
          </text:list>
        </text:list-item>
      </text:list>
      <text:p text:style-name="Standard"/>
      <text:p text:style-name="Standard"/>
      <text:p text:style-name="Standard">Start the generation of the UI starting here. As each element is encountered in the XML follow these rules for each of the following</text:p>
      <text:p text:style-name="Standard"/>
      <text:p text:style-name="Standard">Title Bar: <text:s/></text:p>
      <text:list xml:id="list467659029333205849" text:style-name="L7">
        <text:list-item>
          <text:p text:style-name="P7">Create a header/title with the text 'OpenLCB/LCC CDI File Explorer' in bold font</text:p>
        </text:list-item>
        <text:list-item>
          <text:p text:style-name="P7"><text:soft-page-break/>Create a new section with the text 'Explore and find errors in the CDI file as well as see and export address mappings for each configuration item'.</text:p>
          <text:p text:style-name="P7"/>
        </text:list-item>
      </text:list>
      <text:p text:style-name="Standard">&lt;identification&gt; Element. <text:s/></text:p>
      <text:list xml:id="list7148795895979192327" text:style-name="L8">
        <text:list-item>
          <text:p text:style-name="P8">Create a section using @section_title to fill its contents</text:p>
        </text:list-item>
        <text:list-item>
          <text:p text:style-name="P8">Display the values in the of sub-elements that are not &lt;map&gt; or &lt;link&gt; in the order found</text:p>
        </text:list-item>
        <text:list-item>
          <text:p text:style-name="P8">For each &lt;map&gt; section use @map_identification_section to fill its contents</text:p>
        </text:list-item>
      </text:list>
      <text:p text:style-name="Standard"/>
      <text:p text:style-name="Standard"/>
      <text:p text:style-name="Standard">&lt;acdi&gt; Element. <text:s/></text:p>
      <text:list xml:id="list8931595756441334131" text:style-name="L9">
        <text:list-item>
          <text:p text:style-name="P9">Create a new top level section with a header containing the text 'Abbreviated Configuration Definition Information (ACDI)'. </text:p>
        </text:list-item>
        <text:list-item>
          <text:p text:style-name="P9">If the &lt;acdi&gt; element does not exist display the following text 'The &lt;acdi&gt; element is &lt;b&gt;not&lt;/b&gt; included in the CDI therefore it must not be supported in the node.'</text:p>
        </text:list-item>
        <text:list-item>
          <text:p text:style-name="P9">If the &lt;acdi&gt; element exists display the text 'The &lt;acdi&gt; element &lt;b&gt;is&lt;/b&gt; included in the CDI therefore it must be supported in the node.'</text:p>
        </text:list-item>
      </text:list>
      <text:p text:style-name="Standard"/>
      <text:p text:style-name="Standard"/>
      <text:p text:style-name="Standard">&lt;segment&gt; Element. <text:s/></text:p>
      <text:list xml:id="list8206719271990532283" text:style-name="L10">
        <text:list-item>
          <text:p text:style-name="P10">For each &lt;segment&gt; element create a top level object using @segment</text:p>
        </text:list-item>
      </text:list>
      <text:p text:style-name="Standard"/>
      <text:p text:style-name="Standard"/>
      <text:p text:style-name="Standard">This is an example XML that will be used as the input to this webpage.</text:p>
      <text:p text:style-name="Standard"/>
      <text:p text:style-name="Standard"/>
      <text:p text:style-name="P26">&lt;?xml version="1.0" encoding="UTF-8"?&gt;</text:p>
      <text:p text:style-name="P26">&lt;?xml-stylesheet type="text/xsl" href="http://openlcb.org/trunk/prototypes/xml/xslt/cdi.xsl"?&gt;</text:p>
      <text:p text:style-name="P25"><text:span text:style-name="T28">&lt;cdi </text:span><text:span text:style-name="T29">xmlns:xsi=</text:span><text:span text:style-name="T30">"http://www.w3.org/2001/XMLSchema-instance"</text:span><text:span text:style-name="T28"> </text:span><text:span text:style-name="T31">xsi:noNamespaceSchemaLocation=</text:span><text:span text:style-name="T30">"http://openlcb.org/schema/cdi/1/4/cdi.xsd"</text:span><text:span text:style-name="T28">&gt;</text:span></text:p>
      <text:p text:style-name="P25"><text:span text:style-name="T27"><text:s text:c="4"/></text:span><text:span text:style-name="T28">&lt;identification&gt;</text:span></text:p>
      <text:p text:style-name="P25"><text:span text:style-name="T27"><text:s text:c="8"/></text:span><text:span text:style-name="T28">&lt;manufacturer&gt;</text:span><text:span text:style-name="T27">" MANU "</text:span><text:span text:style-name="T28">&lt;/manufacturer&gt;</text:span></text:p>
      <text:p text:style-name="P25"><text:span text:style-name="T27"><text:s text:c="8"/></text:span><text:span text:style-name="T28">&lt;model&gt;</text:span><text:span text:style-name="T27">" MODEL "</text:span><text:span text:style-name="T28">&lt;/model&gt;</text:span></text:p>
      <text:p text:style-name="P25"><text:span text:style-name="T27"><text:s text:c="8"/></text:span><text:span text:style-name="T28">&lt;hardwareVersion&gt;</text:span><text:span text:style-name="T27">2.6A</text:span><text:span text:style-name="T28">&lt;/hardwareVersion&gt;</text:span></text:p>
      <text:p text:style-name="P25"><text:span text:style-name="T27"><text:s text:c="8"/></text:span><text:span text:style-name="T28">&lt;softwareVersion&gt;</text:span><text:span text:style-name="T27">2.1</text:span><text:span text:style-name="T28">&lt;/softwareVersion&gt;</text:span></text:p>
      <text:p text:style-name="P25"><text:span text:style-name="T27"><text:s text:c="4"/></text:span><text:span text:style-name="T28">&lt;/identification&gt;</text:span></text:p>
      <text:p text:style-name="P25"><text:span text:style-name="T27"><text:s text:c="4"/></text:span><text:span text:style-name="T28">&lt;acdi&gt;&lt;/acdi&gt;</text:span></text:p>
      <text:p text:style-name="P25"><text:span text:style-name="T27"><text:s text:c="4"/></text:span><text:span text:style-name="T28">&lt;segment </text:span><text:span text:style-name="T31">origin=</text:span><text:span text:style-name="T30">"0"</text:span><text:span text:style-name="T28"> </text:span><text:span text:style-name="T31">space=</text:span><text:span text:style-name="T30">"253"</text:span><text:span text:style-name="T28">&gt;</text:span></text:p>
      <text:p text:style-name="P25"><text:span text:style-name="T27"><text:s text:c="8"/></text:span><text:span text:style-name="T28">&lt;group&gt;</text:span></text:p>
      <text:p text:style-name="P25"><text:span text:style-name="T27"><text:s text:c="12"/></text:span><text:span text:style-name="T28">&lt;name&gt;</text:span><text:span text:style-name="T27">Node ID</text:span><text:span text:style-name="T28">&lt;/name&gt;</text:span></text:p>
      <text:p text:style-name="P25"><text:span text:style-name="T27"><text:s text:c="12"/></text:span><text:span text:style-name="T28">&lt;description&gt;</text:span><text:span text:style-name="T27">User-provided description of the node</text:span><text:span text:style-name="T28">&lt;/description&gt;</text:span></text:p>
      <text:p text:style-name="P25"><text:span text:style-name="T27"><text:s text:c="12"/></text:span><text:span text:style-name="T28">&lt;string </text:span><text:span text:style-name="T31">size=</text:span><text:span text:style-name="T30">"62"</text:span><text:span text:style-name="T28">&gt;</text:span></text:p>
      <text:p text:style-name="P25"><text:soft-page-break/><text:span text:style-name="T27"><text:s text:c="16"/></text:span><text:span text:style-name="T28">&lt;name&gt;</text:span><text:span text:style-name="T27">Node Name</text:span><text:span text:style-name="T28">&lt;/name&gt;</text:span></text:p>
      <text:p text:style-name="P25"><text:span text:style-name="T27"><text:s text:c="12"/></text:span><text:span text:style-name="T28">&lt;/string&gt;</text:span></text:p>
      <text:p text:style-name="P25"><text:span text:style-name="T27"><text:s text:c="12"/></text:span><text:span text:style-name="T28">&lt;string </text:span><text:span text:style-name="T31">size=</text:span><text:span text:style-name="T30">"63"</text:span><text:span text:style-name="T28">&gt;</text:span></text:p>
      <text:p text:style-name="P25"><text:span text:style-name="T27"><text:s text:c="16"/></text:span><text:span text:style-name="T28">&lt;name&gt;</text:span><text:span text:style-name="T27">Node Description</text:span><text:span text:style-name="T28">&lt;/name&gt;</text:span></text:p>
      <text:p text:style-name="P25"><text:span text:style-name="T27"><text:s text:c="12"/></text:span><text:span text:style-name="T28">&lt;/string&gt;</text:span></text:p>
      <text:p text:style-name="P25"><text:span text:style-name="T27"><text:s text:c="8"/></text:span><text:span text:style-name="T28">&lt;/group&gt;</text:span></text:p>
      <text:p text:style-name="P25"><text:span text:style-name="T27"><text:s text:c="4"/></text:span><text:span text:style-name="T28">&lt;/segment&gt;</text:span></text:p>
      <text:p text:style-name="P25"><text:span text:style-name="T27"><text:s text:c="4"/></text:span><text:span text:style-name="T28">&lt;segment </text:span><text:span text:style-name="T31">space=</text:span><text:span text:style-name="T30">"253"</text:span><text:span text:style-name="T28">&gt;</text:span></text:p>
      <text:p text:style-name="P25"><text:span text:style-name="T27"><text:s text:c="8"/></text:span><text:span text:style-name="T28">&lt;name&gt;</text:span><text:span text:style-name="T27">Reset Control</text:span><text:span text:style-name="T28">&lt;/name&gt;</text:span></text:p>
      <text:p text:style-name="P25"><text:span text:style-name="T27"><text:s text:c="8"/></text:span><text:span text:style-name="T28">&lt;description&gt;</text:span><text:span text:style-name="T27">Controls Actions at Next Board Reset. Reloading User or Factory Defaults</text:span><text:span text:style-name="T28">&lt;/description&gt;</text:span></text:p>
      <text:p text:style-name="P25"><text:span text:style-name="T27"><text:s text:c="8"/></text:span><text:span text:style-name="T28">&lt;int </text:span><text:span text:style-name="T31">size=</text:span><text:span text:style-name="T30">"1"</text:span><text:span text:style-name="T28">&gt;</text:span></text:p>
      <text:p text:style-name="P25"><text:span text:style-name="T27"><text:s text:c="12"/></text:span><text:span text:style-name="T28">&lt;map&gt;</text:span></text:p>
      <text:p text:style-name="P25"><text:span text:style-name="T27"><text:s text:c="16"/></text:span><text:span text:style-name="T28">&lt;relation&gt;</text:span></text:p>
      <text:p text:style-name="P25"><text:span text:style-name="T27"><text:s text:c="20"/></text:span><text:span text:style-name="T28">&lt;property&gt;</text:span><text:span text:style-name="T27">238</text:span><text:span text:style-name="T28">&lt;/property&gt;</text:span></text:p>
      <text:p text:style-name="P25"><text:span text:style-name="T27"><text:s text:c="20"/></text:span><text:span text:style-name="T28">&lt;value&gt;</text:span><text:span text:style-name="T27">Normal Operation</text:span><text:span text:style-name="T28">&lt;/value&gt;</text:span></text:p>
      <text:p text:style-name="P25"><text:span text:style-name="T27"><text:s text:c="16"/></text:span><text:span text:style-name="T28">&lt;/relation&gt;</text:span></text:p>
      <text:p text:style-name="P25"><text:span text:style-name="T27"><text:s text:c="16"/></text:span><text:span text:style-name="T28">&lt;relation&gt;</text:span></text:p>
      <text:p text:style-name="P25"><text:span text:style-name="T27"><text:s text:c="20"/></text:span><text:span text:style-name="T28">&lt;property&gt;</text:span><text:span text:style-name="T27">51</text:span><text:span text:style-name="T28">&lt;/property&gt;</text:span></text:p>
      <text:p text:style-name="P25"><text:span text:style-name="T27"><text:s text:c="20"/></text:span><text:span text:style-name="T28">&lt;value&gt;</text:span><text:span text:style-name="T27">Clear Everything but Create New Unused EventIDs</text:span><text:span text:style-name="T28">&lt;/value&gt;</text:span></text:p>
      <text:p text:style-name="P25"><text:span text:style-name="T27"><text:s text:c="16"/></text:span><text:span text:style-name="T28">&lt;/relation&gt;</text:span></text:p>
      <text:p text:style-name="P25"><text:span text:style-name="T27"><text:s text:c="16"/></text:span><text:span text:style-name="T28">&lt;relation&gt;</text:span></text:p>
      <text:p text:style-name="P25"><text:span text:style-name="T27"><text:s text:c="20"/></text:span><text:span text:style-name="T28">&lt;property&gt;</text:span><text:span text:style-name="T27">255</text:span><text:span text:style-name="T28">&lt;/property&gt;</text:span></text:p>
      <text:p text:style-name="P25"><text:span text:style-name="T27"><text:s text:c="20"/></text:span><text:span text:style-name="T28">&lt;value&gt;</text:span><text:span text:style-name="T27">Clear Everything back to Factory Defaults</text:span><text:span text:style-name="T28">&lt;/value&gt;</text:span></text:p>
      <text:p text:style-name="P25"><text:span text:style-name="T27"><text:s text:c="16"/></text:span><text:span text:style-name="T28">&lt;/relation&gt;</text:span></text:p>
      <text:p text:style-name="P25"><text:span text:style-name="T27"><text:s text:c="12"/></text:span><text:span text:style-name="T28">&lt;/map&gt;</text:span></text:p>
      <text:p text:style-name="P25"><text:span text:style-name="T27"><text:s text:c="8"/></text:span><text:span text:style-name="T28">&lt;/int&gt;</text:span></text:p>
      <text:p text:style-name="P25"><text:span text:style-name="T27"><text:s text:c="4"/></text:span><text:span text:style-name="T28">&lt;/segment&gt;</text:span></text:p>
      <text:p text:style-name="P25"><text:span text:style-name="T27"><text:s text:c="4"/></text:span><text:span text:style-name="T28">&lt;segment </text:span><text:span text:style-name="T31">space=</text:span><text:span text:style-name="T30">"253"</text:span><text:span text:style-name="T28">&gt;</text:span></text:p>
      <text:p text:style-name="P25"><text:span text:style-name="T27"><text:s text:c="8"/></text:span><text:span text:style-name="T28">&lt;name&gt;</text:span><text:span text:style-name="T27">Attributes</text:span><text:span text:style-name="T28">&lt;/name&gt;</text:span></text:p>
      <text:p text:style-name="P25"><text:span text:style-name="T27"><text:s text:c="8"/></text:span><text:span text:style-name="T28">&lt;int </text:span><text:span text:style-name="T31">size=</text:span><text:span text:style-name="T30">"1"</text:span><text:span text:style-name="T28">&gt;</text:span></text:p>
      <text:p text:style-name="P25"><text:span text:style-name="T27"><text:s text:c="12"/></text:span><text:span text:style-name="T28">&lt;name&gt;</text:span><text:span text:style-name="T27">Number of Strings</text:span><text:span text:style-name="T28">&lt;/name&gt;</text:span></text:p>
      <text:p text:style-name="P25"><text:span text:style-name="T27"><text:s text:c="12"/></text:span><text:span text:style-name="T28">&lt;description&gt;</text:span><text:span text:style-name="T27">Number of NeoPixel strings</text:span><text:span text:style-name="T28">&lt;/description&gt;</text:span></text:p>
      <text:p text:style-name="P25"><text:span text:style-name="T27"><text:s text:c="12"/></text:span><text:span text:style-name="T28">&lt;min&gt;</text:span><text:span text:style-name="T27">0</text:span><text:span text:style-name="T28">&lt;/min&gt;</text:span></text:p>
      <text:p text:style-name="P25"><text:span text:style-name="T27"><text:s text:c="12"/></text:span><text:span text:style-name="T28">&lt;max&gt;</text:span><text:span text:style-name="T27">4</text:span><text:span text:style-name="T28">&lt;/max&gt;</text:span></text:p>
      <text:p text:style-name="P25"><text:soft-page-break/><text:span text:style-name="T27"><text:s text:c="12"/></text:span><text:span text:style-name="T28">&lt;default&gt;</text:span><text:span text:style-name="T27">2</text:span><text:span text:style-name="T28">&lt;/default&gt;</text:span></text:p>
      <text:p text:style-name="P25"><text:span text:style-name="T27"><text:s text:c="12"/></text:span><text:span text:style-name="T28">&lt;hints&gt;</text:span></text:p>
      <text:p text:style-name="P25"><text:span text:style-name="T27"><text:s text:c="16"/></text:span><text:span text:style-name="T28">&lt;slider </text:span><text:span text:style-name="T31">tickSpacing=</text:span><text:span text:style-name="T30">"1"</text:span><text:span text:style-name="T28"> </text:span><text:span text:style-name="T31">immediate=</text:span><text:span text:style-name="T30">"no"</text:span><text:span text:style-name="T28"> </text:span><text:span text:style-name="T31">showValue=</text:span><text:span text:style-name="T30">"yes"</text:span><text:span text:style-name="T28">/&gt;</text:span></text:p>
      <text:p text:style-name="P25"><text:span text:style-name="T27"><text:s text:c="12"/></text:span><text:span text:style-name="T28">&lt;/hints&gt;</text:span></text:p>
      <text:p text:style-name="P25"><text:span text:style-name="T27"><text:s text:c="8"/></text:span><text:span text:style-name="T28">&lt;/int&gt;</text:span></text:p>
      <text:p text:style-name="P25"><text:span text:style-name="T27"><text:s text:c="8"/></text:span><text:span text:style-name="T28">&lt;int </text:span><text:span text:style-name="T31">size=</text:span><text:span text:style-name="T30">"1"</text:span><text:span text:style-name="T28">&gt;</text:span></text:p>
      <text:p text:style-name="P25"><text:span text:style-name="T27"><text:s text:c="12"/></text:span><text:span text:style-name="T28">&lt;name&gt;</text:span><text:span text:style-name="T27">Maximum Luminosity</text:span><text:span text:style-name="T28">&lt;/name&gt;</text:span></text:p>
      <text:p text:style-name="P25"><text:span text:style-name="T27"><text:s text:c="12"/></text:span><text:span text:style-name="T28">&lt;description&gt;</text:span><text:span text:style-name="T27">Full luminesence factor</text:span><text:span text:style-name="T28">&lt;/description&gt;</text:span></text:p>
      <text:p text:style-name="P25"><text:span text:style-name="T27"><text:s text:c="12"/></text:span><text:span text:style-name="T28">&lt;min&gt;</text:span><text:span text:style-name="T27">10</text:span><text:span text:style-name="T28">&lt;/min&gt;</text:span></text:p>
      <text:p text:style-name="P25"><text:span text:style-name="T27"><text:s text:c="12"/></text:span><text:span text:style-name="T28">&lt;max&gt;</text:span><text:span text:style-name="T27">255</text:span><text:span text:style-name="T28">&lt;/max&gt;</text:span></text:p>
      <text:p text:style-name="P25"><text:span text:style-name="T27"><text:s text:c="12"/></text:span><text:span text:style-name="T28">&lt;default&gt;</text:span><text:span text:style-name="T27">100</text:span><text:span text:style-name="T28">&lt;/default&gt;</text:span></text:p>
      <text:p text:style-name="P25"><text:span text:style-name="T27"><text:s text:c="12"/></text:span><text:span text:style-name="T28">&lt;hints&gt;</text:span></text:p>
      <text:p text:style-name="P25"><text:span text:style-name="T27"><text:s text:c="16"/></text:span><text:span text:style-name="T28">&lt;slider </text:span><text:span text:style-name="T31">tickSpacing=</text:span><text:span text:style-name="T30">"60"</text:span><text:span text:style-name="T28"> </text:span><text:span text:style-name="T31">immediate=</text:span><text:span text:style-name="T30">"no"</text:span><text:span text:style-name="T28"> </text:span><text:span text:style-name="T31">showValue=</text:span><text:span text:style-name="T30">"yes"</text:span><text:span text:style-name="T28">/&gt;</text:span></text:p>
      <text:p text:style-name="P25"><text:span text:style-name="T27"><text:s text:c="12"/></text:span><text:span text:style-name="T28">&lt;/hints&gt;</text:span></text:p>
      <text:p text:style-name="P25"><text:span text:style-name="T27"><text:s text:c="8"/></text:span><text:span text:style-name="T28">&lt;/int&gt;</text:span></text:p>
      <text:p text:style-name="P25"><text:span text:style-name="T27"><text:s text:c="8"/></text:span><text:span text:style-name="T28">&lt;eventid&gt;</text:span></text:p>
      <text:p text:style-name="P25"><text:span text:style-name="T27"><text:s text:c="12"/></text:span><text:span text:style-name="T28">&lt;name&gt;</text:span><text:span text:style-name="T27">Full Luminosity On</text:span><text:span text:style-name="T28">&lt;/name&gt;</text:span></text:p>
      <text:p text:style-name="P25"><text:span text:style-name="T27"><text:s text:c="8"/></text:span><text:span text:style-name="T28">&lt;/eventid&gt;</text:span></text:p>
      <text:p text:style-name="P25"><text:span text:style-name="T27"><text:s text:c="8"/></text:span><text:span text:style-name="T28">&lt;int </text:span><text:span text:style-name="T31">size=</text:span><text:span text:style-name="T30">"1"</text:span><text:span text:style-name="T28">&gt;</text:span></text:p>
      <text:p text:style-name="P25"><text:span text:style-name="T27"><text:s text:c="12"/></text:span><text:span text:style-name="T28">&lt;name&gt;</text:span><text:span text:style-name="T27">Minimum Luminosity</text:span><text:span text:style-name="T28">&lt;/name&gt;</text:span></text:p>
      <text:p text:style-name="P25"><text:span text:style-name="T27"><text:s text:c="12"/></text:span><text:span text:style-name="T28">&lt;description&gt;</text:span><text:span text:style-name="T27">Dimmed luminesence factor</text:span><text:span text:style-name="T28">&lt;/description&gt;</text:span></text:p>
      <text:p text:style-name="P25"><text:span text:style-name="T27"><text:s text:c="12"/></text:span><text:span text:style-name="T28">&lt;min&gt;</text:span><text:span text:style-name="T27">10</text:span><text:span text:style-name="T28">&lt;/min&gt;</text:span></text:p>
      <text:p text:style-name="P25"><text:span text:style-name="T27"><text:s text:c="12"/></text:span><text:span text:style-name="T28">&lt;max&gt;</text:span><text:span text:style-name="T27">255</text:span><text:span text:style-name="T28">&lt;/max&gt;</text:span></text:p>
      <text:p text:style-name="P25"><text:span text:style-name="T27"><text:s text:c="12"/></text:span><text:span text:style-name="T28">&lt;default&gt;</text:span><text:span text:style-name="T27">20</text:span><text:span text:style-name="T28">&lt;/default&gt;</text:span></text:p>
      <text:p text:style-name="P25"><text:span text:style-name="T27"><text:s text:c="12"/></text:span><text:span text:style-name="T28">&lt;hints&gt;</text:span></text:p>
      <text:p text:style-name="P25"><text:span text:style-name="T27"><text:s text:c="16"/></text:span><text:span text:style-name="T28">&lt;slider </text:span><text:span text:style-name="T31">tickSpacing=</text:span><text:span text:style-name="T30">"60"</text:span><text:span text:style-name="T28"> </text:span><text:span text:style-name="T31">immediate=</text:span><text:span text:style-name="T30">"no"</text:span><text:span text:style-name="T28"> </text:span><text:span text:style-name="T31">showValue=</text:span><text:span text:style-name="T30">"yes"</text:span><text:span text:style-name="T28">/&gt;</text:span></text:p>
      <text:p text:style-name="P25"><text:span text:style-name="T27"><text:s text:c="12"/></text:span><text:span text:style-name="T28">&lt;/hints&gt;</text:span></text:p>
      <text:p text:style-name="P25"><text:span text:style-name="T27"><text:s text:c="8"/></text:span><text:span text:style-name="T28">&lt;/int&gt;</text:span></text:p>
      <text:p text:style-name="P25"><text:span text:style-name="T27"><text:s text:c="8"/></text:span><text:span text:style-name="T28">&lt;eventid&gt;</text:span></text:p>
      <text:p text:style-name="P25"><text:span text:style-name="T27"><text:s text:c="12"/></text:span><text:span text:style-name="T28">&lt;name&gt;</text:span><text:span text:style-name="T27">Low Luminosity On</text:span><text:span text:style-name="T28">&lt;/name&gt;</text:span></text:p>
      <text:p text:style-name="P25"><text:span text:style-name="T27"><text:s text:c="8"/></text:span><text:span text:style-name="T28">&lt;/eventid&gt;</text:span></text:p>
      <text:p text:style-name="P25"><text:span text:style-name="T27"><text:s text:c="8"/></text:span><text:span text:style-name="T28">&lt;int </text:span><text:span text:style-name="T31">size=</text:span><text:span text:style-name="T30">"1"</text:span><text:span text:style-name="T28">&gt;</text:span></text:p>
      <text:p text:style-name="P25"><text:span text:style-name="T27"><text:s text:c="12"/></text:span><text:span text:style-name="T28">&lt;name&gt;</text:span><text:span text:style-name="T27">Effect Cycle Frequency</text:span><text:span text:style-name="T28">&lt;/name&gt;</text:span></text:p>
      <text:p text:style-name="P25"><text:span text:style-name="T27"><text:s text:c="12"/></text:span><text:span text:style-name="T28">&lt;description&gt;</text:span><text:span text:style-name="T27">Milliseconds between effect processing</text:span><text:span text:style-name="T28">&lt;/description&gt;</text:span></text:p>
      <text:p text:style-name="P25"><text:span text:style-name="T27"><text:s text:c="12"/></text:span><text:span text:style-name="T28">&lt;min&gt;</text:span><text:span text:style-name="T27">10</text:span><text:span text:style-name="T28">&lt;/min&gt;</text:span></text:p>
      <text:p text:style-name="P25"><text:span text:style-name="T27"><text:s text:c="12"/></text:span><text:span text:style-name="T28">&lt;max&gt;</text:span><text:span text:style-name="T27">255</text:span><text:span text:style-name="T28">&lt;/max&gt;</text:span></text:p>
      <text:p text:style-name="P25"><text:soft-page-break/><text:span text:style-name="T27"><text:s text:c="12"/></text:span><text:span text:style-name="T28">&lt;default&gt;</text:span><text:span text:style-name="T27">100</text:span><text:span text:style-name="T28">&lt;/default&gt;</text:span></text:p>
      <text:p text:style-name="P25"><text:span text:style-name="T27"><text:s text:c="12"/></text:span><text:span text:style-name="T28">&lt;hints&gt;</text:span></text:p>
      <text:p text:style-name="P25"><text:span text:style-name="T27"><text:s text:c="16"/></text:span><text:span text:style-name="T28">&lt;slider </text:span><text:span text:style-name="T31">tickSpacing=</text:span><text:span text:style-name="T30">"60"</text:span><text:span text:style-name="T28"> </text:span><text:span text:style-name="T31">immediate=</text:span><text:span text:style-name="T30">"no"</text:span><text:span text:style-name="T28"> </text:span><text:span text:style-name="T31">showValue=</text:span><text:span text:style-name="T30">"yes"</text:span><text:span text:style-name="T28">/&gt;</text:span></text:p>
      <text:p text:style-name="P25"><text:span text:style-name="T27"><text:s text:c="12"/></text:span><text:span text:style-name="T28">&lt;/hints&gt;</text:span></text:p>
      <text:p text:style-name="P25"><text:span text:style-name="T27"><text:s text:c="8"/></text:span><text:span text:style-name="T28">&lt;/int&gt;</text:span></text:p>
      <text:p text:style-name="P25"><text:span text:style-name="T27"><text:s text:c="8"/></text:span><text:span text:style-name="T28">&lt;group&gt;</text:span></text:p>
      <text:p text:style-name="P25"><text:span text:style-name="T27"><text:s text:c="12"/></text:span><text:span text:style-name="T28">&lt;name&gt;</text:span><text:span text:style-name="T27">Group Events</text:span><text:span text:style-name="T28">&lt;/name&gt;</text:span></text:p>
      <text:p text:style-name="P25"><text:span text:style-name="T27"><text:s text:c="12"/></text:span><text:span text:style-name="T28">&lt;description&gt;</text:span><text:span text:style-name="T27">Use these to control groupings of individual LEDs across all active strings</text:span><text:span text:style-name="T28">&lt;/description&gt;</text:span></text:p>
      <text:p text:style-name="P25"><text:span text:style-name="T27"><text:s text:c="12"/></text:span><text:span text:style-name="T28">&lt;eventid&gt;</text:span></text:p>
      <text:p text:style-name="P25"><text:span text:style-name="T27"><text:s text:c="16"/></text:span><text:span text:style-name="T28">&lt;name&gt;</text:span><text:span text:style-name="T27">All On</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All OFF</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Street On</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Street OFF</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Exterior On</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Exterior OFF</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Business On</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Business OFF</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Residential On</text:span><text:span text:style-name="T28">&lt;/name&gt;</text:span></text:p>
      <text:p text:style-name="P25"><text:span text:style-name="T27"><text:s text:c="12"/></text:span><text:span text:style-name="T28">&lt;/eventid&gt;</text:span></text:p>
      <text:p text:style-name="P25"><text:soft-page-break/><text:span text:style-name="T27"><text:s text:c="12"/></text:span><text:span text:style-name="T28">&lt;eventid&gt;</text:span></text:p>
      <text:p text:style-name="P25"><text:span text:style-name="T27"><text:s text:c="16"/></text:span><text:span text:style-name="T28">&lt;name&gt;</text:span><text:span text:style-name="T27">Residential OFF</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Secondary On</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Secondary OFF</text:span><text:span text:style-name="T28">&lt;/name&gt;</text:span></text:p>
      <text:p text:style-name="P25"><text:span text:style-name="T27"><text:s text:c="12"/></text:span><text:span text:style-name="T28">&lt;/eventid&gt;</text:span></text:p>
      <text:p text:style-name="P25"><text:span text:style-name="T27"><text:s text:c="8"/></text:span><text:span text:style-name="T28">&lt;/group&gt;</text:span></text:p>
      <text:p text:style-name="P25"><text:span text:style-name="T27"><text:s text:c="4"/></text:span><text:span text:style-name="T28">&lt;/segment&gt;</text:span></text:p>
      <text:p text:style-name="P25"><text:span text:style-name="T27"><text:s text:c="4"/></text:span><text:span text:style-name="T28">&lt;segment </text:span><text:span text:style-name="T31">space=</text:span><text:span text:style-name="T30">"253"</text:span><text:span text:style-name="T28">&gt;</text:span></text:p>
      <text:p text:style-name="P25"><text:span text:style-name="T27"><text:s text:c="8"/></text:span><text:span text:style-name="T28">&lt;name&gt;</text:span><text:span text:style-name="T27">Strings</text:span><text:span text:style-name="T28">&lt;/name&gt;</text:span></text:p>
      <text:p text:style-name="P25"><text:span text:style-name="T27"><text:s text:c="8"/></text:span><text:span text:style-name="T28">&lt;description&gt;</text:span><text:span text:style-name="T27">Parameters for the lighting area NeoPixel strings</text:span><text:span text:style-name="T28">&lt;/description&gt;</text:span></text:p>
      <text:p text:style-name="P25"><text:span text:style-name="T27"><text:s text:c="8"/></text:span><text:span text:style-name="T28">&lt;group </text:span><text:span text:style-name="T31">replication=</text:span><text:span text:style-name="T30">"4"</text:span><text:span text:style-name="T28">&gt;</text:span></text:p>
      <text:p text:style-name="P25"><text:span text:style-name="T27"><text:s text:c="12"/></text:span><text:span text:style-name="T28">&lt;name&gt;</text:span><text:span text:style-name="T27">String</text:span><text:span text:style-name="T28">&lt;/name&gt;</text:span></text:p>
      <text:p text:style-name="P25"><text:span text:style-name="T27"><text:s text:c="12"/></text:span><text:span text:style-name="T28">&lt;repname&gt;</text:span><text:span text:style-name="T27">1</text:span><text:span text:style-name="T28">&lt;/repname&gt;</text:span></text:p>
      <text:p text:style-name="P25"><text:span text:style-name="T27"><text:s text:c="12"/></text:span><text:span text:style-name="T28">&lt;string </text:span><text:span text:style-name="T31">size=</text:span><text:span text:style-name="T30">"21"</text:span><text:span text:style-name="T28">&gt;</text:span></text:p>
      <text:p text:style-name="P25"><text:span text:style-name="T27"><text:s text:c="16"/></text:span><text:span text:style-name="T28">&lt;name&gt;</text:span><text:span text:style-name="T27">Description</text:span><text:span text:style-name="T28">&lt;/name&gt;</text:span></text:p>
      <text:p text:style-name="P25"><text:span text:style-name="T27"><text:s text:c="12"/></text:span><text:span text:style-name="T28">&lt;/string&gt;</text:span></text:p>
      <text:p text:style-name="P25"><text:span text:style-name="T27"><text:s text:c="12"/></text:span><text:span text:style-name="T28">&lt;int </text:span><text:span text:style-name="T31">size=</text:span><text:span text:style-name="T30">"1"</text:span><text:span text:style-name="T28">&gt;</text:span></text:p>
      <text:p text:style-name="P25"><text:span text:style-name="T27"><text:s text:c="16"/></text:span><text:span text:style-name="T28">&lt;name&gt;</text:span><text:span text:style-name="T27">Number of heads</text:span><text:span text:style-name="T28">&lt;/name&gt;</text:span></text:p>
      <text:p text:style-name="P25"><text:span text:style-name="T27"><text:s text:c="16"/></text:span><text:span text:style-name="T28">&lt;description&gt;</text:span><text:span text:style-name="T27">Number of heads in the Neo-Pixel string</text:span><text:span text:style-name="T28">&lt;/description&gt;</text:span></text:p>
      <text:p text:style-name="P25"><text:span text:style-name="T27"><text:s text:c="16"/></text:span><text:span text:style-name="T28">&lt;min&gt;</text:span><text:span text:style-name="T27">0</text:span><text:span text:style-name="T28">&lt;/min&gt;</text:span></text:p>
      <text:p text:style-name="P25"><text:span text:style-name="T27"><text:s text:c="16"/></text:span><text:span text:style-name="T28">&lt;max&gt;</text:span><text:span text:style-name="T27">30</text:span><text:span text:style-name="T28">&lt;/max&gt;</text:span></text:p>
      <text:p text:style-name="P25"><text:span text:style-name="T27"><text:s text:c="16"/></text:span><text:span text:style-name="T28">&lt;default&gt;</text:span><text:span text:style-name="T27">5</text:span><text:span text:style-name="T28">&lt;/default&gt;</text:span></text:p>
      <text:p text:style-name="P25"><text:span text:style-name="T27"><text:s text:c="16"/></text:span><text:span text:style-name="T28">&lt;hints&gt;</text:span></text:p>
      <text:p text:style-name="P25"><text:span text:style-name="T27"><text:s text:c="20"/></text:span><text:span text:style-name="T28">&lt;slider </text:span><text:span text:style-name="T31">tickSpacing=</text:span><text:span text:style-name="T30">"5"</text:span><text:span text:style-name="T28"> </text:span><text:span text:style-name="T31">immediate=</text:span><text:span text:style-name="T30">"no"</text:span><text:span text:style-name="T28"> </text:span><text:span text:style-name="T31">showValue=</text:span><text:span text:style-name="T30">"yes"</text:span><text:span text:style-name="T28">/&gt;</text:span></text:p>
      <text:p text:style-name="P25"><text:span text:style-name="T27"><text:s text:c="16"/></text:span><text:span text:style-name="T28">&lt;/hints&gt;</text:span></text:p>
      <text:p text:style-name="P25"><text:span text:style-name="T27"><text:s text:c="12"/></text:span><text:span text:style-name="T28">&lt;/int&gt;</text:span></text:p>
      <text:p text:style-name="P25"><text:span text:style-name="T27"><text:s text:c="12"/></text:span><text:span text:style-name="T28">&lt;eventid&gt;</text:span></text:p>
      <text:p text:style-name="P25"><text:span text:style-name="T27"><text:s text:c="16"/></text:span><text:span text:style-name="T28">&lt;name&gt;</text:span><text:span text:style-name="T27">All On</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All Off</text:span><text:span text:style-name="T28">&lt;/name&gt;</text:span></text:p>
      <text:p text:style-name="P25"><text:soft-page-break/><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All Toggle</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Effects On</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Effects Off</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Effects Toggle</text:span><text:span text:style-name="T28">&lt;/name&gt;</text:span></text:p>
      <text:p text:style-name="P25"><text:span text:style-name="T27"><text:s text:c="12"/></text:span><text:span text:style-name="T28">&lt;/eventid&gt;</text:span></text:p>
      <text:p text:style-name="P25"><text:span text:style-name="T27"><text:s text:c="12"/></text:span><text:span text:style-name="T28">&lt;eventid&gt;</text:span></text:p>
      <text:p text:style-name="P25"><text:span text:style-name="T27"><text:s text:c="16"/></text:span><text:span text:style-name="T28">&lt;name&gt;</text:span><text:span text:style-name="T27">Dimmer Toggle</text:span><text:span text:style-name="T28">&lt;/name&gt;</text:span></text:p>
      <text:p text:style-name="P25"><text:span text:style-name="T27"><text:s text:c="12"/></text:span><text:span text:style-name="T28">&lt;/eventid&gt;</text:span></text:p>
      <text:p text:style-name="P25"><text:span text:style-name="T27"><text:s text:c="12"/></text:span><text:span text:style-name="T28">&lt;group </text:span><text:span text:style-name="T31">replication=</text:span><text:span text:style-name="T30">"20"</text:span><text:span text:style-name="T28">&gt;</text:span></text:p>
      <text:p text:style-name="P25"><text:span text:style-name="T27"><text:s text:c="16"/></text:span><text:span text:style-name="T28">&lt;name&gt;</text:span><text:span text:style-name="T27">Neo-Pixels</text:span><text:span text:style-name="T28">&lt;/name&gt;</text:span></text:p>
      <text:p text:style-name="P25"><text:span text:style-name="T27"><text:s text:c="16"/></text:span><text:span text:style-name="T28">&lt;repname&gt;</text:span><text:span text:style-name="T27">1</text:span><text:span text:style-name="T28">&lt;/repname&gt;</text:span></text:p>
      <text:p text:style-name="P25"><text:span text:style-name="T27"><text:s text:c="16"/></text:span><text:span text:style-name="T28">&lt;string </text:span><text:span text:style-name="T31">size=</text:span><text:span text:style-name="T30">"21"</text:span><text:span text:style-name="T28">&gt;</text:span></text:p>
      <text:p text:style-name="P25"><text:span text:style-name="T27"><text:s text:c="20"/></text:span><text:span text:style-name="T28">&lt;name&gt;</text:span><text:span text:style-name="T27">Description</text:span><text:span text:style-name="T28">&lt;/name&gt;</text:span></text:p>
      <text:p text:style-name="P25"><text:span text:style-name="T27"><text:s text:c="16"/></text:span><text:span text:style-name="T28">&lt;/string&gt;</text:span></text:p>
      <text:p text:style-name="P25"><text:span text:style-name="T27"><text:s text:c="16"/></text:span><text:span text:style-name="T28">&lt;group&gt;</text:span></text:p>
      <text:p text:style-name="P25"><text:span text:style-name="T27"><text:s text:c="20"/></text:span><text:span text:style-name="T28">&lt;name&gt;</text:span><text:span text:style-name="T27">Red Lead</text:span><text:span text:style-name="T28">&lt;/name&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Intensity</text:span><text:span text:style-name="T28">&lt;/name&gt;</text:span></text:p>
      <text:p text:style-name="P25"><text:span text:style-name="T27"><text:s text:c="24"/></text:span><text:span text:style-name="T28">&lt;description&gt;</text:span><text:span text:style-name="T27">Brightness of the LED</text:span><text:span text:style-name="T28">&lt;/description&gt;</text:span></text:p>
      <text:p text:style-name="P25"><text:span text:style-name="T27"><text:s text:c="24"/></text:span><text:span text:style-name="T28">&lt;min&gt;</text:span><text:span text:style-name="T27">0</text:span><text:span text:style-name="T28">&lt;/min&gt;</text:span></text:p>
      <text:p text:style-name="P25"><text:span text:style-name="T27"><text:s text:c="24"/></text:span><text:span text:style-name="T28">&lt;max&gt;</text:span><text:span text:style-name="T27">255</text:span><text:span text:style-name="T28">&lt;/max&gt;</text:span></text:p>
      <text:p text:style-name="P25"><text:span text:style-name="T27"><text:s text:c="24"/></text:span><text:span text:style-name="T28">&lt;default&gt;</text:span><text:span text:style-name="T27">100</text:span><text:span text:style-name="T28">&lt;/default&gt;</text:span></text:p>
      <text:p text:style-name="P25"><text:span text:style-name="T27"><text:s text:c="24"/></text:span><text:span text:style-name="T28">&lt;hints&gt;</text:span></text:p>
      <text:p text:style-name="P25"><text:span text:style-name="T27"><text:s text:c="28"/></text:span><text:span text:style-name="T28">&lt;slider </text:span><text:span text:style-name="T31">tickSpacing=</text:span><text:span text:style-name="T30">"64"</text:span><text:span text:style-name="T28"> </text:span><text:span text:style-name="T31">immediate=</text:span><text:span text:style-name="T30">"no"</text:span><text:span text:style-name="T28"> </text:span><text:span text:style-name="T31">showValue=</text:span><text:span text:style-name="T30">"yes"</text:span><text:span text:style-name="T28">/&gt;</text:span></text:p>
      <text:p text:style-name="P25"><text:span text:style-name="T27"><text:s text:c="24"/></text:span><text:span text:style-name="T28">&lt;/hints&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Cycles On</text:span><text:span text:style-name="T28">&lt;/name&gt;</text:span></text:p>
      <text:p text:style-name="P25"><text:soft-page-break/><text:span text:style-name="T27"><text:s text:c="24"/></text:span><text:span text:style-name="T28">&lt;description&gt;</text:span><text:span text:style-name="T27">Number of effect cycles for the LED to be on</text:span><text:span text:style-name="T28">&lt;/description&gt;</text:span></text:p>
      <text:p text:style-name="P25"><text:span text:style-name="T27"><text:s text:c="24"/></text:span><text:span text:style-name="T28">&lt;min&gt;</text:span><text:span text:style-name="T27">0</text:span><text:span text:style-name="T28">&lt;/min&gt;</text:span></text:p>
      <text:p text:style-name="P25"><text:span text:style-name="T27"><text:s text:c="24"/></text:span><text:span text:style-name="T28">&lt;max&gt;</text:span><text:span text:style-name="T27">10</text:span><text:span text:style-name="T28">&lt;/max&gt;</text:span></text:p>
      <text:p text:style-name="P25"><text:span text:style-name="T27"><text:s text:c="24"/></text:span><text:span text:style-name="T28">&lt;default&gt;</text:span><text:span text:style-name="T27">5</text:span><text:span text:style-name="T28">&lt;/default&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Cycles Off</text:span><text:span text:style-name="T28">&lt;/name&gt;</text:span></text:p>
      <text:p text:style-name="P25"><text:span text:style-name="T27"><text:s text:c="24"/></text:span><text:span text:style-name="T28">&lt;description&gt;</text:span><text:span text:style-name="T27">Number of effect cycles for the LED to be off</text:span><text:span text:style-name="T28">&lt;/description&gt;</text:span></text:p>
      <text:p text:style-name="P25"><text:span text:style-name="T27"><text:s text:c="24"/></text:span><text:span text:style-name="T28">&lt;min&gt;</text:span><text:span text:style-name="T27">0</text:span><text:span text:style-name="T28">&lt;/min&gt;</text:span></text:p>
      <text:p text:style-name="P25"><text:span text:style-name="T27"><text:s text:c="24"/></text:span><text:span text:style-name="T28">&lt;max&gt;</text:span><text:span text:style-name="T27">10</text:span><text:span text:style-name="T28">&lt;/max&gt;</text:span></text:p>
      <text:p text:style-name="P25"><text:span text:style-name="T27"><text:s text:c="24"/></text:span><text:span text:style-name="T28">&lt;default&gt;</text:span><text:span text:style-name="T27">5</text:span><text:span text:style-name="T28">&lt;/default&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Starting Cycle</text:span><text:span text:style-name="T28">&lt;/name&gt;</text:span></text:p>
      <text:p text:style-name="P25"><text:span text:style-name="T27"><text:s text:c="24"/></text:span><text:span text:style-name="T28">&lt;default&gt;</text:span><text:span text:style-name="T27">0</text:span><text:span text:style-name="T28">&lt;/default&gt;</text:span></text:p>
      <text:p text:style-name="P25"><text:span text:style-name="T27"><text:s text:c="24"/></text:span><text:span text:style-name="T28">&lt;map&gt;</text:span></text:p>
      <text:p text:style-name="P25"><text:span text:style-name="T27"><text:s text:c="28"/></text:span><text:span text:style-name="T28">&lt;relation&gt;</text:span></text:p>
      <text:p text:style-name="P25"><text:span text:style-name="T27"><text:s text:c="32"/></text:span><text:span text:style-name="T28">&lt;property&gt;</text:span><text:span text:style-name="T27">0</text:span><text:span text:style-name="T28">&lt;/property&gt;</text:span></text:p>
      <text:p text:style-name="P25"><text:span text:style-name="T27"><text:s text:c="32"/></text:span><text:span text:style-name="T28">&lt;value&gt;</text:span><text:span text:style-name="T27">Normal</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1</text:span><text:span text:style-name="T28">&lt;/property&gt;</text:span></text:p>
      <text:p text:style-name="P25"><text:span text:style-name="T27"><text:s text:c="32"/></text:span><text:span text:style-name="T28">&lt;value&gt;</text:span><text:span text:style-name="T27">Alternating</text:span><text:span text:style-name="T28">&lt;/value&gt;</text:span></text:p>
      <text:p text:style-name="P25"><text:span text:style-name="T27"><text:s text:c="28"/></text:span><text:span text:style-name="T28">&lt;/relation&gt;</text:span></text:p>
      <text:p text:style-name="P25"><text:span text:style-name="T27"><text:s text:c="24"/></text:span><text:span text:style-name="T28">&lt;/map&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Effect</text:span><text:span text:style-name="T28">&lt;/name&gt;</text:span></text:p>
      <text:p text:style-name="P25"><text:span text:style-name="T27"><text:s text:c="24"/></text:span><text:span text:style-name="T28">&lt;default&gt;</text:span><text:span text:style-name="T27">1</text:span><text:span text:style-name="T28">&lt;/default&gt;</text:span></text:p>
      <text:p text:style-name="P25"><text:span text:style-name="T27"><text:s text:c="24"/></text:span><text:span text:style-name="T28">&lt;map&gt;</text:span></text:p>
      <text:p text:style-name="P25"><text:span text:style-name="T27"><text:s text:c="28"/></text:span><text:span text:style-name="T28">&lt;relation&gt;</text:span></text:p>
      <text:p text:style-name="P25"><text:span text:style-name="T27"><text:s text:c="32"/></text:span><text:span text:style-name="T28">&lt;property&gt;</text:span><text:span text:style-name="T27">0</text:span><text:span text:style-name="T28">&lt;/property&gt;</text:span></text:p>
      <text:p text:style-name="P25"><text:span text:style-name="T27"><text:s text:c="32"/></text:span><text:span text:style-name="T28">&lt;value&gt;</text:span><text:span text:style-name="T27">Off</text:span><text:span text:style-name="T28">&lt;/value&gt;</text:span></text:p>
      <text:p text:style-name="P25"><text:span text:style-name="T27"><text:s text:c="28"/></text:span><text:span text:style-name="T28">&lt;/relation&gt;</text:span></text:p>
      <text:p text:style-name="P25"><text:soft-page-break/><text:span text:style-name="T27"><text:s text:c="28"/></text:span><text:span text:style-name="T28">&lt;relation&gt;</text:span></text:p>
      <text:p text:style-name="P25"><text:span text:style-name="T27"><text:s text:c="32"/></text:span><text:span text:style-name="T28">&lt;property&gt;</text:span><text:span text:style-name="T27">1</text:span><text:span text:style-name="T28">&lt;/property&gt;</text:span></text:p>
      <text:p text:style-name="P25"><text:span text:style-name="T27"><text:s text:c="32"/></text:span><text:span text:style-name="T28">&lt;value&gt;</text:span><text:span text:style-name="T27">Constant</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2</text:span><text:span text:style-name="T28">&lt;/property&gt;</text:span></text:p>
      <text:p text:style-name="P25"><text:span text:style-name="T27"><text:s text:c="32"/></text:span><text:span text:style-name="T28">&lt;value&gt;</text:span><text:span text:style-name="T27">Blink</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3</text:span><text:span text:style-name="T28">&lt;/property&gt;</text:span></text:p>
      <text:p text:style-name="P25"><text:span text:style-name="T27"><text:s text:c="32"/></text:span><text:span text:style-name="T28">&lt;value&gt;</text:span><text:span text:style-name="T27">Flicker</text:span><text:span text:style-name="T28">&lt;/value&gt;</text:span></text:p>
      <text:p text:style-name="P25"><text:span text:style-name="T27"><text:s text:c="28"/></text:span><text:span text:style-name="T28">&lt;/relation&gt;</text:span></text:p>
      <text:p text:style-name="P25"><text:span text:style-name="T27"><text:s text:c="24"/></text:span><text:span text:style-name="T28">&lt;/map&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Group</text:span><text:span text:style-name="T28">&lt;/name&gt;</text:span></text:p>
      <text:p text:style-name="P25"><text:span text:style-name="T27"><text:s text:c="24"/></text:span><text:span text:style-name="T28">&lt;default&gt;</text:span><text:span text:style-name="T27">0</text:span><text:span text:style-name="T28">&lt;/default&gt;</text:span></text:p>
      <text:p text:style-name="P25"><text:span text:style-name="T27"><text:s text:c="24"/></text:span><text:span text:style-name="T28">&lt;map&gt;</text:span></text:p>
      <text:p text:style-name="P25"><text:span text:style-name="T27"><text:s text:c="28"/></text:span><text:span text:style-name="T28">&lt;relation&gt;</text:span></text:p>
      <text:p text:style-name="P25"><text:span text:style-name="T27"><text:s text:c="32"/></text:span><text:span text:style-name="T28">&lt;property&gt;</text:span><text:span text:style-name="T27">0</text:span><text:span text:style-name="T28">&lt;/property&gt;</text:span></text:p>
      <text:p text:style-name="P25"><text:span text:style-name="T27"><text:s text:c="32"/></text:span><text:span text:style-name="T28">&lt;value&gt;</text:span><text:span text:style-name="T27">All</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1</text:span><text:span text:style-name="T28">&lt;/property&gt;</text:span></text:p>
      <text:p text:style-name="P25"><text:span text:style-name="T27"><text:s text:c="32"/></text:span><text:span text:style-name="T28">&lt;value&gt;</text:span><text:span text:style-name="T27">Street</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2</text:span><text:span text:style-name="T28">&lt;/property&gt;</text:span></text:p>
      <text:p text:style-name="P25"><text:span text:style-name="T27"><text:s text:c="32"/></text:span><text:span text:style-name="T28">&lt;value&gt;</text:span><text:span text:style-name="T27">Exterior</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3</text:span><text:span text:style-name="T28">&lt;/property&gt;</text:span></text:p>
      <text:p text:style-name="P25"><text:span text:style-name="T27"><text:s text:c="32"/></text:span><text:span text:style-name="T28">&lt;value&gt;</text:span><text:span text:style-name="T27">Business</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4</text:span><text:span text:style-name="T28">&lt;/property&gt;</text:span></text:p>
      <text:p text:style-name="P25"><text:soft-page-break/><text:span text:style-name="T27"><text:s text:c="32"/></text:span><text:span text:style-name="T28">&lt;value&gt;</text:span><text:span text:style-name="T27">Residential</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5</text:span><text:span text:style-name="T28">&lt;/property&gt;</text:span></text:p>
      <text:p text:style-name="P25"><text:span text:style-name="T27"><text:s text:c="32"/></text:span><text:span text:style-name="T28">&lt;value&gt;</text:span><text:span text:style-name="T27">Secondary</text:span><text:span text:style-name="T28">&lt;/value&gt;</text:span></text:p>
      <text:p text:style-name="P25"><text:span text:style-name="T27"><text:s text:c="28"/></text:span><text:span text:style-name="T28">&lt;/relation&gt;</text:span></text:p>
      <text:p text:style-name="P25"><text:span text:style-name="T27"><text:s text:c="24"/></text:span><text:span text:style-name="T28">&lt;/map&gt;</text:span></text:p>
      <text:p text:style-name="P25"><text:span text:style-name="T27"><text:s text:c="20"/></text:span><text:span text:style-name="T28">&lt;/int&gt;</text:span></text:p>
      <text:p text:style-name="P25"><text:span text:style-name="T27"><text:s text:c="16"/></text:span><text:span text:style-name="T28">&lt;/group&gt;</text:span></text:p>
      <text:p text:style-name="P25"><text:span text:style-name="T27"><text:s text:c="16"/></text:span><text:span text:style-name="T28">&lt;group&gt;</text:span></text:p>
      <text:p text:style-name="P25"><text:span text:style-name="T27"><text:s text:c="20"/></text:span><text:span text:style-name="T28">&lt;name&gt;</text:span><text:span text:style-name="T27">Green Lead</text:span><text:span text:style-name="T28">&lt;/name&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Intensity</text:span><text:span text:style-name="T28">&lt;/name&gt;</text:span></text:p>
      <text:p text:style-name="P25"><text:span text:style-name="T27"><text:s text:c="24"/></text:span><text:span text:style-name="T28">&lt;description&gt;</text:span><text:span text:style-name="T27">Brightness of the LED</text:span><text:span text:style-name="T28">&lt;/description&gt;</text:span></text:p>
      <text:p text:style-name="P25"><text:span text:style-name="T27"><text:s text:c="24"/></text:span><text:span text:style-name="T28">&lt;min&gt;</text:span><text:span text:style-name="T27">0</text:span><text:span text:style-name="T28">&lt;/min&gt;</text:span></text:p>
      <text:p text:style-name="P25"><text:span text:style-name="T27"><text:s text:c="24"/></text:span><text:span text:style-name="T28">&lt;max&gt;</text:span><text:span text:style-name="T27">255</text:span><text:span text:style-name="T28">&lt;/max&gt;</text:span></text:p>
      <text:p text:style-name="P25"><text:span text:style-name="T27"><text:s text:c="24"/></text:span><text:span text:style-name="T28">&lt;default&gt;</text:span><text:span text:style-name="T27">100</text:span><text:span text:style-name="T28">&lt;/default&gt;</text:span></text:p>
      <text:p text:style-name="P25"><text:span text:style-name="T27"><text:s text:c="24"/></text:span><text:span text:style-name="T28">&lt;hints&gt;</text:span></text:p>
      <text:p text:style-name="P25"><text:span text:style-name="T27"><text:s text:c="28"/></text:span><text:span text:style-name="T28">&lt;slider </text:span><text:span text:style-name="T31">tickSpacing=</text:span><text:span text:style-name="T30">"64"</text:span><text:span text:style-name="T28"> </text:span><text:span text:style-name="T31">immediate=</text:span><text:span text:style-name="T30">"no"</text:span><text:span text:style-name="T28"> </text:span><text:span text:style-name="T31">showValue=</text:span><text:span text:style-name="T30">"yes"</text:span><text:span text:style-name="T28">/&gt;</text:span></text:p>
      <text:p text:style-name="P25"><text:span text:style-name="T27"><text:s text:c="24"/></text:span><text:span text:style-name="T28">&lt;/hints&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Cycles On</text:span><text:span text:style-name="T28">&lt;/name&gt;</text:span></text:p>
      <text:p text:style-name="P25"><text:span text:style-name="T27"><text:s text:c="24"/></text:span><text:span text:style-name="T28">&lt;description&gt;</text:span><text:span text:style-name="T27">Number of effect cycles for the LED to be on</text:span><text:span text:style-name="T28">&lt;/description&gt;</text:span></text:p>
      <text:p text:style-name="P25"><text:span text:style-name="T27"><text:s text:c="24"/></text:span><text:span text:style-name="T28">&lt;min&gt;</text:span><text:span text:style-name="T27">0</text:span><text:span text:style-name="T28">&lt;/min&gt;</text:span></text:p>
      <text:p text:style-name="P25"><text:span text:style-name="T27"><text:s text:c="24"/></text:span><text:span text:style-name="T28">&lt;max&gt;</text:span><text:span text:style-name="T27">10</text:span><text:span text:style-name="T28">&lt;/max&gt;</text:span></text:p>
      <text:p text:style-name="P25"><text:span text:style-name="T27"><text:s text:c="24"/></text:span><text:span text:style-name="T28">&lt;default&gt;</text:span><text:span text:style-name="T27">5</text:span><text:span text:style-name="T28">&lt;/default&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Cycles Off</text:span><text:span text:style-name="T28">&lt;/name&gt;</text:span></text:p>
      <text:p text:style-name="P25"><text:span text:style-name="T27"><text:s text:c="24"/></text:span><text:span text:style-name="T28">&lt;description&gt;</text:span><text:span text:style-name="T27">Number of effect cycles for the LED to be off</text:span><text:span text:style-name="T28">&lt;/description&gt;</text:span></text:p>
      <text:p text:style-name="P25"><text:span text:style-name="T27"><text:s text:c="24"/></text:span><text:span text:style-name="T28">&lt;min&gt;</text:span><text:span text:style-name="T27">0</text:span><text:span text:style-name="T28">&lt;/min&gt;</text:span></text:p>
      <text:p text:style-name="P25"><text:span text:style-name="T27"><text:s text:c="24"/></text:span><text:span text:style-name="T28">&lt;max&gt;</text:span><text:span text:style-name="T27">10</text:span><text:span text:style-name="T28">&lt;/max&gt;</text:span></text:p>
      <text:p text:style-name="P25"><text:span text:style-name="T27"><text:s text:c="24"/></text:span><text:span text:style-name="T28">&lt;default&gt;</text:span><text:span text:style-name="T27">5</text:span><text:span text:style-name="T28">&lt;/default&gt;</text:span></text:p>
      <text:p text:style-name="P25"><text:soft-page-break/><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Starting Cycle</text:span><text:span text:style-name="T28">&lt;/name&gt;</text:span></text:p>
      <text:p text:style-name="P25"><text:span text:style-name="T27"><text:s text:c="24"/></text:span><text:span text:style-name="T28">&lt;default&gt;</text:span><text:span text:style-name="T27">0</text:span><text:span text:style-name="T28">&lt;/default&gt;</text:span></text:p>
      <text:p text:style-name="P25"><text:span text:style-name="T27"><text:s text:c="24"/></text:span><text:span text:style-name="T28">&lt;map&gt;</text:span></text:p>
      <text:p text:style-name="P25"><text:span text:style-name="T27"><text:s text:c="28"/></text:span><text:span text:style-name="T28">&lt;relation&gt;</text:span></text:p>
      <text:p text:style-name="P25"><text:span text:style-name="T27"><text:s text:c="32"/></text:span><text:span text:style-name="T28">&lt;property&gt;</text:span><text:span text:style-name="T27">0</text:span><text:span text:style-name="T28">&lt;/property&gt;</text:span></text:p>
      <text:p text:style-name="P25"><text:span text:style-name="T27"><text:s text:c="32"/></text:span><text:span text:style-name="T28">&lt;value&gt;</text:span><text:span text:style-name="T27">Normal</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1</text:span><text:span text:style-name="T28">&lt;/property&gt;</text:span></text:p>
      <text:p text:style-name="P25"><text:span text:style-name="T27"><text:s text:c="32"/></text:span><text:span text:style-name="T28">&lt;value&gt;</text:span><text:span text:style-name="T27">Alternating</text:span><text:span text:style-name="T28">&lt;/value&gt;</text:span></text:p>
      <text:p text:style-name="P25"><text:span text:style-name="T27"><text:s text:c="28"/></text:span><text:span text:style-name="T28">&lt;/relation&gt;</text:span></text:p>
      <text:p text:style-name="P25"><text:span text:style-name="T27"><text:s text:c="24"/></text:span><text:span text:style-name="T28">&lt;/map&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Effect</text:span><text:span text:style-name="T28">&lt;/name&gt;</text:span></text:p>
      <text:p text:style-name="P25"><text:span text:style-name="T27"><text:s text:c="24"/></text:span><text:span text:style-name="T28">&lt;default&gt;</text:span><text:span text:style-name="T27">1</text:span><text:span text:style-name="T28">&lt;/default&gt;</text:span></text:p>
      <text:p text:style-name="P25"><text:span text:style-name="T27"><text:s text:c="24"/></text:span><text:span text:style-name="T28">&lt;map&gt;</text:span></text:p>
      <text:p text:style-name="P25"><text:span text:style-name="T27"><text:s text:c="28"/></text:span><text:span text:style-name="T28">&lt;relation&gt;</text:span></text:p>
      <text:p text:style-name="P25"><text:span text:style-name="T27"><text:s text:c="32"/></text:span><text:span text:style-name="T28">&lt;property&gt;</text:span><text:span text:style-name="T27">0</text:span><text:span text:style-name="T28">&lt;/property&gt;</text:span></text:p>
      <text:p text:style-name="P25"><text:span text:style-name="T27"><text:s text:c="32"/></text:span><text:span text:style-name="T28">&lt;value&gt;</text:span><text:span text:style-name="T27">Off</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1</text:span><text:span text:style-name="T28">&lt;/property&gt;</text:span></text:p>
      <text:p text:style-name="P25"><text:span text:style-name="T27"><text:s text:c="32"/></text:span><text:span text:style-name="T28">&lt;value&gt;</text:span><text:span text:style-name="T27">Constant</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2</text:span><text:span text:style-name="T28">&lt;/property&gt;</text:span></text:p>
      <text:p text:style-name="P25"><text:span text:style-name="T27"><text:s text:c="32"/></text:span><text:span text:style-name="T28">&lt;value&gt;</text:span><text:span text:style-name="T27">Blink</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3</text:span><text:span text:style-name="T28">&lt;/property&gt;</text:span></text:p>
      <text:p text:style-name="P25"><text:span text:style-name="T27"><text:s text:c="32"/></text:span><text:span text:style-name="T28">&lt;value&gt;</text:span><text:span text:style-name="T27">Flicker</text:span><text:span text:style-name="T28">&lt;/value&gt;</text:span></text:p>
      <text:p text:style-name="P25"><text:span text:style-name="T27"><text:s text:c="28"/></text:span><text:span text:style-name="T28">&lt;/relation&gt;</text:span></text:p>
      <text:p text:style-name="P25"><text:span text:style-name="T27"><text:s text:c="24"/></text:span><text:span text:style-name="T28">&lt;/map&gt;</text:span></text:p>
      <text:p text:style-name="P25"><text:soft-page-break/><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Group</text:span><text:span text:style-name="T28">&lt;/name&gt;</text:span></text:p>
      <text:p text:style-name="P25"><text:span text:style-name="T27"><text:s text:c="24"/></text:span><text:span text:style-name="T28">&lt;default&gt;</text:span><text:span text:style-name="T27">0</text:span><text:span text:style-name="T28">&lt;/default&gt;</text:span></text:p>
      <text:p text:style-name="P25"><text:span text:style-name="T27"><text:s text:c="24"/></text:span><text:span text:style-name="T28">&lt;map&gt;</text:span></text:p>
      <text:p text:style-name="P25"><text:span text:style-name="T27"><text:s text:c="28"/></text:span><text:span text:style-name="T28">&lt;relation&gt;</text:span></text:p>
      <text:p text:style-name="P25"><text:span text:style-name="T27"><text:s text:c="32"/></text:span><text:span text:style-name="T28">&lt;property&gt;</text:span><text:span text:style-name="T27">0</text:span><text:span text:style-name="T28">&lt;/property&gt;</text:span></text:p>
      <text:p text:style-name="P25"><text:span text:style-name="T27"><text:s text:c="32"/></text:span><text:span text:style-name="T28">&lt;value&gt;</text:span><text:span text:style-name="T27">All</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1</text:span><text:span text:style-name="T28">&lt;/property&gt;</text:span></text:p>
      <text:p text:style-name="P25"><text:span text:style-name="T27"><text:s text:c="32"/></text:span><text:span text:style-name="T28">&lt;value&gt;</text:span><text:span text:style-name="T27">Street</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2</text:span><text:span text:style-name="T28">&lt;/property&gt;</text:span></text:p>
      <text:p text:style-name="P25"><text:span text:style-name="T27"><text:s text:c="32"/></text:span><text:span text:style-name="T28">&lt;value&gt;</text:span><text:span text:style-name="T27">Exterior</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3</text:span><text:span text:style-name="T28">&lt;/property&gt;</text:span></text:p>
      <text:p text:style-name="P25"><text:span text:style-name="T27"><text:s text:c="32"/></text:span><text:span text:style-name="T28">&lt;value&gt;</text:span><text:span text:style-name="T27">Business</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4</text:span><text:span text:style-name="T28">&lt;/property&gt;</text:span></text:p>
      <text:p text:style-name="P25"><text:span text:style-name="T27"><text:s text:c="32"/></text:span><text:span text:style-name="T28">&lt;value&gt;</text:span><text:span text:style-name="T27">Residential</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5</text:span><text:span text:style-name="T28">&lt;/property&gt;</text:span></text:p>
      <text:p text:style-name="P25"><text:span text:style-name="T27"><text:s text:c="32"/></text:span><text:span text:style-name="T28">&lt;value&gt;</text:span><text:span text:style-name="T27">Secondary</text:span><text:span text:style-name="T28">&lt;/value&gt;</text:span></text:p>
      <text:p text:style-name="P25"><text:span text:style-name="T27"><text:s text:c="28"/></text:span><text:span text:style-name="T28">&lt;/relation&gt;</text:span></text:p>
      <text:p text:style-name="P25"><text:span text:style-name="T27"><text:s text:c="24"/></text:span><text:span text:style-name="T28">&lt;/map&gt;</text:span></text:p>
      <text:p text:style-name="P25"><text:span text:style-name="T27"><text:s text:c="20"/></text:span><text:span text:style-name="T28">&lt;/int&gt;</text:span></text:p>
      <text:p text:style-name="P25"><text:span text:style-name="T27"><text:s text:c="16"/></text:span><text:span text:style-name="T28">&lt;/group&gt;</text:span></text:p>
      <text:p text:style-name="P25"><text:span text:style-name="T27"><text:s text:c="16"/></text:span><text:span text:style-name="T28">&lt;group&gt;</text:span></text:p>
      <text:p text:style-name="P25"><text:span text:style-name="T27"><text:s text:c="20"/></text:span><text:span text:style-name="T28">&lt;name&gt;</text:span><text:span text:style-name="T27">Blue Lead</text:span><text:span text:style-name="T28">&lt;/name&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Intensity</text:span><text:span text:style-name="T28">&lt;/name&gt;</text:span></text:p>
      <text:p text:style-name="P25"><text:soft-page-break/><text:span text:style-name="T27"><text:s text:c="24"/></text:span><text:span text:style-name="T28">&lt;description&gt;</text:span><text:span text:style-name="T27">Brightness of the LED</text:span><text:span text:style-name="T28">&lt;/description&gt;</text:span></text:p>
      <text:p text:style-name="P25"><text:span text:style-name="T27"><text:s text:c="24"/></text:span><text:span text:style-name="T28">&lt;min&gt;</text:span><text:span text:style-name="T27">0</text:span><text:span text:style-name="T28">&lt;/min&gt;</text:span></text:p>
      <text:p text:style-name="P25"><text:span text:style-name="T27"><text:s text:c="24"/></text:span><text:span text:style-name="T28">&lt;max&gt;</text:span><text:span text:style-name="T27">255</text:span><text:span text:style-name="T28">&lt;/max&gt;</text:span></text:p>
      <text:p text:style-name="P25"><text:span text:style-name="T27"><text:s text:c="24"/></text:span><text:span text:style-name="T28">&lt;default&gt;</text:span><text:span text:style-name="T27">100</text:span><text:span text:style-name="T28">&lt;/default&gt;</text:span></text:p>
      <text:p text:style-name="P25"><text:span text:style-name="T27"><text:s text:c="24"/></text:span><text:span text:style-name="T28">&lt;hints&gt;</text:span></text:p>
      <text:p text:style-name="P25"><text:span text:style-name="T27"><text:s text:c="28"/></text:span><text:span text:style-name="T28">&lt;slider </text:span><text:span text:style-name="T31">tickSpacing=</text:span><text:span text:style-name="T30">"64"</text:span><text:span text:style-name="T28"> </text:span><text:span text:style-name="T31">immediate=</text:span><text:span text:style-name="T30">"no"</text:span><text:span text:style-name="T28"> </text:span><text:span text:style-name="T31">showValue=</text:span><text:span text:style-name="T30">"yes"</text:span><text:span text:style-name="T28">/&gt;</text:span></text:p>
      <text:p text:style-name="P25"><text:span text:style-name="T27"><text:s text:c="24"/></text:span><text:span text:style-name="T28">&lt;/hints&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Cycles On</text:span><text:span text:style-name="T28">&lt;/name&gt;</text:span></text:p>
      <text:p text:style-name="P25"><text:span text:style-name="T27"><text:s text:c="24"/></text:span><text:span text:style-name="T28">&lt;description&gt;</text:span><text:span text:style-name="T27">Number of effect cycles for the LED to be on</text:span><text:span text:style-name="T28">&lt;/description&gt;</text:span></text:p>
      <text:p text:style-name="P25"><text:span text:style-name="T27"><text:s text:c="24"/></text:span><text:span text:style-name="T28">&lt;min&gt;</text:span><text:span text:style-name="T27">0</text:span><text:span text:style-name="T28">&lt;/min&gt;</text:span></text:p>
      <text:p text:style-name="P25"><text:span text:style-name="T27"><text:s text:c="24"/></text:span><text:span text:style-name="T28">&lt;max&gt;</text:span><text:span text:style-name="T27">10</text:span><text:span text:style-name="T28">&lt;/max&gt;</text:span></text:p>
      <text:p text:style-name="P25"><text:span text:style-name="T27"><text:s text:c="24"/></text:span><text:span text:style-name="T28">&lt;default&gt;</text:span><text:span text:style-name="T27">5</text:span><text:span text:style-name="T28">&lt;/default&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Cycles Off</text:span><text:span text:style-name="T28">&lt;/name&gt;</text:span></text:p>
      <text:p text:style-name="P25"><text:span text:style-name="T27"><text:s text:c="24"/></text:span><text:span text:style-name="T28">&lt;description&gt;</text:span><text:span text:style-name="T27">Number of effect cycles for the LED to be off</text:span><text:span text:style-name="T28">&lt;/description&gt;</text:span></text:p>
      <text:p text:style-name="P25"><text:span text:style-name="T27"><text:s text:c="24"/></text:span><text:span text:style-name="T28">&lt;min&gt;</text:span><text:span text:style-name="T27">0</text:span><text:span text:style-name="T28">&lt;/min&gt;</text:span></text:p>
      <text:p text:style-name="P25"><text:span text:style-name="T27"><text:s text:c="24"/></text:span><text:span text:style-name="T28">&lt;max&gt;</text:span><text:span text:style-name="T27">10</text:span><text:span text:style-name="T28">&lt;/max&gt;</text:span></text:p>
      <text:p text:style-name="P25"><text:span text:style-name="T27"><text:s text:c="24"/></text:span><text:span text:style-name="T28">&lt;default&gt;</text:span><text:span text:style-name="T27">5</text:span><text:span text:style-name="T28">&lt;/default&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Starting Cycle</text:span><text:span text:style-name="T28">&lt;/name&gt;</text:span></text:p>
      <text:p text:style-name="P25"><text:span text:style-name="T27"><text:s text:c="24"/></text:span><text:span text:style-name="T28">&lt;default&gt;</text:span><text:span text:style-name="T27">0</text:span><text:span text:style-name="T28">&lt;/default&gt;</text:span></text:p>
      <text:p text:style-name="P25"><text:span text:style-name="T27"><text:s text:c="24"/></text:span><text:span text:style-name="T28">&lt;map&gt;</text:span></text:p>
      <text:p text:style-name="P25"><text:span text:style-name="T27"><text:s text:c="28"/></text:span><text:span text:style-name="T28">&lt;relation&gt;</text:span></text:p>
      <text:p text:style-name="P25"><text:span text:style-name="T27"><text:s text:c="32"/></text:span><text:span text:style-name="T28">&lt;property&gt;</text:span><text:span text:style-name="T27">0</text:span><text:span text:style-name="T28">&lt;/property&gt;</text:span></text:p>
      <text:p text:style-name="P25"><text:span text:style-name="T27"><text:s text:c="32"/></text:span><text:span text:style-name="T28">&lt;value&gt;</text:span><text:span text:style-name="T27">Normal</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1</text:span><text:span text:style-name="T28">&lt;/property&gt;</text:span></text:p>
      <text:p text:style-name="P25"><text:span text:style-name="T27"><text:s text:c="32"/></text:span><text:span text:style-name="T28">&lt;value&gt;</text:span><text:span text:style-name="T27">Alternating</text:span><text:span text:style-name="T28">&lt;/value&gt;</text:span></text:p>
      <text:p text:style-name="P25"><text:span text:style-name="T27"><text:s text:c="28"/></text:span><text:span text:style-name="T28">&lt;/relation&gt;</text:span></text:p>
      <text:p text:style-name="P25"><text:soft-page-break/><text:span text:style-name="T27"><text:s text:c="24"/></text:span><text:span text:style-name="T28">&lt;/map&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Effect</text:span><text:span text:style-name="T28">&lt;/name&gt;</text:span></text:p>
      <text:p text:style-name="P25"><text:span text:style-name="T27"><text:s text:c="24"/></text:span><text:span text:style-name="T28">&lt;default&gt;</text:span><text:span text:style-name="T27">1</text:span><text:span text:style-name="T28">&lt;/default&gt;</text:span></text:p>
      <text:p text:style-name="P25"><text:span text:style-name="T27"><text:s text:c="24"/></text:span><text:span text:style-name="T28">&lt;map&gt;</text:span></text:p>
      <text:p text:style-name="P25"><text:span text:style-name="T27"><text:s text:c="28"/></text:span><text:span text:style-name="T28">&lt;relation&gt;</text:span></text:p>
      <text:p text:style-name="P25"><text:span text:style-name="T27"><text:s text:c="32"/></text:span><text:span text:style-name="T28">&lt;property&gt;</text:span><text:span text:style-name="T27">0</text:span><text:span text:style-name="T28">&lt;/property&gt;</text:span></text:p>
      <text:p text:style-name="P25"><text:span text:style-name="T27"><text:s text:c="32"/></text:span><text:span text:style-name="T28">&lt;value&gt;</text:span><text:span text:style-name="T27">Off</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1</text:span><text:span text:style-name="T28">&lt;/property&gt;</text:span></text:p>
      <text:p text:style-name="P25"><text:span text:style-name="T27"><text:s text:c="32"/></text:span><text:span text:style-name="T28">&lt;value&gt;</text:span><text:span text:style-name="T27">Constant</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2</text:span><text:span text:style-name="T28">&lt;/property&gt;</text:span></text:p>
      <text:p text:style-name="P25"><text:span text:style-name="T27"><text:s text:c="32"/></text:span><text:span text:style-name="T28">&lt;value&gt;</text:span><text:span text:style-name="T27">Blink</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3</text:span><text:span text:style-name="T28">&lt;/property&gt;</text:span></text:p>
      <text:p text:style-name="P25"><text:span text:style-name="T27"><text:s text:c="32"/></text:span><text:span text:style-name="T28">&lt;value&gt;</text:span><text:span text:style-name="T27">Flicker</text:span><text:span text:style-name="T28">&lt;/value&gt;</text:span></text:p>
      <text:p text:style-name="P25"><text:span text:style-name="T27"><text:s text:c="28"/></text:span><text:span text:style-name="T28">&lt;/relation&gt;</text:span></text:p>
      <text:p text:style-name="P25"><text:span text:style-name="T27"><text:s text:c="24"/></text:span><text:span text:style-name="T28">&lt;/map&gt;</text:span></text:p>
      <text:p text:style-name="P25"><text:span text:style-name="T27"><text:s text:c="20"/></text:span><text:span text:style-name="T28">&lt;/int&gt;</text:span></text:p>
      <text:p text:style-name="P25"><text:span text:style-name="T27"><text:s text:c="20"/></text:span><text:span text:style-name="T28">&lt;int </text:span><text:span text:style-name="T31">size=</text:span><text:span text:style-name="T30">"1"</text:span><text:span text:style-name="T28">&gt;</text:span></text:p>
      <text:p text:style-name="P25"><text:span text:style-name="T27"><text:s text:c="24"/></text:span><text:span text:style-name="T28">&lt;name&gt;</text:span><text:span text:style-name="T27">Group</text:span><text:span text:style-name="T28">&lt;/name&gt;</text:span></text:p>
      <text:p text:style-name="P25"><text:span text:style-name="T27"><text:s text:c="24"/></text:span><text:span text:style-name="T28">&lt;default&gt;</text:span><text:span text:style-name="T27">0</text:span><text:span text:style-name="T28">&lt;/default&gt;</text:span></text:p>
      <text:p text:style-name="P25"><text:span text:style-name="T27"><text:s text:c="24"/></text:span><text:span text:style-name="T28">&lt;map&gt;</text:span></text:p>
      <text:p text:style-name="P25"><text:span text:style-name="T27"><text:s text:c="28"/></text:span><text:span text:style-name="T28">&lt;relation&gt;</text:span></text:p>
      <text:p text:style-name="P25"><text:span text:style-name="T27"><text:s text:c="32"/></text:span><text:span text:style-name="T28">&lt;property&gt;</text:span><text:span text:style-name="T27">0</text:span><text:span text:style-name="T28">&lt;/property&gt;</text:span></text:p>
      <text:p text:style-name="P25"><text:span text:style-name="T27"><text:s text:c="32"/></text:span><text:span text:style-name="T28">&lt;value&gt;</text:span><text:span text:style-name="T27">All</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1</text:span><text:span text:style-name="T28">&lt;/property&gt;</text:span></text:p>
      <text:p text:style-name="P25"><text:span text:style-name="T27"><text:s text:c="32"/></text:span><text:span text:style-name="T28">&lt;value&gt;</text:span><text:span text:style-name="T27">Street</text:span><text:span text:style-name="T28">&lt;/value&gt;</text:span></text:p>
      <text:p text:style-name="P25"><text:span text:style-name="T27"><text:s text:c="28"/></text:span><text:span text:style-name="T28">&lt;/relation&gt;</text:span></text:p>
      <text:p text:style-name="P25"><text:soft-page-break/><text:span text:style-name="T27"><text:s text:c="28"/></text:span><text:span text:style-name="T28">&lt;relation&gt;</text:span></text:p>
      <text:p text:style-name="P25"><text:span text:style-name="T27"><text:s text:c="32"/></text:span><text:span text:style-name="T28">&lt;property&gt;</text:span><text:span text:style-name="T27">2</text:span><text:span text:style-name="T28">&lt;/property&gt;</text:span></text:p>
      <text:p text:style-name="P25"><text:span text:style-name="T27"><text:s text:c="32"/></text:span><text:span text:style-name="T28">&lt;value&gt;</text:span><text:span text:style-name="T27">Exterior</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3</text:span><text:span text:style-name="T28">&lt;/property&gt;</text:span></text:p>
      <text:p text:style-name="P25"><text:span text:style-name="T27"><text:s text:c="32"/></text:span><text:span text:style-name="T28">&lt;value&gt;</text:span><text:span text:style-name="T27">Business</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4</text:span><text:span text:style-name="T28">&lt;/property&gt;</text:span></text:p>
      <text:p text:style-name="P25"><text:span text:style-name="T27"><text:s text:c="32"/></text:span><text:span text:style-name="T28">&lt;value&gt;</text:span><text:span text:style-name="T27">Residential</text:span><text:span text:style-name="T28">&lt;/value&gt;</text:span></text:p>
      <text:p text:style-name="P25"><text:span text:style-name="T27"><text:s text:c="28"/></text:span><text:span text:style-name="T28">&lt;/relation&gt;</text:span></text:p>
      <text:p text:style-name="P25"><text:span text:style-name="T27"><text:s text:c="28"/></text:span><text:span text:style-name="T28">&lt;relation&gt;</text:span></text:p>
      <text:p text:style-name="P25"><text:span text:style-name="T27"><text:s text:c="32"/></text:span><text:span text:style-name="T28">&lt;property&gt;</text:span><text:span text:style-name="T27">5</text:span><text:span text:style-name="T28">&lt;/property&gt;</text:span></text:p>
      <text:p text:style-name="P25"><text:span text:style-name="T27"><text:s text:c="32"/></text:span><text:span text:style-name="T28">&lt;value&gt;</text:span><text:span text:style-name="T27">Secondary</text:span><text:span text:style-name="T28">&lt;/value&gt;</text:span></text:p>
      <text:p text:style-name="P25"><text:span text:style-name="T27"><text:s text:c="28"/></text:span><text:span text:style-name="T28">&lt;/relation&gt;</text:span></text:p>
      <text:p text:style-name="P25"><text:span text:style-name="T27"><text:s text:c="24"/></text:span><text:span text:style-name="T28">&lt;/map&gt;</text:span></text:p>
      <text:p text:style-name="P25"><text:span text:style-name="T27"><text:s text:c="20"/></text:span><text:span text:style-name="T28">&lt;/int&gt;</text:span></text:p>
      <text:p text:style-name="P25"><text:span text:style-name="T27"><text:s text:c="16"/></text:span><text:span text:style-name="T28">&lt;/group&gt;</text:span></text:p>
      <text:p text:style-name="P25"><text:span text:style-name="T27"><text:s text:c="12"/></text:span><text:span text:style-name="T28">&lt;/group&gt;</text:span></text:p>
      <text:p text:style-name="P25"><text:span text:style-name="T27"><text:s text:c="8"/></text:span><text:span text:style-name="T28">&lt;/group&gt;</text:span></text:p>
      <text:p text:style-name="P25"><text:span text:style-name="T27"><text:s text:c="4"/></text:span><text:span text:style-name="T28">&lt;/segment&gt;</text:span></text:p>
      <text:p text:style-name="P25"><text:span text:style-name="T28">&lt;/cdi&gt;</text:span></text:p>
      <text:p text:style-name="Standard"/>
      <text:p text:style-name="Standard"/>
      <text:p text:style-name="Standard"/>
      <text:p text:style-name="Standard"/>
      <text:p text:style-name="Standard"/>
      <text:p text:style-name="Standard">This is the OpenLcb specification that defines what the XML file must conform to:</text:p>
      <text:p text:style-name="Standard"/>
      <text:h text:style-name="P38"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Standard">The configurable values are expressed as variables, with each variable having a specific type, a size in bytes, a value for its memory space and address (to locate the variable), and name and description as user-readable strings so that users understand the use of the particular setting.</text:p>
      <text:p text:style-name="Standard">Variables can be grouped together, groups can be repeated (for example if a 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xml:id="list8021920570471735734" text:style-name="L11">
        <text:list-item>
          <text:p text:style-name="P11">OpenLCB Common Information Technical Note</text:p>
        </text:list-item>
      </text:list>
      <text:p text:style-name="Standard">For information on OpenLCB message transport and OpenLCB communications, see:</text:p>
      <text:list xml:id="list6394807612498847281" text:style-name="L23">
        <text:list-item>
          <text:p text:style-name="P18">OpenLCB Message Network Standard</text:p>
        </text:list-item>
      </text:list>
      <text:p text:style-name="Standard">For information on how to fetch the CDI information from a node, and how to read and write the configuration information, see:</text:p>
      <text:list xml:id="list2993296069121396596" text:style-name="L24">
        <text:list-item>
          <text:p text:style-name="P19">OpenLCB Memory Configuration Protocol Standard</text:p>
        </text:list-item>
      </text:list>
      <text:p text:style-name="Standard">For information on XML encoding and XML Schema, see:</text:p>
      <text:list xml:id="list3125333858973584820" text:style-name="L25">
        <text:list-item>
          <text:p text:style-name="P20">World Wide Web Consortium (W3C) “Extensible Markup Language (XML)”<text:note text:id="ftn1" text:note-class="footnote"><text:note-citation>1</text:note-citation><text:note-body><text:p text:style-name="Endnote">http://www.w3.org/XML/</text:p></text:note-body></text:note></text:p>
        </text:list-item>
        <text:list-item>
          <text:p text:style-name="P20">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Normative)<text:bookmark-end text:name="__RefHeading___Toc1599_765285946"/></text:h>
      <text:p text:style-name="Standard">The configuration description information <text:span text:style-name="T3">for a</text:span> node is invariant while the node has any OpenLCB connections in the Initialized state. </text:p>
      <text:p text:style-name="Standard">The CDI has three parts:</text:p>
      <text:list xml:id="list3432883461301096270" text:style-name="L26">
        <text:list-item>
          <text:p text:style-name="P21">Identification: Provides specific information about <text:span text:style-name="T3">the</text:span> type of the node.</text:p>
        </text:list-item>
        <text:list-item>
          <text:p text:style-name="P21">ACDI: Indicates that certain configuration information in the node has a standardized <text:soft-page-break/>simplified format.</text:p>
        </text:list-item>
        <text:list-item>
          <text:p text:style-name="P21">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in a linear address space. </text:p>
        </text:list-item>
      </text:list>
      <text:h text:style-name="Heading_20_1" text:outline-level="1"><text:bookmark-start text:name="__RefHeading___Toc1601_765285946"/>Format (Normative)<text:bookmark-end text:name="__RefHeading___Toc1601_765285946"/></text:h>
      <text:p text:style-name="Standard">The CDI is provided as a zero-terminated string of bytes. The bytes encode UTF-8 characters. There is no byte-order mark (BOM) at <text:span text:style-name="T3">the</text:span> start of the string. Lines in the string are delimited with 0x0<text:span text:style-name="T3">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3">this Standard specifies version </text:span><text:span text:style-name="T3">1.</text:span><text:span text:style-name="T3">4</text:span><text:span text:style-name="T3"> of the schema. <text:s/>That version of the schema is defined at </text:span><text:a xlink:type="simple" xlink:href="http://openlcb.org/schema/1/1/cdi.xsd" text:style-name="Internet_20_link" text:visited-style-name="Visited_20_Internet_20_Link">https://openlcb.org/schema/</text:a><text:a xlink:type="simple" xlink:href="http://openlcb.org/schema/1/1/cdi.xsd" text:style-name="Internet_20_link" text:visited-style-name="Visited_20_Internet_20_Link"><text:span text:style-name="T3">cdi/</text:span></text:a><text:a xlink:type="simple" xlink:href="http://openlcb.org/schema/1/1/cdi.xsd" text:style-name="Internet_20_link" text:visited-style-name="Visited_20_Internet_20_Link"><text:span text:style-name="T3">1/</text:span></text:a><text:span text:style-name="T3">4</text:span><text:a xlink:type="simple" xlink:href="http://openlcb.org/schema/1/1/cdi.xsd" text:style-name="Internet_20_link" text:visited-style-name="Visited_20_Internet_20_Link"><text:span text:style-name="T3">/cdi.xs</text:span></text:a><text:a xlink:type="simple" xlink:href="http://openlcb.org/schema/1/1/cdi.xsd" text:style-name="Internet_20_link" text:visited-style-name="Visited_20_Internet_20_Link">d</text:a><text:span text:style-name="T3"> and in Appendix A of this document. </text:span><text:span text:style-name="T3">The CDI content shall pass validation against </text:span><text:span text:style-name="T3">its</text:span><text:span text:style-name="T3"> </text:span><text:span text:style-name="T3">referenced</text:span><text:span text:style-name="T3"> schema. Nodes are not required to </text:span><text:span text:style-name="T3">do the validation</text:span><text:span text:style-name="T3">.</text:span></text:p>
      <text:p text:style-name="P12">The version number of an OpenLCB CDI schema contains two numbers: The major version first, and the minor version second. <text:s/></text:p>
      <text:p text:style-name="Standard">The first line of the CDI is:</text:p>
      <text:p text:style-name="P16"><text:span text:style-name="Teletype"><text:span text:style-name="T22">&lt;?xml version="1.0"?&gt;</text:span></text:span></text:p>
      <text:p text:style-name="Standard">to define the XML version of <text:span text:style-name="T3">the</text:span> content.</text:p>
      <text:p text:style-name="Standard">The root element of the CDI XML is:</text:p>
      <text:p text:style-name="Standard"><text:span text:style-name="Teletype"><text:span text:style-name="T22">&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2">https://openlcb.org/schema/cdi/1/</text:span></text:span></text:a><text:span text:style-name="T22">4</text:span><text:a xlink:type="simple" xlink:href="http://openlcb.org/schema/cdi/1/1/cdi.xsd" text:style-name="Internet_20_link" text:visited-style-name="Visited_20_Internet_20_Link"><text:span text:style-name="Teletype"><text:span text:style-name="T22">/cdi.xsd</text:span></text:span></text:a><text:span text:style-name="Teletype"><text:span text:style-name="T22">"&gt;</text:span></text:span></text:p>
      <text:p text:style-name="P17">to define the OpenLCB CDI version of the content.</text:p>
      <text:p text:style-name="P17">The schema contents are normative.</text:p>
      <text:p text:style-name="P12">Numerical values in attributes and element text shall be specified as decimal numbers. OpenLCB nodes are not required to parse any other numeric format.</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Standard">The &lt;identification&gt; element, if present, specifies manufacturer-provided identification information about the node. This information is not user-editable. If this element is provided and the node also supports the OpenLCB Simple Node Information Protocol (SNIP), the contents of the SNIP Reply shall match the respective tags in the &lt;identification&gt; <text:span text:style-name="T3">element</text:span>. An optional &lt;link&gt; sub-element can provide an optional <text:s/>hyperlink to additional information. <text:s/>An optional &lt;map&gt; sub-element can provide one or more key-value pairs to be optionally displayed.</text:p>
      <text:p text:style-name="Standard">If this <text:span text:style-name="T3">element</text:span> is provided, and the node also provides the &lt;acdi&gt; <text:span text:style-name="T3">element</text:span>, the contents provided by the ACDI spaces shall match the respective tags in the &lt;identification&gt; <text:span text:style-name="T3">element</text:span>.</text:p>
      <text:h text:style-name="Heading_20_3" text:outline-level="3"><text:bookmark-start text:name="__RefHeading___Toc1607_765285946"/>&lt;acdi&gt; Element<text:bookmark-end text:name="__RefHeading___Toc1607_765285946"/></text:h>
      <text:p text:style-name="Standard">The &lt;acdi&gt; <text:span text:style-name="T3">element</text:span>, if specified without the attribute `fixed', or 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Table_20_Contents">Space</text:p>
          </table:table-cell>
          <table:table-cell table:style-name="Table2.A1" office:value-type="string">
            <text:p text:style-name="Table_20_Contents">Address</text:p>
          </table:table-cell>
          <table:table-cell table:style-name="Table2.A1" office:value-type="string">
            <text:p text:style-name="Table_20_Contents">Size (bytes)</text:p>
          </table:table-cell>
          <table:table-cell table:style-name="Table2.A1" office:value-type="string">
            <text:p text:style-name="Table_20_Contents">Type</text:p>
          </table:table-cell>
          <table:table-cell table:style-name="Table2.E1" office:value-type="string">
            <text:p text:style-name="Table_20_Contents">Description</text:p>
          </table:table-cell>
        </table:table-row>
        <table:table-row>
          <table:table-cell table:style-name="Table2.A2" office:value-type="string">
            <text:p text:style-name="P33">252</text:p>
          </table:table-cell>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int</text:p>
          </table:table-cell>
          <table:table-cell table:style-name="Table2.E2" office:value-type="string">
            <text:p text:style-name="P33">Version</text:p>
          </table:table-cell>
        </table:table-row>
        <table:table-row>
          <table:table-cell table:style-name="Table2.A2" office:value-type="string">
            <text:p text:style-name="P33">252</text:p>
          </table:table-cell>
          <table:table-cell table:style-name="Table2.A2" office:value-type="string">
            <text:p text:style-name="P33">1</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anufacturer</text:p>
          </table:table-cell>
        </table:table-row>
        <table:table-row>
          <table:table-cell table:style-name="Table2.A2" office:value-type="string">
            <text:p text:style-name="P33">252</text:p>
          </table:table-cell>
          <table:table-cell table:style-name="Table2.A2" office:value-type="string">
            <text:p text:style-name="P33">42</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odel</text:p>
          </table:table-cell>
        </table:table-row>
        <table:table-row>
          <table:table-cell table:style-name="Table2.A2" office:value-type="string">
            <text:p text:style-name="P33">252</text:p>
          </table:table-cell>
          <table:table-cell table:style-name="Table2.A2" office:value-type="string">
            <text:p text:style-name="P33">83</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Hardware version</text:p>
          </table:table-cell>
        </table:table-row>
        <table:table-row>
          <table:table-cell table:style-name="Table2.A2" office:value-type="string">
            <text:p text:style-name="P33">252</text:p>
          </table:table-cell>
          <table:table-cell table:style-name="Table2.A2" office:value-type="string">
            <text:p text:style-name="P33">104</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Software version</text:p>
          </table:table-cell>
        </table:table-row>
      </table:table>
      <text:p text:style-name="Standard"><text:soft-page-break/>The value at the version variable shall be the same as the value of the attribute `fixed'.</text:p>
      <text:p text:style-name="Standard">The &lt;acdi&gt; <text:span text:style-name="T3">element</text:span>, if specified without the attribute `var', or 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Table_20_Contents">Space</text:p>
          </table:table-cell>
          <table:table-cell table:style-name="Table3.A1" office:value-type="string">
            <text:p text:style-name="Table_20_Contents">Address</text:p>
          </table:table-cell>
          <table:table-cell table:style-name="Table3.A1" office:value-type="string">
            <text:p text:style-name="Table_20_Contents">Size (bytes)</text:p>
          </table:table-cell>
          <table:table-cell table:style-name="Table3.A1" office:value-type="string">
            <text:p text:style-name="Table_20_Contents">Type</text:p>
          </table:table-cell>
          <table:table-cell table:style-name="Table3.E1" office:value-type="string">
            <text:p text:style-name="Table_20_Contents">Description</text:p>
          </table:table-cell>
        </table:table-row>
        <table:table-row>
          <table:table-cell table:style-name="Table3.A2" office:value-type="string">
            <text:p text:style-name="P33">251</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int</text:p>
          </table:table-cell>
          <table:table-cell table:style-name="Table3.E2" office:value-type="string">
            <text:p text:style-name="P33">Version</text:p>
          </table:table-cell>
        </table:table-row>
        <table:table-row>
          <table:table-cell table:style-name="Table3.A2" office:value-type="string">
            <text:p text:style-name="P33">251</text:p>
          </table:table-cell>
          <table:table-cell table:style-name="Table3.A2" office:value-type="string">
            <text:p text:style-name="P33">1</text:p>
          </table:table-cell>
          <table:table-cell table:style-name="Table3.A2" office:value-type="string">
            <text:p text:style-name="P33">63</text:p>
          </table:table-cell>
          <table:table-cell table:style-name="Table3.A2" office:value-type="string">
            <text:p text:style-name="P33">string</text:p>
          </table:table-cell>
          <table:table-cell table:style-name="Table3.E2" office:value-type="string">
            <text:p text:style-name="P33">User-supplied name</text:p>
          </table:table-cell>
        </table:table-row>
        <table:table-row>
          <table:table-cell table:style-name="Table3.A2" office:value-type="string">
            <text:p text:style-name="P33">251</text:p>
          </table:table-cell>
          <table:table-cell table:style-name="Table3.A2" office:value-type="string">
            <text:p text:style-name="P33">64</text:p>
          </table:table-cell>
          <table:table-cell table:style-name="Table3.A2" office:value-type="string">
            <text:p text:style-name="P33">64</text:p>
          </table:table-cell>
          <table:table-cell table:style-name="Table3.A2" office:value-type="string">
            <text:p text:style-name="P33">string</text:p>
          </table:table-cell>
          <table:table-cell table:style-name="Table3.E2" office:value-type="string">
            <text:p text:style-name="P33">User-supplied description</text:p>
          </table:table-cell>
        </table:table-row>
      </table:table>
      <text:p text:style-name="Standard">The value at the version variable shall be the same as the value of the attribute `var'.</text:p>
      <text:p text:style-name="Standard">The &lt;acdi&gt; <text:span text:style-name="T3">element</text:span> shall be specified if and only if the Protocol Support Reply message carries the `ACDI' bit set. See the OpenLCB Message Network Standard for the Protocol Support Reply message.</text:p>
      <text:p text:style-name="Standard">If the &lt;acdi&gt; <text:span text:style-name="T3">element</text:span> is specified, and the node also supports the OpenLCB Simple Node Information Protocol (SNIP), then the information provided by the SNIP Reply shall match the respective values provided in the ACDI space.</text:p>
      <text:p text:style-name="Standard">A node may, but is not required to, express the same configuration options as specific segments and data elements therein.</text:p>
      <text:h text:style-name="Heading_20_3" text:outline-level="3"><text:bookmark-start text:name="__RefHeading___Toc1609_765285946"/>&lt;segment&gt; Element<text:bookmark-end text:name="__RefHeading___Toc1609_765285946"/></text:h>
      <text:p text:style-name="Standard">A &lt;segment&gt; element defines the value of the memory space in the attribute `space', which shall apply to all data elements within, and the value of `origin', which shall be considered as the address of a data element of size 0 (zero) at the beginning of the &lt;segment&gt;<text:note text:id="ftn3" text:note-class="footnote"><text:note-citation>3</text:note-citation><text:note-body><text:p text:style-name="Footnote">This is required to make “previous element” an unambiguous reference for the first element in the contained sequence.</text:p></text:note-body></text:note>.</text:p>
      <text:p text:style-name="Standard">A configuration tool may, but is not required to, perform visual separation of the contents of different segments by appropriate UI elements, such as tabs, boxes or horizontal bars.</text:p>
      <text:p text:style-name="Standard">A &lt;segment&gt; element shall contain an optional user-readable name and optional description tags, and a sequence of zero or more data elements. The user-readable name and description are intended as hints for optional UI display by configuration tools. An optional &lt;link&gt; sub-element can provide an optional <text:s/>hyperlink to additional information.</text:p>
      <text:h text:style-name="Heading_20_3" text:outline-level="3"><text:bookmark-start text:name="__RefHeading___Toc1611_765285946"/>Data Elements<text:bookmark-end text:name="__RefHeading___Toc1611_765285946"/></text:h>
      <text:p text:style-name="Standard">The following <text:span text:style-name="T3">element</text:span>s are considered data elements: &lt;group&gt;, &lt;int&gt;, &lt;string&gt;, &lt;eventid&gt;, &lt;float&gt;.</text:p>
      <text:p text:style-name="Standard"><text:span text:style-name="T23">The value of the address within the segment is accumulated during a depth-first traversal of the contents of the segment definition element.  </text:span><text:span text:style-name="T23">The a</text:span><text:span text:style-name="T23">ddress is initialized with the value of the attribute `origin' on the &lt;segment&gt; element. <text:s/></text:span><text:span text:style-name="T23">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3">T</text:span>his is formalized as follows.</text:p>
      <text:p text:style-name="Standard">For each data element the following values are defined:</text:p>
      <text:list xml:id="list2153386265194687651" text:style-name="L27">
        <text:list-item>
          <text:p text:style-name="P22">Space, which is defined by the enclosing &lt;segment&gt; element.</text:p>
        </text:list-item>
        <text:list-item>
          <text:p text:style-name="P22">Address, which is defined as the end address of the previous data element plus the value of the attribute `offset' on the data element.</text:p>
        </text:list-item>
        <text:list-item>
          <text:p text:style-name="P22">Size (in bytes)</text:p>
        </text:list-item>
        <text:list-item>
          <text:p text:style-name="P22">End address, which is defined as address + size, unless otherwise specified.</text:p>
        </text:list-item>
      </text:list>
      <text:p text:style-name="P12">The data element’s &lt;name&gt; and &lt;description&gt; elements and the &lt;group&gt; element’s &lt;repname&gt; element are intended as hints for optional UI display by configuration tools. <text:s/></text:p>
      <text:h text:style-name="Heading_20_4" text:outline-level="4"><text:bookmark-start text:name="__RefHeading___Toc1613_765285946"/>&lt;group&gt; Element<text:bookmark-end text:name="__RefHeading___Toc1613_765285946"/></text:h>
      <text:p text:style-name="Standard">The &lt;group&gt; <text:span text:style-name="T3">element</text:span> allows logical grouping of variables, providing common documentation for <text:soft-page-break/>them, and making multiple copies of the contained variables. CDI implementors may, but are not required to, use this feature to express configuration of repeated hardware or software components (such as multiple input ports, output ports etc).</text:p>
      <text:p text:style-name="Standard"><text:span text:style-name="T3">A &lt;group&gt; element shall contain an optional user-readable name, </text:span><text:span text:style-name="T3">optional </text:span><text:span text:style-name="T3">description, </text:span><text:span text:style-name="T3">optional link information, </text:span><text:span text:style-name="T3">optional display hints, </text:span><text:span text:style-name="T3">optional replication-name information,</text:span><text:span text:style-name="T3"> and a sequence of zero or more </text:span><text:span text:style-name="T3">d</text:span><text:span text:style-name="T3">ata </text:span><text:span text:style-name="T3">e</text:span><text:span text:style-name="T3">lements. This sequence is considered to contain a </text:span><text:span text:style-name="T3">d</text:span><text:span text:style-name="T3">ata </text:span><text:span text:style-name="T3">e</text:span><text:span text:style-name="T3">lement of size 0 (zero) before the specified </text:span><text:span text:style-name="T3">d</text:span><text:span text:style-name="T3">ata </text:span><text:span text:style-name="T3">e</text:span><text:span text:style-name="T3">lements</text:span><text:span text:style-name="Footnote_20_anchor"><text:span text:style-name="T3"><text:note-ref text:note-class="footnote" text:reference-format="text" text:ref-name="ftn3">3</text:note-ref></text:span></text:span><text:span text:style-name="T3">.</text:span></text:p>
      <text:p text:style-name="P12">If the `replication' attribute is present with the value of N, then the group shall be considered as if the entire sequence of data elements were repeated N times.</text:p>
      <text:p text:style-name="Standard">The optional &lt;link&gt; sub-element can provide an optional <text:s/>hyperlink to additional information.</text:p>
      <text:p text:style-name="P42">The optional &lt;hints&gt; sub-element provides hints to a configuration tool on how it might best display the integer variable. <text:s/>No specific behavior is required by the presence of this element. Available sub-elements for the &lt;hints&gt; element are &lt;visibility&gt; <text:span text:style-name="T26">and &lt;readOnly&gt;.</text:span></text:p>
      <text:list xml:id="list3843371884348678458" text:style-name="L28">
        <text:list-item>
          <text:p text:style-name="P44">&lt;visibility&gt; has attributes <text:span text:style-name="T26">“hideable” and “hidden” that recommend whether the group be displayed in a form that the user can hide, and recommend whether a hideable group is initially displayed as hidden.</text:span></text:p>
        </text:list-item>
        <text:list-item>
          <text:p text:style-name="P44">&lt;readOnly&gt;, if present, recommends that the contents of the group be considered to be read-only values which cannot be written.</text:p>
        </text:list-item>
      </text:list>
      <text:p text:style-name="P12">The end address of a &lt;group&gt; element is defined as the end address of the last data element in the contained sequence (after replication). The size of a &lt;group&gt; element is defined as the end address minus the address of the &lt;group&gt; element.</text:p>
      <text:p text:style-name="P12">Configuration Tools shall not render a &lt;group&gt; element with no child elements<text:note text:id="ftn4" text:note-class="footnote"><text:note-citation>4</text:note-citation><text:note-body><text:p text:style-name="Footnote">No name, no description, no link and no Data Elements contained.</text:p></text:note-body></text:note> on their UI.</text:p>
      <text:h text:style-name="Heading_20_4" text:outline-level="4"><text:bookmark-start text:name="__RefHeading___Toc1615_765285946"/>&lt;int&gt; Element<text:bookmark-end text:name="__RefHeading___Toc1615_765285946"/></text:h>
      <text:p text:style-name="P42">The &lt;int&gt; <text:span text:style-name="T26">element</text:span> defines a variable of integer value.</text:p>
      <text:p text:style-name="P42">The size of the &lt;int&gt; <text:span text:style-name="T26">element</text:span> is defined as the value of the `size' attribute in bytes. Valid values are 1, 2, 4 and 8 bytes.</text:p>
      <text:p text:style-name="P42">The integer value shall be stored as an unsigned integer unless a &lt;min&gt; sub-element with a value less that zero is present, in which case the integer value shall be stored as a signed integer. The integer value shall be written to the bytes pointed to in big-endian byte order. All bytes shall be written. </text:p>
      <text:p text:style-name="P42">Values smaller than defined by the &lt;min&gt; or larger than defined by the &lt;max&gt; sub-element, if present, are invalid and shall not be written. The default value of the &lt;min&gt; sub-element is zero, and <text:span text:style-name="T26">the</text:span> default value of the &lt;max&gt; sub-element <text:span text:style-name="T26">is the largest possible value for the given size.</text:span></text:p>
      <text:p text:style-name="P42">If the &lt;map&gt; enumeration sub-element is present, then values not present in the list of &lt;property&gt; entries of the enumeration are invalid and shall not be written.</text:p>
      <text:p text:style-name="P42">The optional &lt;hints&gt; sub-element provides hints to a configuration tool on how it might best display the integer variable. <text:s/>No specific behavior is required by the presence of this element. Available sub-elements for the &lt;hints&gt; element are &lt;slider&gt;, <text:span text:style-name="T26">&lt;radiobutton&gt; and &lt;checkbox&gt;.</text:span></text:p>
      <text:list xml:id="list2538391169522505622" text:style-name="L29">
        <text:list-item>
          <text:p text:style-name="P45">&lt;slider&gt; hints that the configuration tool should present the variable value as a slider between the min and max values. <text:s/></text:p>
          <text:list>
            <text:list-item>
              <text:p text:style-name="P45">The optional <text:span text:style-name="T26">“tickSpacing” attribute recommends a value for the spacing between tick marks on the slider. <text:s/>A value of 0 (the default) recommends that no ticks be shown.</text:span></text:p>
            </text:list-item>
            <text:list-item>
              <text:p text:style-name="P45"><text:soft-page-break/><text:span text:style-name="T26">The optional “immediate” attribute recommends that the slider value be written to the node’s configuration memory immediately when the slider value is changed, without waiting for a “Write” button to be pressed. </text:span></text:p>
            </text:list-item>
            <text:list-item>
              <text:p text:style-name="P43">The optional “showValue” attribute recommends that the Configuration Tool show the decimal slider value somewhere near the slider on the display.</text:p>
            </text:list-item>
          </text:list>
        </text:list-item>
        <text:list-item>
          <text:p text:style-name="P45">&lt;radiobutton&gt; hints that <text:span text:style-name="T26">the</text:span> configuration tool should present the variable value as a set of radio buttons corresponding to the &lt;property&gt; elements in <text:span text:style-name="T26">the</text:span> associated &lt;map&gt; element. The &lt;map&gt; element must be present.</text:p>
        </text:list-item>
        <text:list-item>
          <text:p text:style-name="P45">&lt;checkbox&gt; hints that the configuration tool should present the variable value as a checkbox. The unchecked value corresponds to the first &lt;property&gt; element in the associated &lt;map&gt; element. <text:s/>The checked value corresponds to the second &lt;property&gt; element in the associated &lt;map&gt; element. The &lt;map&gt; element must be present. <text:span text:style-name="T26">I</text:span>t is an error if there are not exactly two map entries present.</text:p>
        </text:list-item>
      </text:list>
      <text:h text:style-name="Heading_20_4" text:outline-level="4"><text:bookmark-start text:name="__RefHeading___Toc1617_765285946"/>&lt;string&gt; Element<text:bookmark-end text:name="__RefHeading___Toc1617_765285946"/></text:h>
      <text:p text:style-name="P42">The &lt;string&gt; <text:span text:style-name="T26">element</text:span> defines a variable holding a UTF-8 string that is user-readable.</text:p>
      <text:p text:style-name="P42">The size of the &lt;string&gt; <text:span text:style-name="T26">element</text:span> is defined as the value of the `size' attribute in bytes.</text:p>
      <text:p text:style-name="P42">The string value shall be written to the bytes pointed to, starting at the address of the &lt;string&gt; <text:span text:style-name="T26">element, with at least one trailing 0 (null) byte</text:span>. </text:p>
      <text:p text:style-name="P42">If the &lt;map&gt; enumeration is present, then values not present in the list of &lt;property&gt; entries of the enumeration are invalid and shall not be written.</text:p>
      <text:h text:style-name="Heading_20_4" text:outline-level="4"><text:bookmark-start text:name="__RefHeading___Toc1619_765285946"/>&lt;eventid&gt; Element<text:bookmark-end text:name="__RefHeading___Toc1619_765285946"/></text:h>
      <text:p text:style-name="P42">The &lt;eventid&gt; <text:span text:style-name="T26">element</text:span> defines a variable holding an 8-byte value representing an event ID.</text:p>
      <text:p text:style-name="P42">The size of the &lt;eventid&gt; <text:span text:style-name="T26">element</text:span> is defined as 8 bytes.</text:p>
      <text:p text:style-name="P42">The event ID shall be written to the bytes pointed to in big-endian byte order (most significant byte first).</text:p>
      <text:p text:style-name="P42">If the &lt;map&gt; enumeration is present, then values not present in the list of &lt;property&gt; entries of the enumeration are invalid and shall not be written.</text:p>
      <text:h text:style-name="Heading_20_4" text:outline-level="4"><text:bookmark-start text:name="__RefHeading___Toc5955_3324798420"/>&lt;float&gt; Element<text:bookmark-end text:name="__RefHeading___Toc5955_3324798420"/></text:h>
      <text:p text:style-name="P42">The &lt;float&gt; <text:span text:style-name="T26">element</text:span> defines a variable of floating point value.</text:p>
      <text:p text:style-name="P42">The size of the &lt;float&gt; <text:span text:style-name="T26">element</text:span> is defined as the value of the `size' attribute in bytes. Valid values are 2, 4, and 8 bytes. T<text:span text:style-name="T26">h</text:span>e format of the bits within the element shall follow the IEEE format of the corresponding size.</text:p>
      <text:p text:style-name="P42">The floating point value shall be written to the bytes pointed to in big-endian byte order. All bytes shall be written. </text:p>
      <text:p text:style-name="P42">Values smaller than defined by the &lt;min&gt; or larger than defined by the &lt;max&gt; sub-element, if present, are invalid and shall not be written. The default value of the &lt;min&gt; sub-element is zero, and <text:span text:style-name="T26">the</text:span> default value of the &lt;max&gt; sub-element <text:span text:style-name="T26">is the largest possible value for the given size.</text:span></text:p>
      <text:p text:style-name="P42">If the &lt;map&gt; enumeration is present, then values not present in the list of &lt;property&gt; entries of the <text:soft-page-break/>enumeration are invalid and shall not be written.</text:p>
      <text:p text:style-name="P42">The optional <text:span text:style-name="T26">“floatFormat” attribute defines a preferred, but not mandatory, printf-style format for displaying the data to the user.</text:span></text:p>
      <text:h text:style-name="Heading_20_4" text:outline-level="4"><text:bookmark-start text:name="__RefHeading___Toc5957_3324798420"/>&lt;action&gt; Element<text:bookmark-end text:name="__RefHeading___Toc5957_3324798420"/></text:h>
      <text:p text:style-name="Standard">The &lt;action&gt; element defines a write-only variable that causes the target node to perform some specific action. It may <text:span text:style-name="T3">be linked to e.g. a button in the GUI.</text:span></text:p>
      <text:p text:style-name="P42">The size of the &lt;action&gt; <text:span text:style-name="T26">element</text:span> is defined as the value of the `size' attribute in bytes. Valid values are 1, 2, 4, and 8 bytes.</text:p>
      <text:p text:style-name="Standard">The optional &lt;buttonText&gt; sub-element, when present, is a hint to the rendering code about what should appear in the user interface e.g, as the text on the button that triggers the action<text:span text:style-name="T3">’s write operation. Note that no specific behavior is required.</text:span></text:p>
      <text:p text:style-name="Standard"><text:span text:style-name="T3">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3">A blank or not-present value for the element is a hint that no additional warning is requested. </text:span><text:span text:style-name="T3">Note that no specific behavior is required.</text:span></text:p>
      <text:p text:style-name="P12">The required &lt;value&gt; sub-element is the specific decimal value to be written when the action is triggered.</text:p>
      <text:p text:style-name="P12">The write-only variable defined by the &lt;action&gt; element must not be written other than when the action is to be triggered.</text:p>
      <text:h text:style-name="Heading_20_4" text:outline-level="4"><text:bookmark-start text:name="__RefHeading___Toc5959_3324798420"/>&lt;blob&gt; Element<text:bookmark-end text:name="__RefHeading___Toc5959_3324798420"/></text:h>
      <text:p text:style-name="Standard">The &lt;blob&gt; element defines a region of memory that a GUI can transfer to an external file (<text:span text:style-name="T3">“read”), transfer from an external file (“write”) or both (“readwrite”).</text:span></text:p>
      <text:p text:style-name="Standard"><text:span text:style-name="T3">The required size and optional offset attributes define a </text:span><text:span text:style-name="T3">ten</text:span><text:span text:style-name="T3">-byte section of memory containing:</text:span></text:p>
      <text:list xml:id="list7218666230970690658" text:style-name="L30">
        <text:list-item>
          <text:p text:style-name="P13">1 byte operation flag;</text:p>
        </text:list-item>
        <text:list-item>
          <text:p text:style-name="P13">5 bytes of a memory space followed by a four-byte address of the memory blob;</text:p>
        </text:list-item>
        <text:list-item>
          <text:p text:style-name="P13">4 bytes of length of the memory blob.</text:p>
        </text:list-item>
      </text:list>
      <text:p text:style-name="P12">To read the blob data:</text:p>
      <text:list xml:id="list2030202340622014810" text:style-name="L31">
        <text:list-item>
          <text:p text:style-name="P14">Write a value of 1 to the operation flag location.</text:p>
        </text:list-item>
        <text:list-item>
          <text:p text:style-name="P14">Read the memory space and address of the memory blob.</text:p>
        </text:list-item>
        <text:list-item>
          <text:p text:style-name="P14">Read the length of the memory blob.</text:p>
        </text:list-item>
        <text:list-item>
          <text:p text:style-name="P14">Use the Memory Configuration Protocol to read the data.</text:p>
        </text:list-item>
      </text:list>
      <text:p text:style-name="P12">To write the blob data:</text:p>
      <text:list xml:id="list3340516625371398019" text:style-name="L32">
        <text:list-item>
          <text:p text:style-name="P15">Write a value of 1 to the operation flag location.</text:p>
        </text:list-item>
        <text:list-item>
          <text:p text:style-name="P15">Read the memory space and address of the memory blob.</text:p>
        </text:list-item>
        <text:list-item>
          <text:p text:style-name="P23"><text:span text:style-name="T3">Write</text:span><text:span text:style-name="T3"> the length </text:span><text:span text:style-name="T3">of the data to be written. <text:s/>The node being configured will positively acknowledge this write if the data can be accepted, and negatively acknowledge it if the data can’t be accepted.</text:span></text:p>
        </text:list-item>
        <text:list-item>
          <text:p text:style-name="P15">Use the Memory Configuration protocol to write the data.</text:p>
        </text:list-item>
      </text:list>
      <text:h text:style-name="Heading_20_1" text:outline-level="1"><text:bookmark-start text:name="__RefHeading___Toc1621_765285946"/>Future Extension (Normative)<text:bookmark-end text:name="__RefHeading___Toc1621_765285946"/></text:h>
      <text:p text:style-name="Standard">Configuration tools implementing a future version of this Standard must be able to process CDI content defined according to any earlier version of the Standard, including this version.</text:p>
      <text:p text:style-name="Standard">Configuration tools implementing major version 1 of this Standard may assume the following about <text:soft-page-break/>future minor versions of this Standard:</text:p>
      <text:list xml:id="list1860749758700633421" text:style-name="L33">
        <text:list-item>
          <text:p text:style-name="P24">No existing tags will change the interpretation or default value of the `offset' and `size' attribute, and accordingly the address and size value, the data type and encoding of the value in the memory space. The &lt;group&gt; tag will not change the interpretation of the `offset' attribute and `replication' attribute.</text:p>
        </text:list-item>
        <text:list-item>
          <text:p text:style-name="P24">All unknown tags that occur within the <text:span text:style-name="T3">element</text:span> &lt;segment&gt; or &lt;group&gt; and have an attribute `size' shall be considered to be data elements with address <text:span text:style-name="T3">defined as the </text:span><text:span text:style-name="T3">e</text:span><text:span text:style-name="T3">nd </text:span><text:span text:style-name="T3">e</text:span><text:span text:style-name="T3">ddress of the previous </text:span><text:span text:style-name="T3">d</text:span><text:span text:style-name="T3">ata </text:span><text:span text:style-name="T3">e</text:span><text:span text:style-name="T3">lement plus the value of the `offset' attribute, </text:span><text:span text:style-name="T3">and </text:span><text:span text:style-name="T3">s</text:span><text:span text:style-name="T3">ize defined as the value of the `size' attribute in bytes. The `size' attribute of all future </text:span><text:span text:style-name="T3">d</text:span><text:span text:style-name="T3">ata </text:span><text:span text:style-name="T3">e</text:span><text:span text:style-name="T3">lements shall be required.</text:span></text:p>
        </text:list-item>
      </text:list>
      <text:p text:style-name="P12">No assumptions may be made about major version 2 and up of this Standard.</text:p>
      <text:list xml:id="list7847637436191651405" text:style-name="Numbering_20_2">
        <text:list-item>
          <text:h text:style-name="P39" text:outline-level="1"><text:bookmark-start text:name="__RefHeading___Toc1623_765285946"/>Appendix: Schema<text:bookmark-end text:name="__RefHeading___Toc1623_765285946"/></text:h>
        </text:list-item>
      </text:list>
      <text:p text:style-name="P27">&lt;?xml version="1.0" encoding="utf-8"?&gt;</text:p>
      <text:p text:style-name="P27">&lt;?xml-stylesheet href="schema2xhtml.xsl" type="text/xsl"?&gt;</text:p>
      <text:p text:style-name="P27">&lt;!-- XML Schema for OpenLCB Configuration Description Information (CDI) <text:s text:c="4"/>--&gt;</text:p>
      <text:p text:style-name="P27">&lt;xs:schema version="CDI 1.4" xmlns:xs="http://www.w3.org/2001/XMLSchema" xmlns:xsi="http://www.w3.org/2001/XMLSchema-instance"&gt;</text:p>
      <text:p text:style-name="P27"/>
      <text:p text:style-name="P27"><text:s text:c="2"/>&lt;xs:complexType name="mapType"&gt;</text:p>
      <text:p text:style-name="P27"><text:s text:c="4"/>&lt;xs:annotation&gt;</text:p>
      <text:p text:style-name="P27"><text:s text:c="6"/>&lt;xs:documentation&gt;</text:p>
      <text:p text:style-name="P27"><text:s text:c="8"/>A map relates one or more property elements (keys)</text:p>
      <text:p text:style-name="P27"><text:s text:c="8"/>to specific values.</text:p>
      <text:p text:style-name="P27"><text:s text:c="6"/>&lt;/xs:documentation&gt;</text:p>
      <text:p text:style-name="P27"><text:s text:c="4"/>&lt;/xs:annotation&gt;</text:p>
      <text:p text:style-name="P27"><text:s text:c="4"/>&lt;xs:sequence&gt;</text:p>
      <text:p text:style-name="P27"><text:s text:c="6"/>&lt;xs:element name="name" minOccurs="0" maxOccurs="1" /&gt;</text:p>
      <text:p text:style-name="P27"><text:s text:c="6"/>&lt;xs:element name="description" minOccurs="0" maxOccurs="1" /&gt;</text:p>
      <text:p text:style-name="P27"><text:s text:c="6"/>&lt;xs:element name="relation" minOccurs="0" maxOccurs="unbounded"&gt;</text:p>
      <text:p text:style-name="P27"><text:s text:c="8"/>&lt;xs:complexType&gt;</text:p>
      <text:p text:style-name="P27"><text:s text:c="10"/>&lt;xs:sequence&gt;</text:p>
      <text:p text:style-name="P27"><text:s text:c="12"/>&lt;xs:element name="property" minOccurs="1" maxOccurs="1" /&gt;</text:p>
      <text:p text:style-name="P27"><text:s text:c="12"/>&lt;xs:element name="value" minOccurs="1" maxOccurs="1" /&gt;</text:p>
      <text:p text:style-name="P27"><text:s text:c="10"/>&lt;/xs:sequence&gt;</text:p>
      <text:p text:style-name="P27"><text:s text:c="8"/>&lt;/xs:complexType&gt;</text:p>
      <text:p text:style-name="P27"><text:s text:c="6"/>&lt;/xs:element&gt;</text:p>
      <text:p text:style-name="P27"><text:s text:c="4"/>&lt;/xs:sequence&gt;</text:p>
      <text:p text:style-name="P27"><text:s text:c="2"/>&lt;/xs:complexType&gt;</text:p>
      <text:p text:style-name="P27"/>
      <text:p text:style-name="P27"><text:s text:c="2"/>&lt;xs:simpleType name="booleanType"&gt;</text:p>
      <text:p text:style-name="P27"><text:s text:c="4"/>&lt;xs:annotation&gt;</text:p>
      <text:p text:style-name="P27"><text:s text:c="8"/>&lt;xs:documentation&gt;</text:p>
      <text:p text:style-name="P27"><text:s text:c="10"/>General definition for a string that represents a boolean</text:p>
      <text:p text:style-name="P27"><text:s text:c="10"/>via yes/true/1 and no/false/0 values</text:p>
      <text:p text:style-name="P27"><text:s text:c="8"/>&lt;/xs:documentation&gt;</text:p>
      <text:p text:style-name="P27"><text:s text:c="4"/>&lt;/xs:annotation&gt;</text:p>
      <text:p text:style-name="P27"><text:s text:c="4"/>&lt;xs:restriction base="xs:token"&gt;</text:p>
      <text:p text:style-name="P27"><text:s text:c="6"/>&lt;xs:enumeration value="yes"/&gt;</text:p>
      <text:p text:style-name="P27"><text:s text:c="6"/>&lt;xs:enumeration value="no"/&gt;</text:p>
      <text:p text:style-name="P27"><text:s text:c="6"/>&lt;xs:enumeration value="true"/&gt;</text:p>
      <text:p text:style-name="P27"><text:s text:c="6"/>&lt;xs:enumeration value="false"/&gt;</text:p>
      <text:p text:style-name="P27"><text:s text:c="6"/>&lt;xs:enumeration value="1"/&gt;</text:p>
      <text:p text:style-name="P27"><text:s text:c="6"/>&lt;xs:enumeration value="0"/&gt;</text:p>
      <text:p text:style-name="P27"><text:s text:c="4"/>&lt;/xs:restriction&gt;</text:p>
      <text:p text:style-name="P27"><text:s text:c="2"/>&lt;/xs:simpleType&gt;</text:p>
      <text:p text:style-name="P27"/>
      <text:p text:style-name="P27"><text:s text:c="2"/>&lt;xs:complexType name="groupHintsType"&gt;</text:p>
      <text:p text:style-name="P27"><text:s text:c="4"/>&lt;xs:annotation&gt;</text:p>
      <text:p text:style-name="P27"><text:soft-page-break/><text:s text:c="6"/>&lt;xs:documentation&gt;</text:p>
      <text:p text:style-name="P27"><text:s text:c="8"/>Presents optional hints to a GUI program</text:p>
      <text:p text:style-name="P27"><text:s text:c="8"/>for how to render the contents of this group.</text:p>
      <text:p text:style-name="P27"><text:s text:c="6"/>&lt;/xs:documentation&gt;</text:p>
      <text:p text:style-name="P27"><text:s text:c="4"/>&lt;/xs:annotation&gt;</text:p>
      <text:p text:style-name="P27"><text:s text:c="4"/>&lt;xs:sequence&gt;</text:p>
      <text:p text:style-name="P27"><text:s text:c="6"/>&lt;xs:element name="visibility" minOccurs="0" maxOccurs="1" &gt;</text:p>
      <text:p text:style-name="P27"><text:s text:c="8"/>&lt;xs:complexType&gt;</text:p>
      <text:p text:style-name="P27"><text:s text:c="10"/>&lt;xs:attribute name="hideable" type="booleanType" default="no"&gt;</text:p>
      <text:p text:style-name="P27"><text:s text:c="12"/>&lt;xs:annotation&gt;</text:p>
      <text:p text:style-name="P27"><text:s text:c="14"/>&lt;xs:documentation&gt;</text:p>
      <text:p text:style-name="P27"><text:s text:c="16"/>Recommends that the group be </text:p>
      <text:p text:style-name="P27"><text:s text:c="16"/>presented in a form that can be made visible</text:p>
      <text:p text:style-name="P27"><text:s text:c="16"/>or hidden at the user's request.</text:p>
      <text:p text:style-name="P27"><text:s text:c="14"/>&lt;/xs:documentation&gt;</text:p>
      <text:p text:style-name="P27"><text:s text:c="12"/>&lt;/xs:annotation&gt;</text:p>
      <text:p text:style-name="P27"><text:s text:c="10"/>&lt;/xs:attribute&gt;</text:p>
      <text:p text:style-name="P27"><text:s text:c="10"/>&lt;xs:attribute name="hidden" type="booleanType" default="no"&gt;</text:p>
      <text:p text:style-name="P27"><text:s text:c="12"/>&lt;xs:annotation&gt;</text:p>
      <text:p text:style-name="P27"><text:s text:c="14"/>&lt;xs:documentation&gt;</text:p>
      <text:p text:style-name="P27"><text:s text:c="16"/>If yes, recommends a hideable=true group </text:p>
      <text:p text:style-name="P27"><text:s text:c="16"/>be hidden when first displayed</text:p>
      <text:p text:style-name="P27"><text:s text:c="14"/>&lt;/xs:documentation&gt;</text:p>
      <text:p text:style-name="P27"><text:s text:c="12"/>&lt;/xs:annotation&gt;</text:p>
      <text:p text:style-name="P27"><text:s text:c="10"/>&lt;/xs:attribute&gt;</text:p>
      <text:p text:style-name="P27"><text:s text:c="7"/>&lt;/xs:complexType&gt;</text:p>
      <text:p text:style-name="P27"><text:s text:c="6"/>&lt;/xs:element&gt; </text:p>
      <text:p text:style-name="P27"><text:s text:c="6"/>&lt;xs:element name="readOnly" minOccurs="0" maxOccurs="1" /&gt;</text:p>
      <text:p text:style-name="P27"><text:s text:c="4"/>&lt;/xs:sequence&gt;</text:p>
      <text:p text:style-name="P27"><text:s text:c="2"/>&lt;/xs:complexType&gt;</text:p>
      <text:p text:style-name="P27"/>
      <text:p text:style-name="P27"><text:s text:c="2"/>&lt;xs:complexType name="groupType"&gt;</text:p>
      <text:p text:style-name="P27"><text:s text:c="4"/>&lt;xs:sequence&gt;</text:p>
      <text:p text:style-name="P27"><text:s text:c="6"/>&lt;xs:element name="name" minOccurs="0" maxOccurs="1" /&gt;</text:p>
      <text:p text:style-name="P27"><text:s text:c="6"/>&lt;xs:element name="description" minOccurs="0" maxOccurs="1" /&gt;</text:p>
      <text:p text:style-name="P27"><text:s text:c="6"/>&lt;xs:element name="link" type="linkType" minOccurs="0" maxOccurs="1" /&gt;</text:p>
      <text:p text:style-name="P27"><text:s text:c="6"/>&lt;xs:element name="repname" minOccurs="0" maxOccurs="unbounded" /&gt;</text:p>
      <text:p text:style-name="P27"><text:s text:c="6"/>&lt;xs:element name="hints" type="groupHintsType" minOccurs="0" maxOccurs="1" /&gt; <text:s text:c="4"/></text:p>
      <text:p text:style-name="P27"><text:s text:c="6"/>&lt;xs:choice minOccurs="0" maxOccurs="unbounded"&gt;</text:p>
      <text:p text:style-name="P27"><text:s text:c="8"/>&lt;xs:annotation&gt;</text:p>
      <text:p text:style-name="P27"><text:s text:c="10"/>&lt;xs:documentation&gt;</text:p>
      <text:p text:style-name="P27"><text:s text:c="12"/>Allows any sequence of the contained element types</text:p>
      <text:p text:style-name="P27"><text:s text:c="10"/>&lt;/xs:documentation&gt;</text:p>
      <text:p text:style-name="P27"><text:s text:c="8"/>&lt;/xs:annotation&gt;</text:p>
      <text:p text:style-name="P27"><text:s text:c="8"/>&lt;xs:element name="group" type="groupType" minOccurs="0" maxOccurs="1" /&gt;</text:p>
      <text:p text:style-name="P27"><text:s text:c="8"/>&lt;xs:element name="string" type="stringType" minOccurs="0" maxOccurs="1" /&gt;</text:p>
      <text:p text:style-name="P27"><text:s text:c="8"/>&lt;xs:element name="int" type="intType" minOccurs="0" maxOccurs="1" /&gt;</text:p>
      <text:p text:style-name="P27"><text:s text:c="8"/>&lt;xs:element name="eventid" type="eventidType" minOccurs="0" maxOccurs="1" /&gt;</text:p>
      <text:p text:style-name="P27"><text:s text:c="8"/>&lt;xs:element name="float" type="floatType" minOccurs="0" maxOccurs="1" /&gt;</text:p>
      <text:p text:style-name="P27"><text:soft-page-break/><text:s text:c="8"/>&lt;xs:element name="action" type="actionButtonType" minOccurs="0" maxOccurs="1" /&gt;</text:p>
      <text:p text:style-name="P27"><text:s text:c="8"/>&lt;xs:element name="blob" type="blobType" minOccurs="0" maxOccurs="1" /&gt;</text:p>
      <text:p text:style-name="P27"><text:s text:c="6"/>&lt;/xs:choice&gt;</text:p>
      <text:p text:style-name="P27"><text:s text:c="4"/>&lt;/xs:sequence&gt;</text:p>
      <text:p text:style-name="P27"><text:s text:c="4"/>&lt;xs:attribute name="offset" type="xs:int" default="0"&gt;</text:p>
      <text:p text:style-name="P27"><text:s text:c="6"/>&lt;xs:annotation&gt;</text:p>
      <text:p text:style-name="P27"><text:s text:c="8"/>&lt;xs:documentation&gt;</text:p>
      <text:p text:style-name="P27"><text:s text:c="10"/>Positive or negative offset between the address of</text:p>
      <text:p text:style-name="P27"><text:s text:c="10"/>the end of previous element and the start of</text:p>
      <text:p text:style-name="P27"><text:s text:c="10"/>this group's contents.</text:p>
      <text:p text:style-name="P27"><text:s text:c="10"/>Offset of zero means that this element starts</text:p>
      <text:p text:style-name="P27"><text:s text:c="10"/>immediately after the previous one.</text:p>
      <text:p text:style-name="P27"><text:s text:c="8"/>&lt;/xs:documentation&gt;</text:p>
      <text:p text:style-name="P27"><text:s text:c="6"/>&lt;/xs:annotation&gt;</text:p>
      <text:p text:style-name="P27"><text:s text:c="4"/>&lt;/xs:attribute&gt;</text:p>
      <text:p text:style-name="P27"><text:s text:c="4"/>&lt;xs:attribute name="replication" type="xs:int" default="1" /&gt;</text:p>
      <text:p text:style-name="P27"><text:s text:c="2"/>&lt;/xs:complexType&gt;</text:p>
      <text:p text:style-name="P27"/>
      <text:p text:style-name="P27"><text:s text:c="2"/>&lt;xs:complexType name="eventidType"&gt;</text:p>
      <text:p text:style-name="P27"><text:s text:c="4"/>&lt;xs:sequence&gt;</text:p>
      <text:p text:style-name="P27"><text:s text:c="6"/>&lt;xs:element name="name" minOccurs="0" maxOccurs="1" /&gt;</text:p>
      <text:p text:style-name="P27"><text:s text:c="6"/>&lt;xs:element name="description" minOccurs="0" maxOccurs="1" /&gt;</text:p>
      <text:p text:style-name="P27"><text:s text:c="6"/>&lt;xs:element name="map" type="mapType" minOccurs="0" maxOccurs="1" /&gt;</text:p>
      <text:p text:style-name="P27"><text:s text:c="4"/>&lt;/xs:sequence&gt;</text:p>
      <text:p text:style-name="P27"><text:s text:c="4"/>&lt;xs:attribute name="offset" type="xs:int" default="0"&gt;</text:p>
      <text:p text:style-name="P27"><text:s text:c="6"/>&lt;xs:annotation&gt;</text:p>
      <text:p text:style-name="P27"><text:s text:c="8"/>&lt;xs:documentation&gt;</text:p>
      <text:p text:style-name="P27"><text:s text:c="10"/>Positive or negative offset between the address of</text:p>
      <text:p text:style-name="P27"><text:s text:c="10"/>the end of previous element and the start of</text:p>
      <text:p text:style-name="P27"><text:s text:c="10"/>this elements's contents.</text:p>
      <text:p text:style-name="P27"><text:s text:c="10"/>Offset of zero means that this element starts</text:p>
      <text:p text:style-name="P27"><text:s text:c="10"/>immediately after the previous one.</text:p>
      <text:p text:style-name="P27"><text:s text:c="8"/>&lt;/xs:documentation&gt;</text:p>
      <text:p text:style-name="P27"><text:s text:c="6"/>&lt;/xs:annotation&gt;</text:p>
      <text:p text:style-name="P27"><text:s text:c="4"/>&lt;/xs:attribute&gt;</text:p>
      <text:p text:style-name="P27"><text:s text:c="2"/>&lt;/xs:complexType&gt;</text:p>
      <text:p text:style-name="P27"/>
      <text:p text:style-name="P27"><text:s text:c="2"/>&lt;xs:complexType name="integerHintsType"&gt;</text:p>
      <text:p text:style-name="P27"><text:s text:c="4"/>&lt;xs:annotation&gt;</text:p>
      <text:p text:style-name="P27"><text:s text:c="6"/>&lt;xs:documentation&gt;</text:p>
      <text:p text:style-name="P27"><text:s text:c="8"/>Presents optional hints to a GUI program</text:p>
      <text:p text:style-name="P27"><text:s text:c="8"/>for how to render this integer variable.</text:p>
      <text:p text:style-name="P27"><text:s text:c="6"/>&lt;/xs:documentation&gt;</text:p>
      <text:p text:style-name="P27"><text:s text:c="4"/>&lt;/xs:annotation&gt;</text:p>
      <text:p text:style-name="P27"><text:s text:c="4"/>&lt;xs:sequence&gt;</text:p>
      <text:p text:style-name="P27"><text:s text:c="6"/>&lt;xs:element name="slider" minOccurs="0" maxOccurs="1" &gt;</text:p>
      <text:p text:style-name="P27"><text:s text:c="8"/>&lt;xs:complexType&gt;</text:p>
      <text:p text:style-name="P27"><text:s text:c="10"/>&lt;xs:attribute name="tickSpacing" type="xs:integer" default="0"&gt;</text:p>
      <text:p text:style-name="P27"><text:s text:c="12"/>&lt;xs:annotation&gt;</text:p>
      <text:p text:style-name="P27"><text:soft-page-break/><text:s text:c="14"/>&lt;xs:documentation&gt;</text:p>
      <text:p text:style-name="P27"><text:s text:c="16"/>Recommends a value for the spacing between </text:p>
      <text:p text:style-name="P27"><text:s text:c="16"/>tick marks on the slider. <text:s/>For example, "10" with a </text:p>
      <text:p text:style-name="P27"><text:s text:c="16"/>minimum value of 0 would recommend ticks at 0, 10, 20 etc</text:p>
      <text:p text:style-name="P27"><text:s text:c="16"/>along the slider axis. Values of zero or less</text:p>
      <text:p text:style-name="P27"><text:s text:c="16"/>recommend that no tick marks be displayed.</text:p>
      <text:p text:style-name="P27"><text:s text:c="14"/>&lt;/xs:documentation&gt;</text:p>
      <text:p text:style-name="P27"><text:s text:c="12"/>&lt;/xs:annotation&gt;</text:p>
      <text:p text:style-name="P27"><text:s text:c="10"/>&lt;/xs:attribute&gt;</text:p>
      <text:p text:style-name="P27"><text:s text:c="10"/>&lt;xs:attribute name="immediate" type="booleanType" default="no"&gt;</text:p>
      <text:p text:style-name="P27"><text:s text:c="12"/>&lt;xs:annotation&gt;</text:p>
      <text:p text:style-name="P27"><text:s text:c="14"/>&lt;xs:documentation&gt;</text:p>
      <text:p text:style-name="P27"><text:s text:c="16"/>If yes, recommends that the slider should write to the </text:p>
      <text:p text:style-name="P27"><text:s text:c="16"/>configuration memory immediately when changed</text:p>
      <text:p text:style-name="P27"><text:s text:c="14"/>&lt;/xs:documentation&gt;</text:p>
      <text:p text:style-name="P27"><text:s text:c="12"/>&lt;/xs:annotation&gt;</text:p>
      <text:p text:style-name="P27"><text:s text:c="10"/>&lt;/xs:attribute&gt;</text:p>
      <text:p text:style-name="P27"><text:s text:c="10"/>&lt;xs:attribute name="showValue" type="booleanType" default="no"&gt;</text:p>
      <text:p text:style-name="P27"><text:s text:c="12"/>&lt;xs:annotation&gt;</text:p>
      <text:p text:style-name="P27"><text:s text:c="14"/>&lt;xs:documentation&gt;</text:p>
      <text:p text:style-name="P27"><text:s text:c="16"/>If yes, recommends that a slider should also </text:p>
      <text:p text:style-name="P27"><text:s text:c="16"/>show the exact value, perhaps in a near-by numeric field</text:p>
      <text:p text:style-name="P27"><text:s text:c="14"/>&lt;/xs:documentation&gt;</text:p>
      <text:p text:style-name="P27"><text:s text:c="12"/>&lt;/xs:annotation&gt;</text:p>
      <text:p text:style-name="P27"><text:s text:c="10"/>&lt;/xs:attribute&gt;</text:p>
      <text:p text:style-name="P27"><text:s text:c="8"/>&lt;/xs:complexType&gt;</text:p>
      <text:p text:style-name="P27"><text:s text:c="6"/>&lt;/xs:element&gt; </text:p>
      <text:p text:style-name="P27"><text:s text:c="6"/>&lt;xs:element name="radiobutton" minOccurs="0" maxOccurs="1" /&gt;</text:p>
      <text:p text:style-name="P27"><text:s text:c="6"/>&lt;xs:element name="checkbox" minOccurs="0" maxOccurs="1" /&gt;</text:p>
      <text:p text:style-name="P27"><text:s text:c="4"/>&lt;/xs:sequence&gt;</text:p>
      <text:p text:style-name="P27"><text:s text:c="2"/>&lt;/xs:complexType&gt;</text:p>
      <text:p text:style-name="P27"><text:s text:c="2"/></text:p>
      <text:p text:style-name="P27"><text:s text:c="2"/>&lt;xs:complexType name="intType"&gt;</text:p>
      <text:p text:style-name="P27"><text:s text:c="4"/>&lt;xs:sequence&gt;</text:p>
      <text:p text:style-name="P27"><text:s text:c="6"/>&lt;xs:element name="name" minOccurs="0" maxOccurs="1" /&gt;</text:p>
      <text:p text:style-name="P27"><text:s text:c="6"/>&lt;xs:element name="description" minOccurs="0" maxOccurs="1" /&gt;</text:p>
      <text:p text:style-name="P27"><text:s text:c="6"/>&lt;xs:element name="min" minOccurs="0" maxOccurs="1" /&gt;</text:p>
      <text:p text:style-name="P27"><text:s text:c="6"/>&lt;xs:element name="max" minOccurs="0" maxOccurs="1" /&gt;</text:p>
      <text:p text:style-name="P27"><text:s text:c="6"/>&lt;xs:element name="default" minOccurs="0" maxOccurs="1" /&gt;</text:p>
      <text:p text:style-name="P27"><text:s text:c="6"/>&lt;xs:element name="map" type="mapType" minOccurs="0" maxOccurs="1"&gt;</text:p>
      <text:p text:style-name="P27"><text:s text:c="8"/>&lt;xs:annotation&gt;</text:p>
      <text:p text:style-name="P27"><text:s text:c="10"/>&lt;xs:documentation&gt;</text:p>
      <text:p text:style-name="P27"><text:s text:c="12"/>The 'value' of each entry is displayed, and</text:p>
      <text:p text:style-name="P27"><text:s text:c="12"/>the 'property' content (number) is sent</text:p>
      <text:p text:style-name="P27"><text:s text:c="12"/>to/from the node</text:p>
      <text:p text:style-name="P27"><text:s text:c="10"/>&lt;/xs:documentation&gt;</text:p>
      <text:p text:style-name="P27"><text:s text:c="8"/>&lt;/xs:annotation&gt;</text:p>
      <text:p text:style-name="P27"><text:s text:c="6"/>&lt;/xs:element&gt;</text:p>
      <text:p text:style-name="P27"><text:s text:c="6"/>&lt;xs:element name="hints" type="integerHintsType" minOccurs="0" maxOccurs="1" /&gt; <text:s text:c="4"/></text:p>
      <text:p text:style-name="P27"><text:soft-page-break/><text:s text:c="4"/>&lt;/xs:sequence&gt;</text:p>
      <text:p text:style-name="P27"><text:s text:c="4"/>&lt;xs:attribute name="size" default="1"&gt;</text:p>
      <text:p text:style-name="P27"><text:s text:c="6"/>&lt;xs:annotation&gt;</text:p>
      <text:p text:style-name="P27"><text:s text:c="8"/>&lt;xs:documentation&gt;</text:p>
      <text:p text:style-name="P27"><text:s text:c="10"/>Storage size of this variable in bytes.</text:p>
      <text:p text:style-name="P27"><text:s text:c="8"/>&lt;/xs:documentation&gt;</text:p>
      <text:p text:style-name="P27"><text:s text:c="6"/>&lt;/xs:annotation&gt;</text:p>
      <text:p text:style-name="P27"><text:s text:c="6"/>&lt;xs:simpleType&gt;</text:p>
      <text:p text:style-name="P27"><text:s text:c="8"/>&lt;xs:restriction base="xs:token"&gt;</text:p>
      <text:p text:style-name="P27"><text:s text:c="10"/>&lt;xs:enumeration value="1"/&gt;</text:p>
      <text:p text:style-name="P27"><text:s text:c="10"/>&lt;xs:enumeration value="2"/&gt;</text:p>
      <text:p text:style-name="P27"><text:s text:c="10"/>&lt;xs:enumeration value="4"/&gt;</text:p>
      <text:p text:style-name="P27"><text:s text:c="10"/>&lt;xs:enumeration value="8"/&gt;</text:p>
      <text:p text:style-name="P27"><text:s text:c="8"/>&lt;/xs:restriction&gt;</text:p>
      <text:p text:style-name="P27"><text:s text:c="6"/>&lt;/xs:simpleType&gt;</text:p>
      <text:p text:style-name="P27"><text:s text:c="4"/>&lt;/xs:attribute&gt;</text:p>
      <text:p text:style-name="P27"><text:s text:c="4"/>&lt;xs:attribute name="offset" type="xs:int" default="0"&gt;</text:p>
      <text:p text:style-name="P27"><text:s text:c="6"/>&lt;xs:annotation&gt;</text:p>
      <text:p text:style-name="P27"><text:s text:c="8"/>&lt;xs:documentation&gt;</text:p>
      <text:p text:style-name="P27"><text:s text:c="10"/>Positive or negative offset between the</text:p>
      <text:p text:style-name="P27"><text:s text:c="10"/>address of the end of previous element and the</text:p>
      <text:p text:style-name="P27"><text:s text:c="10"/>start of this elements's contents.</text:p>
      <text:p text:style-name="P27"><text:s text:c="10"/>Offset of zero means that this element starts</text:p>
      <text:p text:style-name="P27"><text:s text:c="10"/>immediately after the previous one.</text:p>
      <text:p text:style-name="P27"><text:s text:c="8"/>&lt;/xs:documentation&gt;</text:p>
      <text:p text:style-name="P27"><text:s text:c="6"/>&lt;/xs:annotation&gt;</text:p>
      <text:p text:style-name="P27"><text:s text:c="4"/>&lt;/xs:attribute&gt;</text:p>
      <text:p text:style-name="P27"><text:s text:c="2"/>&lt;/xs:complexType&gt;</text:p>
      <text:p text:style-name="P27"/>
      <text:p text:style-name="P27"><text:s text:c="2"/>&lt;xs:simpleType name="floatFormat"&gt;</text:p>
      <text:p text:style-name="P27"><text:s text:c="2"/>&lt;xs:restriction base="xs:string"&gt;</text:p>
      <text:p text:style-name="P27"><text:s text:c="4"/>&lt;!-- This is a somewhat limiting regex, as it does not allow all possible --&gt;</text:p>
      <text:p text:style-name="P27"><text:s text:c="4"/>&lt;!-- printf formats. <text:s text:c="2"/>It will allow the most common formats that I have --&gt;</text:p>
      <text:p text:style-name="P27"><text:s text:c="4"/>&lt;!-- seen and used before, howerver --&gt;</text:p>
      <text:p text:style-name="P27"><text:s text:c="4"/>&lt;xs:pattern value="%[0-9]*(\.([0-9]*))?f"/&gt;</text:p>
      <text:p text:style-name="P27"><text:s text:c="2"/>&lt;/xs:restriction&gt;</text:p>
      <text:p text:style-name="P27"><text:s text:c="2"/>&lt;/xs:simpleType&gt;</text:p>
      <text:p text:style-name="P27"/>
      <text:p text:style-name="P27"><text:s text:c="2"/>&lt;xs:complexType name="floatType"&gt;</text:p>
      <text:p text:style-name="P27"><text:s text:c="3"/>&lt;xs:sequence&gt;</text:p>
      <text:p text:style-name="P27"><text:s text:c="6"/>&lt;xs:element name="name" minOccurs="0" maxOccurs="1" /&gt;</text:p>
      <text:p text:style-name="P27"><text:s text:c="6"/>&lt;xs:element name="description" minOccurs="0" maxOccurs="1" /&gt;</text:p>
      <text:p text:style-name="P27"><text:s text:c="6"/>&lt;xs:element name="min" minOccurs="0" maxOccurs="1" /&gt;</text:p>
      <text:p text:style-name="P27"><text:s text:c="6"/>&lt;xs:element name="max" minOccurs="0" maxOccurs="1" /&gt;</text:p>
      <text:p text:style-name="P27"><text:s text:c="6"/>&lt;xs:element name="default" minOccurs="0" maxOccurs="1" /&gt;</text:p>
      <text:p text:style-name="P27"><text:s text:c="6"/>&lt;xs:element name="map" type="mapType" minOccurs="0" maxOccurs="1"&gt;</text:p>
      <text:p text:style-name="P27"><text:s text:c="8"/>&lt;xs:annotation&gt;</text:p>
      <text:p text:style-name="P27"><text:s text:c="10"/>&lt;xs:documentation&gt;</text:p>
      <text:p text:style-name="P27"><text:s text:c="12"/>The 'value' of each entry is displayed, and</text:p>
      <text:p text:style-name="P27"><text:soft-page-break/><text:s text:c="12"/>the 'property' content (number) is sent</text:p>
      <text:p text:style-name="P27"><text:s text:c="12"/>to/from the node</text:p>
      <text:p text:style-name="P27"><text:s text:c="10"/>&lt;/xs:documentation&gt;</text:p>
      <text:p text:style-name="P27"><text:s text:c="8"/>&lt;/xs:annotation&gt;</text:p>
      <text:p text:style-name="P27"><text:s text:c="6"/>&lt;/xs:element&gt;</text:p>
      <text:p text:style-name="P27"><text:s text:c="4"/>&lt;/xs:sequence&gt;</text:p>
      <text:p text:style-name="P27"><text:s text:c="4"/>&lt;xs:attribute name="size" use="required"&gt;</text:p>
      <text:p text:style-name="P27"><text:s text:c="6"/>&lt;xs:annotation&gt;</text:p>
      <text:p text:style-name="P27"><text:s text:c="8"/>&lt;xs:documentation&gt;</text:p>
      <text:p text:style-name="P27"><text:s text:c="10"/>Storage size of this variable in bytes. 2, 4 and 8 are valid.</text:p>
      <text:p text:style-name="P27"><text:s text:c="8"/>&lt;/xs:documentation&gt;</text:p>
      <text:p text:style-name="P27"><text:s text:c="6"/>&lt;/xs:annotation&gt;</text:p>
      <text:p text:style-name="P27"><text:s text:c="6"/>&lt;xs:simpleType&gt;</text:p>
      <text:p text:style-name="P27"><text:s text:c="8"/>&lt;xs:restriction base="xs:token"&gt;</text:p>
      <text:p text:style-name="P27"><text:s text:c="10"/>&lt;xs:enumeration value="2"/&gt;</text:p>
      <text:p text:style-name="P27"><text:s text:c="10"/>&lt;xs:enumeration value="4"/&gt;</text:p>
      <text:p text:style-name="P27"><text:s text:c="10"/>&lt;xs:enumeration value="8"/&gt;</text:p>
      <text:p text:style-name="P27"><text:s text:c="8"/>&lt;/xs:restriction&gt;</text:p>
      <text:p text:style-name="P27"><text:s text:c="6"/>&lt;/xs:simpleType&gt;</text:p>
      <text:p text:style-name="P27"><text:s text:c="4"/>&lt;/xs:attribute&gt;</text:p>
      <text:p text:style-name="P27"><text:s text:c="4"/>&lt;xs:attribute name="offset" type="xs:int" default="0"&gt;</text:p>
      <text:p text:style-name="P27"><text:s text:c="6"/>&lt;xs:annotation&gt;</text:p>
      <text:p text:style-name="P27"><text:s text:c="8"/>&lt;xs:documentation&gt;</text:p>
      <text:p text:style-name="P27"><text:s text:c="10"/>Positive or negative offset between the</text:p>
      <text:p text:style-name="P27"><text:s text:c="10"/>address of the end of previous element and the</text:p>
      <text:p text:style-name="P27"><text:s text:c="10"/>start of this elements's contents.</text:p>
      <text:p text:style-name="P27"><text:s text:c="10"/>Offset of zero means that this element starts</text:p>
      <text:p text:style-name="P27"><text:s text:c="10"/>immediately after the previous one.</text:p>
      <text:p text:style-name="P27"><text:s text:c="8"/>&lt;/xs:documentation&gt;</text:p>
      <text:p text:style-name="P27"><text:s text:c="6"/>&lt;/xs:annotation&gt;</text:p>
      <text:p text:style-name="P27"><text:s text:c="4"/>&lt;/xs:attribute&gt;</text:p>
      <text:p text:style-name="P27"><text:s text:c="2"/>&lt;xs:attribute name="formatting" type="floatFormat" &gt;</text:p>
      <text:p text:style-name="P27"><text:s text:c="8"/>&lt;xs:annotation&gt;</text:p>
      <text:p text:style-name="P27"><text:s text:c="8"/>&lt;xs:documentation&gt;</text:p>
      <text:p text:style-name="P27"><text:s text:c="10"/>printf-style format string for displaying data to the user, like %3.1f</text:p>
      <text:p text:style-name="P27"><text:s text:c="8"/>&lt;/xs:documentation&gt;</text:p>
      <text:p text:style-name="P27"><text:s text:c="6"/>&lt;/xs:annotation&gt;</text:p>
      <text:p text:style-name="P27"><text:s text:c="2"/>&lt;/xs:attribute&gt;</text:p>
      <text:p text:style-name="P27"><text:s text:c="2"/>&lt;/xs:complexType&gt;</text:p>
      <text:p text:style-name="P27"/>
      <text:p text:style-name="P27"><text:s text:c="2"/>&lt;xs:complexType name="stringType"&gt;</text:p>
      <text:p text:style-name="P27"><text:s text:c="4"/>&lt;xs:sequence&gt;</text:p>
      <text:p text:style-name="P27"><text:s text:c="6"/>&lt;xs:element name="name" minOccurs="0" maxOccurs="1" /&gt;</text:p>
      <text:p text:style-name="P27"><text:s text:c="6"/>&lt;xs:element name="description" minOccurs="0" maxOccurs="1" /&gt;</text:p>
      <text:p text:style-name="P27"><text:s text:c="6"/>&lt;xs:element name="map" type="mapType" minOccurs="0" maxOccurs="1" /&gt;</text:p>
      <text:p text:style-name="P27"><text:s text:c="4"/>&lt;/xs:sequence&gt;</text:p>
      <text:p text:style-name="P27"><text:s text:c="4"/>&lt;xs:attribute name="size" type="xs:int" use="required"&gt;</text:p>
      <text:p text:style-name="P27"><text:s text:c="6"/>&lt;xs:annotation&gt;</text:p>
      <text:p text:style-name="P27"><text:s text:c="8"/>&lt;xs:documentation&gt;</text:p>
      <text:p text:style-name="P27"><text:soft-page-break/><text:s text:c="10"/>Storage size of this variable in bytes.</text:p>
      <text:p text:style-name="P27"><text:s text:c="10"/>This includes the trailing null byte that</text:p>
      <text:p text:style-name="P27"><text:s text:c="10"/>terminates the string content.</text:p>
      <text:p text:style-name="P27"><text:s text:c="8"/>&lt;/xs:documentation&gt;</text:p>
      <text:p text:style-name="P27"><text:s text:c="6"/>&lt;/xs:annotation&gt;</text:p>
      <text:p text:style-name="P27"><text:s text:c="4"/>&lt;/xs:attribute&gt;</text:p>
      <text:p text:style-name="P27"><text:s text:c="4"/>&lt;xs:attribute name="offset" type="xs:int" default="0"&gt;</text:p>
      <text:p text:style-name="P27"><text:s text:c="6"/>&lt;xs:annotation&gt;</text:p>
      <text:p text:style-name="P27"><text:s text:c="8"/>&lt;xs:documentation&gt;</text:p>
      <text:p text:style-name="P27"><text:s text:c="10"/>Positive or negative offset between the</text:p>
      <text:p text:style-name="P27"><text:s text:c="10"/>address of the end of previous element and the</text:p>
      <text:p text:style-name="P27"><text:s text:c="10"/>start of this elements's contents.</text:p>
      <text:p text:style-name="P27"><text:s text:c="10"/>Offset of zero means that this element starts</text:p>
      <text:p text:style-name="P27"><text:s text:c="10"/>immediately after the previous one.</text:p>
      <text:p text:style-name="P27"><text:s text:c="8"/>&lt;/xs:documentation&gt;</text:p>
      <text:p text:style-name="P27"><text:s text:c="6"/>&lt;/xs:annotation&gt;</text:p>
      <text:p text:style-name="P27"><text:s text:c="4"/>&lt;/xs:attribute&gt;</text:p>
      <text:p text:style-name="P27"><text:s text:c="2"/>&lt;/xs:complexType&gt;</text:p>
      <text:p text:style-name="P27"/>
      <text:p text:style-name="P27"><text:s text:c="2"/>&lt;xs:complexType name="actionButtonType"&gt;</text:p>
      <text:p text:style-name="P27"><text:s text:c="4"/>&lt;xs:sequence&gt;</text:p>
      <text:p text:style-name="P27"><text:s text:c="6"/>&lt;xs:element name="name" minOccurs="0" maxOccurs="1" /&gt;</text:p>
      <text:p text:style-name="P27"><text:s text:c="6"/>&lt;xs:element name="description" minOccurs="0" maxOccurs="1" /&gt;</text:p>
      <text:p text:style-name="P27"><text:s text:c="6"/>&lt;xs:element name="buttonText" minOccurs="0" maxOccurs="1"&gt;</text:p>
      <text:p text:style-name="P27"><text:s text:c="8"/>&lt;xs:annotation&gt;</text:p>
      <text:p text:style-name="P27"><text:s text:c="10"/>&lt;xs:documentation&gt;</text:p>
      <text:p text:style-name="P27"><text:s text:c="12"/>Text to be displayed on the button. </text:p>
      <text:p text:style-name="P27"><text:s text:c="12"/>This is required.</text:p>
      <text:p text:style-name="P27"><text:s text:c="10"/>&lt;/xs:documentation&gt;</text:p>
      <text:p text:style-name="P27"><text:s text:c="8"/>&lt;/xs:annotation&gt;</text:p>
      <text:p text:style-name="P27"><text:s text:c="6"/>&lt;/xs:element&gt;</text:p>
      <text:p text:style-name="P27"><text:s text:c="6"/>&lt;xs:element name="dialogText" minOccurs="0" maxOccurs="1"&gt;</text:p>
      <text:p text:style-name="P27"><text:s text:c="8"/>&lt;xs:annotation&gt;</text:p>
      <text:p text:style-name="P27"><text:s text:c="10"/>&lt;xs:documentation&gt;</text:p>
      <text:p text:style-name="P27"><text:s text:c="12"/>Text to be displayed on the confirmation dialog. </text:p>
      <text:p text:style-name="P27"><text:s text:c="12"/>If empty or not present, no confirmation dialog is displayed.</text:p>
      <text:p text:style-name="P27"><text:s text:c="10"/>&lt;/xs:documentation&gt;</text:p>
      <text:p text:style-name="P27"><text:s text:c="8"/>&lt;/xs:annotation&gt;</text:p>
      <text:p text:style-name="P27"><text:s text:c="6"/>&lt;/xs:element&gt;</text:p>
      <text:p text:style-name="P27"><text:s text:c="6"/>&lt;xs:element name="value" minOccurs="1" maxOccurs="1"&gt;</text:p>
      <text:p text:style-name="P27"><text:s text:c="8"/>&lt;xs:annotation&gt;</text:p>
      <text:p text:style-name="P27"><text:s text:c="10"/>&lt;xs:documentation&gt;</text:p>
      <text:p text:style-name="P27"><text:s text:c="12"/>Value to be written when the button is triggered. </text:p>
      <text:p text:style-name="P27"><text:s text:c="12"/>This is required.</text:p>
      <text:p text:style-name="P27"><text:s text:c="10"/>&lt;/xs:documentation&gt;</text:p>
      <text:p text:style-name="P27"><text:s text:c="8"/>&lt;/xs:annotation&gt;</text:p>
      <text:p text:style-name="P27"><text:s text:c="6"/>&lt;/xs:element&gt;</text:p>
      <text:p text:style-name="P27"><text:s text:c="4"/>&lt;/xs:sequence&gt;</text:p>
      <text:p text:style-name="P27"><text:s text:c="4"/>&lt;xs:attribute name="size" use="required"&gt;</text:p>
      <text:p text:style-name="P27"><text:soft-page-break/><text:s text:c="6"/>&lt;xs:annotation&gt;</text:p>
      <text:p text:style-name="P27"><text:s text:c="8"/>&lt;xs:documentation&gt;</text:p>
      <text:p text:style-name="P27"><text:s text:c="10"/>Storage size of this variable in bytes. </text:p>
      <text:p text:style-name="P27"><text:s text:c="10"/>This is required for backwards compatibility.</text:p>
      <text:p text:style-name="P27"><text:s text:c="8"/>&lt;/xs:documentation&gt;</text:p>
      <text:p text:style-name="P27"><text:s text:c="6"/>&lt;/xs:annotation&gt;</text:p>
      <text:p text:style-name="P27"><text:s text:c="6"/>&lt;xs:simpleType&gt;</text:p>
      <text:p text:style-name="P27"><text:s text:c="8"/>&lt;xs:restriction base="xs:token"&gt;</text:p>
      <text:p text:style-name="P27"><text:s text:c="10"/>&lt;xs:enumeration value="1"/&gt;</text:p>
      <text:p text:style-name="P27"><text:s text:c="10"/>&lt;xs:enumeration value="2"/&gt;</text:p>
      <text:p text:style-name="P27"><text:s text:c="10"/>&lt;xs:enumeration value="4"/&gt;</text:p>
      <text:p text:style-name="P27"><text:s text:c="10"/>&lt;xs:enumeration value="8"/&gt;</text:p>
      <text:p text:style-name="P27"><text:s text:c="8"/>&lt;/xs:restriction&gt;</text:p>
      <text:p text:style-name="P27"><text:s text:c="6"/>&lt;/xs:simpleType&gt;</text:p>
      <text:p text:style-name="P27"><text:s text:c="4"/>&lt;/xs:attribute&gt;</text:p>
      <text:p text:style-name="P27"><text:s text:c="4"/>&lt;xs:attribute name="offset" type="xs:int" default="0"&gt;</text:p>
      <text:p text:style-name="P27"><text:s text:c="6"/>&lt;xs:annotation&gt;</text:p>
      <text:p text:style-name="P27"><text:s text:c="8"/>&lt;xs:documentation&gt;</text:p>
      <text:p text:style-name="P27"><text:s text:c="10"/>Positive or negative offset between the address of</text:p>
      <text:p text:style-name="P27"><text:s text:c="10"/>the end of previous element and the start of</text:p>
      <text:p text:style-name="P27"><text:s text:c="10"/>this elements's contents.</text:p>
      <text:p text:style-name="P27"><text:s text:c="10"/>Offset of zero means that this element starts</text:p>
      <text:p text:style-name="P27"><text:s text:c="10"/>immediately after the previous one.</text:p>
      <text:p text:style-name="P27"><text:s text:c="8"/>&lt;/xs:documentation&gt;</text:p>
      <text:p text:style-name="P27"><text:s text:c="6"/>&lt;/xs:annotation&gt;</text:p>
      <text:p text:style-name="P27"><text:s text:c="4"/>&lt;/xs:attribute&gt;</text:p>
      <text:p text:style-name="P27"><text:s text:c="2"/>&lt;/xs:complexType&gt;</text:p>
      <text:p text:style-name="P27"/>
      <text:p text:style-name="P27"><text:s text:c="2"/>&lt;xs:complexType name="blobType"&gt;</text:p>
      <text:p text:style-name="P27"><text:s text:c="4"/>&lt;xs:sequence&gt;</text:p>
      <text:p text:style-name="P27"><text:s text:c="6"/>&lt;xs:element name="name" minOccurs="0" maxOccurs="1" /&gt;</text:p>
      <text:p text:style-name="P27"><text:s text:c="6"/>&lt;xs:element name="description" minOccurs="0" maxOccurs="1" /&gt;</text:p>
      <text:p text:style-name="P27"><text:s text:c="4"/>&lt;/xs:sequence&gt;</text:p>
      <text:p text:style-name="P27"><text:s text:c="4"/>&lt;xs:attribute name="size" use="required"&gt;</text:p>
      <text:p text:style-name="P27"><text:s text:c="6"/>&lt;xs:annotation&gt;</text:p>
      <text:p text:style-name="P27"><text:s text:c="8"/>&lt;xs:documentation&gt;</text:p>
      <text:p text:style-name="P27"><text:s text:c="10"/>Storage size of this variable in bytes.</text:p>
      <text:p text:style-name="P27"><text:s text:c="10"/>This is fixed at 10 bytes.</text:p>
      <text:p text:style-name="P27"><text:s text:c="10"/>An explicit value is required for backwards compatibility.</text:p>
      <text:p text:style-name="P27"><text:s text:c="8"/>&lt;/xs:documentation&gt;</text:p>
      <text:p text:style-name="P27"><text:s text:c="6"/>&lt;/xs:annotation&gt;</text:p>
      <text:p text:style-name="P27"><text:s text:c="6"/>&lt;xs:simpleType&gt;</text:p>
      <text:p text:style-name="P27"><text:s text:c="8"/>&lt;xs:restriction base="xs:token"&gt;</text:p>
      <text:p text:style-name="P27"><text:s text:c="10"/>&lt;xs:enumeration value="10"/&gt;</text:p>
      <text:p text:style-name="P27"><text:s text:c="8"/>&lt;/xs:restriction&gt;</text:p>
      <text:p text:style-name="P27"><text:s text:c="6"/>&lt;/xs:simpleType&gt;</text:p>
      <text:p text:style-name="P27"><text:s text:c="4"/>&lt;/xs:attribute&gt;</text:p>
      <text:p text:style-name="P27"><text:s text:c="4"/>&lt;xs:attribute name="offset" type="xs:int" default="0"&gt;</text:p>
      <text:p text:style-name="P27"><text:s text:c="6"/>&lt;xs:annotation&gt;</text:p>
      <text:p text:style-name="P27"><text:soft-page-break/><text:s text:c="8"/>&lt;xs:documentation&gt;</text:p>
      <text:p text:style-name="P27"><text:s text:c="10"/>Positive or negative offset between the address of</text:p>
      <text:p text:style-name="P27"><text:s text:c="10"/>the end of previous element and the start of</text:p>
      <text:p text:style-name="P27"><text:s text:c="10"/>this elements's contents.</text:p>
      <text:p text:style-name="P27"><text:s text:c="10"/>Offset of zero means that this element starts</text:p>
      <text:p text:style-name="P27"><text:s text:c="10"/>immediately after the previous one.</text:p>
      <text:p text:style-name="P27"><text:s text:c="8"/>&lt;/xs:documentation&gt;</text:p>
      <text:p text:style-name="P27"><text:s text:c="6"/>&lt;/xs:annotation&gt;</text:p>
      <text:p text:style-name="P27"><text:s text:c="4"/>&lt;/xs:attribute&gt;</text:p>
      <text:p text:style-name="P27"><text:s text:c="4"/>&lt;xs:attribute name="mode" use="required"&gt;</text:p>
      <text:p text:style-name="P27"><text:s text:c="6"/>&lt;xs:annotation&gt;</text:p>
      <text:p text:style-name="P27"><text:s text:c="8"/>&lt;xs:documentation&gt;</text:p>
      <text:p text:style-name="P27"><text:s text:c="10"/>Whether the underlying blob can be read ("read"), can be written ("write"),</text:p>
      <text:p text:style-name="P27"><text:s text:c="10"/>or both ("readwrite").</text:p>
      <text:p text:style-name="P27"><text:s text:c="8"/>&lt;/xs:documentation&gt;</text:p>
      <text:p text:style-name="P27"><text:s text:c="6"/>&lt;/xs:annotation&gt;</text:p>
      <text:p text:style-name="P27"><text:s text:c="6"/>&lt;xs:simpleType&gt;</text:p>
      <text:p text:style-name="P27"><text:s text:c="8"/>&lt;xs:restriction base="xs:token"&gt;</text:p>
      <text:p text:style-name="P27"><text:s text:c="10"/>&lt;xs:enumeration value="read"/&gt;</text:p>
      <text:p text:style-name="P27"><text:s text:c="10"/>&lt;xs:enumeration value="write"/&gt;</text:p>
      <text:p text:style-name="P27"><text:s text:c="10"/>&lt;xs:enumeration value="readwrite"/&gt;</text:p>
      <text:p text:style-name="P27"><text:s text:c="8"/>&lt;/xs:restriction&gt;</text:p>
      <text:p text:style-name="P27"><text:s text:c="6"/>&lt;/xs:simpleType&gt;</text:p>
      <text:p text:style-name="P27"><text:s text:c="4"/>&lt;/xs:attribute&gt;</text:p>
      <text:p text:style-name="P27"><text:s text:c="2"/>&lt;/xs:complexType&gt;</text:p>
      <text:p text:style-name="P27"/>
      <text:p text:style-name="P27"><text:s text:c="2"/>&lt;xs:complexType name="linkType"&gt;</text:p>
      <text:p text:style-name="P27"><text:s text:c="8"/>&lt;xs:simpleContent&gt;</text:p>
      <text:p text:style-name="P27"><text:s text:c="12"/>&lt;xs:extension base="xs:string"&gt;</text:p>
      <text:p text:style-name="P27"><text:s text:c="16"/>&lt;xs:attribute name="ref" type="xs:string" use="required"&gt;</text:p>
      <text:p text:style-name="P27"><text:s text:c="18"/>&lt;xs:annotation&gt;</text:p>
      <text:p text:style-name="P27"><text:s text:c="20"/>&lt;xs:documentation&gt;</text:p>
      <text:p text:style-name="P27"><text:s text:c="22"/>URL for this link. <text:s/>When the link is triggered</text:p>
      <text:p text:style-name="P27"><text:s text:c="22"/>in a configuration tool, it's recommended that this</text:p>
      <text:p text:style-name="P27"><text:s text:c="22"/>link be retrieved and displayed.</text:p>
      <text:p text:style-name="P27"><text:s text:c="20"/>&lt;/xs:documentation&gt;</text:p>
      <text:p text:style-name="P27"><text:s text:c="18"/>&lt;/xs:annotation&gt;</text:p>
      <text:p text:style-name="P27"><text:s text:c="16"/>&lt;/xs:attribute&gt;</text:p>
      <text:p text:style-name="P27"><text:s text:c="12"/>&lt;/xs:extension&gt;</text:p>
      <text:p text:style-name="P27"><text:s text:c="8"/>&lt;/xs:simpleContent&gt;</text:p>
      <text:p text:style-name="P27"><text:s text:c="2"/>&lt;/xs:complexType&gt;</text:p>
      <text:p text:style-name="P27"/>
      <text:p text:style-name="P27"><text:s text:c="2"/>&lt;!-- Definition of the primary "cdi" element --&gt;</text:p>
      <text:p text:style-name="P27"><text:s text:c="2"/>&lt;xs:element name="cdi"&gt;</text:p>
      <text:p text:style-name="P27"><text:s text:c="4"/>&lt;xs:annotation&gt;</text:p>
      <text:p text:style-name="P27"><text:s text:c="6"/>&lt;xs:documentation&gt;</text:p>
      <text:p text:style-name="P27"><text:s text:c="8"/>This is the schema for Configuration</text:p>
      <text:p text:style-name="P27"><text:s text:c="8"/>Description Information (cdi)</text:p>
      <text:p text:style-name="P27"><text:s text:c="6"/>&lt;/xs:documentation&gt;</text:p>
      <text:p text:style-name="P27"><text:soft-page-break/><text:s text:c="4"/>&lt;/xs:annotation&gt;</text:p>
      <text:p text:style-name="P27"><text:s text:c="4"/>&lt;xs:complexType&gt;</text:p>
      <text:p text:style-name="P27"><text:s text:c="6"/>&lt;xs:sequence&gt;</text:p>
      <text:p text:style-name="P27"><text:s text:c="8"/>&lt;xs:element name="identification" minOccurs="0" maxOccurs="1"&gt;</text:p>
      <text:p text:style-name="P27"><text:s text:c="10"/>&lt;xs:annotation&gt;</text:p>
      <text:p text:style-name="P27"><text:s text:c="12"/>&lt;xs:documentation&gt;</text:p>
      <text:p text:style-name="P27"><text:s text:c="14"/>Common first element to identify the decoder</text:p>
      <text:p text:style-name="P27"><text:s text:c="12"/>&lt;/xs:documentation&gt;</text:p>
      <text:p text:style-name="P27"><text:s text:c="10"/>&lt;/xs:annotation&gt;</text:p>
      <text:p text:style-name="P27"><text:s text:c="10"/>&lt;xs:complexType&gt;</text:p>
      <text:p text:style-name="P27"><text:s text:c="12"/>&lt;xs:sequence&gt;</text:p>
      <text:p text:style-name="P27"><text:s text:c="14"/>&lt;xs:element name="manufacturer" minOccurs="0" maxOccurs="1" /&gt;</text:p>
      <text:p text:style-name="P27"><text:s text:c="14"/>&lt;xs:element name="model" minOccurs="0" maxOccurs="1" /&gt;</text:p>
      <text:p text:style-name="P27"><text:s text:c="14"/>&lt;xs:element name="hardwareVersion" minOccurs="0" maxOccurs="1" /&gt;</text:p>
      <text:p text:style-name="P27"><text:s text:c="14"/>&lt;xs:element name="softwareVersion" minOccurs="0" maxOccurs="1" /&gt;</text:p>
      <text:p text:style-name="P27"><text:s text:c="14"/>&lt;xs:element name="link" type="linkType" minOccurs="0" maxOccurs="1" /&gt;</text:p>
      <text:p text:style-name="P27"><text:s text:c="14"/>&lt;xs:element name="map" type="mapType" minOccurs="0" maxOccurs="1"&gt;</text:p>
      <text:p text:style-name="P27"><text:s text:c="16"/>&lt;xs:annotation&gt;</text:p>
      <text:p text:style-name="P27"><text:s text:c="18"/>&lt;xs:documentation&gt;</text:p>
      <text:p text:style-name="P27"><text:s text:c="20"/>This map can be used to add arbitrary key/value</text:p>
      <text:p text:style-name="P27"><text:s text:c="20"/>descriptions of the node.</text:p>
      <text:p text:style-name="P27"><text:s text:c="18"/>&lt;/xs:documentation&gt;</text:p>
      <text:p text:style-name="P27"><text:s text:c="16"/>&lt;/xs:annotation&gt;</text:p>
      <text:p text:style-name="P27"><text:s text:c="14"/>&lt;/xs:element&gt;</text:p>
      <text:p text:style-name="P27"><text:s text:c="12"/>&lt;/xs:sequence&gt;</text:p>
      <text:p text:style-name="P27"><text:s text:c="10"/>&lt;/xs:complexType&gt;</text:p>
      <text:p text:style-name="P27"><text:s text:c="8"/>&lt;/xs:element&gt;</text:p>
      <text:p text:style-name="P27"><text:s text:c="8"/>&lt;xs:element name="acdi" minOccurs="0" maxOccurs="1"&gt;</text:p>
      <text:p text:style-name="P27"><text:s text:c="10"/>&lt;xs:annotation&gt;</text:p>
      <text:p text:style-name="P27"><text:s text:c="12"/>&lt;xs:documentation&gt;</text:p>
      <text:p text:style-name="P27"><text:s text:c="14"/>Element that identifies that memory information is available</text:p>
      <text:p text:style-name="P27"><text:s text:c="14"/>as defined by the Abbreviated Common Description Information</text:p>
      <text:p text:style-name="P27"><text:s text:c="14"/>(ACDI) standard.</text:p>
      <text:p text:style-name="P27"><text:s text:c="12"/>&lt;/xs:documentation&gt;</text:p>
      <text:p text:style-name="P27"><text:s text:c="10"/>&lt;/xs:annotation&gt;</text:p>
      <text:p text:style-name="P27"><text:s text:c="10"/>&lt;xs:complexType&gt;</text:p>
      <text:p text:style-name="P27"><text:s text:c="12"/>&lt;xs:attribute name="fixed" type="xs:int" default="4"&gt;</text:p>
      <text:p text:style-name="P27"><text:s text:c="14"/>&lt;xs:annotation&gt;</text:p>
      <text:p text:style-name="P27"><text:s text:c="16"/>&lt;xs:documentation&gt;</text:p>
      <text:p text:style-name="P27"><text:s text:c="18"/>The decimal version number of the format for the fixed</text:p>
      <text:p text:style-name="P27"><text:s text:c="18"/>information block.</text:p>
      <text:p text:style-name="P27"><text:s text:c="16"/>&lt;/xs:documentation&gt;</text:p>
      <text:p text:style-name="P27"><text:s text:c="14"/>&lt;/xs:annotation&gt;</text:p>
      <text:p text:style-name="P27"><text:s text:c="12"/>&lt;/xs:attribute&gt;</text:p>
      <text:p text:style-name="P27"><text:s text:c="12"/>&lt;xs:attribute name="var" type="xs:int" default="2"&gt;</text:p>
      <text:p text:style-name="P27"><text:s text:c="14"/>&lt;xs:annotation&gt;</text:p>
      <text:p text:style-name="P27"><text:s text:c="16"/>&lt;xs:documentation&gt;</text:p>
      <text:p text:style-name="P27"><text:s text:c="18"/>The decimal version number of the format for</text:p>
      <text:p text:style-name="P27"><text:s text:c="18"/>the variable information block.</text:p>
      <text:p text:style-name="P27"><text:soft-page-break/><text:s text:c="16"/>&lt;/xs:documentation&gt;</text:p>
      <text:p text:style-name="P27"><text:s text:c="14"/>&lt;/xs:annotation&gt;</text:p>
      <text:p text:style-name="P27"><text:s text:c="12"/>&lt;/xs:attribute&gt;</text:p>
      <text:p text:style-name="P27"><text:s text:c="10"/>&lt;/xs:complexType&gt;</text:p>
      <text:p text:style-name="P27"><text:s text:c="8"/>&lt;/xs:element&gt;</text:p>
      <text:p text:style-name="P27"><text:s text:c="8"/>&lt;xs:element name="segment" minOccurs="0" maxOccurs="unbounded"&gt;</text:p>
      <text:p text:style-name="P27"><text:s text:c="10"/>&lt;xs:annotation&gt;</text:p>
      <text:p text:style-name="P27"><text:s text:c="12"/>&lt;xs:documentation&gt;</text:p>
      <text:p text:style-name="P27"><text:s text:c="14"/>Define the contents of a memory space</text:p>
      <text:p text:style-name="P27"><text:s text:c="12"/>&lt;/xs:documentation&gt;</text:p>
      <text:p text:style-name="P27"><text:s text:c="10"/>&lt;/xs:annotation&gt;</text:p>
      <text:p text:style-name="P27"><text:s text:c="10"/>&lt;xs:complexType&gt;</text:p>
      <text:p text:style-name="P27"><text:s text:c="12"/>&lt;xs:sequence&gt;</text:p>
      <text:p text:style-name="P27"><text:s text:c="14"/>&lt;xs:element name="name" minOccurs="0" maxOccurs="1" /&gt;</text:p>
      <text:p text:style-name="P27"><text:s text:c="14"/>&lt;xs:element name="description" minOccurs="0" maxOccurs="1" /&gt;</text:p>
      <text:p text:style-name="P27"><text:s text:c="14"/>&lt;xs:element name="link" type="linkType" minOccurs="0" maxOccurs="1" /&gt;</text:p>
      <text:p text:style-name="P27"><text:s text:c="14"/>&lt;xs:choice minOccurs="0" maxOccurs="unbounded"&gt;</text:p>
      <text:p text:style-name="P27"><text:s text:c="16"/>&lt;xs:annotation&gt;</text:p>
      <text:p text:style-name="P27"><text:s text:c="18"/>&lt;xs:documentation&gt;</text:p>
      <text:p text:style-name="P27"><text:s text:c="20"/>Allows any sequence of the contained element types</text:p>
      <text:p text:style-name="P27"><text:s text:c="18"/>&lt;/xs:documentation&gt;</text:p>
      <text:p text:style-name="P27"><text:s text:c="16"/>&lt;/xs:annotation&gt;</text:p>
      <text:p text:style-name="P27"><text:s text:c="16"/>&lt;xs:element name="group" type="groupType" minOccurs="0" maxOccurs="1"&gt;</text:p>
      <text:p text:style-name="P27"><text:s text:c="18"/>&lt;xs:annotation&gt;</text:p>
      <text:p text:style-name="P27"><text:s text:c="20"/>&lt;xs:documentation&gt;</text:p>
      <text:p text:style-name="P27"><text:s text:c="22"/>Allows grouping and replication of multiple locations.</text:p>
      <text:p text:style-name="P27"><text:s text:c="20"/>&lt;/xs:documentation&gt;</text:p>
      <text:p text:style-name="P27"><text:s text:c="18"/>&lt;/xs:annotation&gt;</text:p>
      <text:p text:style-name="P27"><text:s text:c="16"/>&lt;/xs:element&gt;</text:p>
      <text:p text:style-name="P27"><text:s text:c="16"/>&lt;xs:element name="string" type="stringType" minOccurs="0" maxOccurs="1"&gt;</text:p>
      <text:p text:style-name="P27"><text:s text:c="18"/>&lt;xs:annotation&gt;</text:p>
      <text:p text:style-name="P27"><text:s text:c="20"/>&lt;xs:documentation&gt;</text:p>
      <text:p text:style-name="P27"><text:s text:c="22"/>Describes a human-readable UTF-8 string in the data.</text:p>
      <text:p text:style-name="P27"><text:s text:c="20"/>&lt;/xs:documentation&gt;</text:p>
      <text:p text:style-name="P27"><text:s text:c="18"/>&lt;/xs:annotation&gt;</text:p>
      <text:p text:style-name="P27"><text:s text:c="16"/>&lt;/xs:element&gt;</text:p>
      <text:p text:style-name="P27"><text:s text:c="16"/>&lt;xs:element name="int" type="intType" minOccurs="0" maxOccurs="1"&gt;</text:p>
      <text:p text:style-name="P27"><text:s text:c="18"/>&lt;xs:annotation&gt;</text:p>
      <text:p text:style-name="P27"><text:s text:c="20"/>&lt;xs:documentation&gt;</text:p>
      <text:p text:style-name="P27"><text:s text:c="22"/>Describes an integer value in the data.</text:p>
      <text:p text:style-name="P27"><text:s text:c="22"/>The field can be considered either a number,</text:p>
      <text:p text:style-name="P27"><text:s text:c="22"/>or a set of specific coded values via a map.</text:p>
      <text:p text:style-name="P27"><text:s text:c="20"/>&lt;/xs:documentation&gt;</text:p>
      <text:p text:style-name="P27"><text:s text:c="18"/>&lt;/xs:annotation&gt;</text:p>
      <text:p text:style-name="P27"><text:s text:c="16"/>&lt;/xs:element&gt;</text:p>
      <text:p text:style-name="P27"><text:s text:c="16"/>&lt;xs:element name="eventid" type="eventidType" minOccurs="0" maxOccurs="1"&gt;</text:p>
      <text:p text:style-name="P27"><text:s text:c="18"/>&lt;xs:annotation&gt;</text:p>
      <text:p text:style-name="P27"><text:s text:c="20"/>&lt;xs:documentation&gt;</text:p>
      <text:p text:style-name="P27"><text:s text:c="22"/>Describes an 8-byte Event ID in the data.</text:p>
      <text:p text:style-name="P27"><text:soft-page-break/><text:s text:c="20"/>&lt;/xs:documentation&gt;</text:p>
      <text:p text:style-name="P27"><text:s text:c="18"/>&lt;/xs:annotation&gt;</text:p>
      <text:p text:style-name="P27"><text:s text:c="16"/>&lt;/xs:element&gt;</text:p>
      <text:p text:style-name="P27"><text:s text:c="8"/>&lt;xs:element name="float" type="floatType" minOccurs="0" maxOccurs="1"&gt;</text:p>
      <text:p text:style-name="P27"><text:s text:c="10"/>&lt;xs:annotation&gt;</text:p>
      <text:p text:style-name="P27"><text:s text:c="20"/>&lt;xs:documentation&gt;</text:p>
      <text:p text:style-name="P27"><text:s text:c="22"/>Describes a float type in the data</text:p>
      <text:p text:style-name="P27"><text:s text:c="20"/>&lt;/xs:documentation&gt;</text:p>
      <text:p text:style-name="P27"><text:s text:c="18"/>&lt;/xs:annotation&gt;</text:p>
      <text:p text:style-name="P27"><text:s text:c="8"/>&lt;/xs:element&gt;</text:p>
      <text:p text:style-name="P27"><text:s text:c="8"/>&lt;xs:element name="action" type="actionButtonType" minOccurs="0" maxOccurs="1"&gt;</text:p>
      <text:p text:style-name="P27"><text:s text:c="10"/>&lt;xs:annotation&gt;</text:p>
      <text:p text:style-name="P27"><text:s text:c="20"/>&lt;xs:documentation&gt;</text:p>
      <text:p text:style-name="P27"><text:s text:c="22"/>Describes how to create an action button to write into the data.</text:p>
      <text:p text:style-name="P27"><text:s text:c="20"/>&lt;/xs:documentation&gt;</text:p>
      <text:p text:style-name="P27"><text:s text:c="18"/>&lt;/xs:annotation&gt;</text:p>
      <text:p text:style-name="P27"><text:s text:c="8"/>&lt;/xs:element&gt;</text:p>
      <text:p text:style-name="P27"><text:s text:c="8"/>&lt;xs:element name="blob" type="blobType" minOccurs="0" maxOccurs="1"&gt;</text:p>
      <text:p text:style-name="P27"><text:s text:c="10"/>&lt;xs:annotation&gt;</text:p>
      <text:p text:style-name="P27"><text:s text:c="20"/>&lt;xs:documentation&gt;</text:p>
      <text:p text:style-name="P27"><text:s text:c="22"/>Describes a blob of data that can be read/written/both.</text:p>
      <text:p text:style-name="P27"><text:s text:c="20"/>&lt;/xs:documentation&gt;</text:p>
      <text:p text:style-name="P27"><text:s text:c="18"/>&lt;/xs:annotation&gt;</text:p>
      <text:p text:style-name="P27"><text:s text:c="8"/>&lt;/xs:element&gt;</text:p>
      <text:p text:style-name="P27"/>
      <text:p text:style-name="P27">&lt;!--</text:p>
      <text:p text:style-name="P27"><text:s text:c="16"/>XML Schema 1.1 construct expressing extensibility promise</text:p>
      <text:p text:style-name="P27"><text:s text:c="16"/>&lt;xs:any minOccurs="0" maxOccurs="1" processContents="lax"&gt;</text:p>
      <text:p text:style-name="P27"><text:s text:c="16"/>&lt;xs:assert test="every $x in * satisfies</text:p>
      <text:p text:style-name="P27"><text:s text:c="36"/>(exists($x/@size) and $x/@size castable to xs:integer)"/&gt;</text:p>
      <text:p text:style-name="P27"><text:s text:c="16"/>&lt;xs:assert test="every $x in * satisfies</text:p>
      <text:p text:style-name="P27"><text:s text:c="36"/>(exists($x/@offset) and $x/@offset castable to xs:integer)"/&gt;</text:p>
      <text:p text:style-name="P27"><text:s text:c="18"/>&lt;xs:annotation&gt;</text:p>
      <text:p text:style-name="P27"><text:s text:c="20"/>&lt;xs:documentation&gt;</text:p>
      <text:p text:style-name="P27"><text:s text:c="22"/>Extension point for future schema</text:p>
      <text:p text:style-name="P27"><text:s text:c="20"/>&lt;/xs:documentation&gt;</text:p>
      <text:p text:style-name="P27"><text:s text:c="18"/>&lt;/xs:annotation&gt;</text:p>
      <text:p text:style-name="P27"><text:s text:c="16"/>&lt;/xs:any&gt;</text:p>
      <text:p text:style-name="P27"><text:s/>--&gt;</text:p>
      <text:p text:style-name="P27"/>
      <text:p text:style-name="P27"><text:s text:c="14"/>&lt;/xs:choice&gt;</text:p>
      <text:p text:style-name="P27"><text:s text:c="12"/>&lt;/xs:sequence&gt;</text:p>
      <text:p text:style-name="P27"><text:s text:c="12"/>&lt;xs:attribute name="space" type="xs:int" use="required"&gt;</text:p>
      <text:p text:style-name="P27"><text:s text:c="14"/>&lt;xs:annotation&gt;</text:p>
      <text:p text:style-name="P27"><text:s text:c="16"/>&lt;xs:documentation&gt;</text:p>
      <text:p text:style-name="P27"><text:s text:c="18"/>The decimal number of the address space where the information is found.</text:p>
      <text:p text:style-name="P27"><text:s text:c="16"/>&lt;/xs:documentation&gt;</text:p>
      <text:p text:style-name="P27"><text:s text:c="14"/>&lt;/xs:annotation&gt;</text:p>
      <text:p text:style-name="P27"><text:s text:c="12"/>&lt;/xs:attribute&gt;</text:p>
      <text:p text:style-name="P27"><text:soft-page-break/><text:s text:c="12"/>&lt;xs:attribute name="origin" type="xs:int" default="0"&gt;</text:p>
      <text:p text:style-name="P27"><text:s text:c="14"/>&lt;xs:annotation&gt;</text:p>
      <text:p text:style-name="P27"><text:s text:c="16"/>&lt;xs:documentation&gt;</text:p>
      <text:p text:style-name="P27"><text:s text:c="18"/>Starting address of the segment's contents</text:p>
      <text:p text:style-name="P27"><text:s text:c="18"/>within the memory space.</text:p>
      <text:p text:style-name="P27"><text:s text:c="16"/>&lt;/xs:documentation&gt;</text:p>
      <text:p text:style-name="P27"><text:s text:c="14"/>&lt;/xs:annotation&gt;</text:p>
      <text:p text:style-name="P27"><text:s text:c="12"/>&lt;/xs:attribute&gt;</text:p>
      <text:p text:style-name="P27"><text:s text:c="10"/>&lt;/xs:complexType&gt;</text:p>
      <text:p text:style-name="P27"><text:s text:c="8"/>&lt;/xs:element&gt;</text:p>
      <text:p text:style-name="P27"><text:s text:c="6"/>&lt;/xs:sequence&gt;</text:p>
      <text:p text:style-name="P27"><text:s text:c="4"/>&lt;/xs:complexType&gt;</text:p>
      <text:p text:style-name="P27"><text:s text:c="2"/>&lt;/xs:element&gt;</text:p>
      <text:p text:style-name="P27">&lt;/xs:schema&gt;</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text:s/>Introduction (Informative)<text:tab/>1</text:p>
          <text:p text:style-name="P29"><text:s/>2 <text:s/>Intended Use (Informative)<text:tab/>1</text:p>
          <text:p text:style-name="P29"><text:s/>3 <text:s/>References and Context (Informative)<text:tab/>1</text:p>
          <text:p text:style-name="P29"><text:s/>4 <text:s/>Content (Normative)<text:tab/>2</text:p>
          <text:p text:style-name="P29"><text:s/>5 <text:s/>Format (Normative)<text:tab/>2</text:p>
          <text:p text:style-name="P30"><text:s/>5.1 <text:s/>XML Elements<text:tab/>3</text:p>
          <text:p text:style-name="P31"><text:s/>5.1.1 <text:s/>&lt;identification&gt; Element<text:tab/>3</text:p>
          <text:p text:style-name="P31"><text:s/>5.1.2 <text:s/>&lt;acdi&gt; Element<text:tab/>3</text:p>
          <text:p text:style-name="P31"><text:s/>5.1.3 <text:s/>&lt;segment&gt; Element<text:tab/>4</text:p>
          <text:p text:style-name="P31"><text:s/>5.1.4 <text:s/>Data Elements<text:tab/>4</text:p>
          <text:p text:style-name="P32"><text:s/>5.1.4.1 <text:s/>&lt;group&gt; Element<text:tab/>4</text:p>
          <text:p text:style-name="P32"><text:s/>5.1.4.2 <text:s/>&lt;int&gt; Element<text:tab/>5</text:p>
          <text:p text:style-name="P32"><text:s/>5.1.4.3 <text:s/>&lt;string&gt; Element<text:tab/>6</text:p>
          <text:p text:style-name="P32"><text:s/>5.1.4.4 <text:s/>&lt;eventid&gt; Element<text:tab/>6</text:p>
          <text:p text:style-name="P32"><text:s/>5.1.4.5 <text:s/>&lt;float&gt; Element<text:tab/>6</text:p>
          <text:p text:style-name="P32"><text:s/>5.1.4.6 <text:s/>&lt;action&gt; Element<text:tab/>7</text:p>
          <text:p text:style-name="P32"><text:s/>5.1.4.7 <text:s/>&lt;blob&gt; Element<text:tab/>7</text:p>
          <text:p text:style-name="P29"><text:s/>6 <text:s/>Future Extension (Normative)<text:tab/>8</text:p>
          <text:p text:style-name="P29"><text:s/>A Appendix: Schema<text:tab/>9</text:p>
        </text:index-body>
      </text:table-of-conten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enlo-Regular" svg:font-family="Menlo-Regular"/>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writing-mode="lr-tb"/>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1" fo:font-size="12pt" fo:font-weight="bold" style:font-size-asian="10pt" style:font-weight-asian="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Numbering_20_Symbols" style:display-name="Numbering Symbols" style:family="text"/>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text-properties fo:language="zxx" fo:country="none" style:language-asian="zxx" style:country-asian="non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5" style:family="paragraph">
      <style:paragraph-properties style:writing-mode="lr-tb"/>
      <style:text-properties style:font-name="Liberation Sans" fo:font-size="1pt"/>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Liberation Sans" fo:font-size="1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loext:allow-overlap="true"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master-page style:name="HTML" style:page-layout-name="Mpm2"/>
    <style:master-page style:name="First_20_Page" style:display-name="First Page" style:page-layout-name="Mpm3" style:next-style-name="Standard">
      <style:header>
        <text:p text:style-name="M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2"><draw:frame draw:style-name="Mfr1" draw:name="graphics1" text:anchor-type="paragraph" svg:x="0.1819in" svg:y="0.3354in" svg:width="2.798in" svg:height="0.9909in" draw:z-index="1"><draw:image xlink:href="Pictures/10000000000001310000006C5D84F6CA.png" xlink:type="simple" xlink:show="embed" xlink:actuate="onLoad"/></draw:frame></text:p>
            </table:table-cell>
            <table:table-cell table:style-name="Table1.B1" office:value-type="string">
              <text:p text:style-name="MP2"/>
            </table:table-cell>
            <table:table-cell table:style-name="Table1.C1" table:number-columns-spanned="2" office:value-type="string">
              <text:p text:style-name="MP3">OpenLCB Standard</text:p>
            </table:table-cell>
            <table:covered-table-cell/>
          </table:table-row>
          <table:table-row table:style-name="Table1.1">
            <table:covered-table-cell/>
            <table:table-cell table:style-name="Table1.A1" office:value-type="string">
              <text:p text:style-name="MP2"/>
            </table:table-cell>
            <table:table-cell table:style-name="Table1.C1" table:number-columns-spanned="2" office:value-type="string">
              <text:p text:style-name="MP3">Configuration Description Information</text:p>
            </table:table-cell>
            <table:covered-table-cell/>
          </table:table-row>
          <table:table-row table:style-name="Table1.1">
            <table:covered-table-cell/>
            <table:table-cell table:style-name="Table1.B1" office:value-type="string">
              <text:p text:style-name="MP2"/>
            </table:table-cell>
            <table:table-cell table:style-name="Table1.C3" office:value-type="string">
              <text:p text:style-name="MP4"><text:user-defined style:data-style-name="N0" text:name="OLCBdate">June 14, 2025</text:user-defined></text:p>
            </table:table-cell>
            <table:table-cell table:style-name="Table1.C1" office:value-type="string">
              <text:p text:style-name="MP4"><text:user-defined style:data-style-name="N0" text:name="OLCBstatus">Adopted</text:user-defined></text:p>
            </table:table-cell>
          </table:table-row>
        </table:table>
        <text:p text:style-name="Header"><draw:custom-shape text:anchor-type="char" draw:z-index="0" draw:name="PowerPlusWaterMarkObject" draw:style-name="Mgr1" draw:text-style-name="MP5" svg:width="6.4996in" svg:height="25.7587in" draw:transform="rotate (0.7853981633973) translate (-1in 2.52840660542432in)"><text:p text:style-name="MP5"><text:span text:style-name="MT1"><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tab/>Page </text:span></text:span><text:span text:style-name="Page_20_Number"><text:span text:style-name="MT2"><text:page-number text:select-page="current">18</text:page-number></text:span></text:span><text:span text:style-name="Page_20_Number"><text:span text:style-name="MT2"> of </text:span></text:span><text:span text:style-name="Page_20_Number"><text:span text:style-name="MT2"><text:page-count style:num-format="1">38</text:page-count></text:span></text:span><text:span text:style-name="Page_20_Number"><text:span text:style-name="MT2"> - </text:span></text:span><text:span text:style-name="Page_20_Number"><text:span text:style-name="MT2"><text:user-defined style:data-style-name="N0" text:name="OLCBdate">June 14, 2025</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 Kueneman</meta:initial-creator>
    <meta:creation-date>2026-01-13T05:41:05</meta:creation-date>
    <dc:date>2026-01-13T11:01:35</dc:date>
    <dc:creator>Jim Kueneman</dc:creator>
    <meta:editing-duration>PT5H1M44S</meta:editing-duration>
    <meta:editing-cycles>11</meta:editing-cycles>
    <meta:generator>OpenOffice/4.1.15$Unix OpenOffice.org_project/4115m2$Build-9813</meta:generator>
    <meta:document-statistic meta:table-count="3" meta:image-count="1" meta:object-count="0" meta:page-count="38" meta:paragraph-count="1356" meta:word-count="6912" meta:character-count="68385"/>
  </office:meta>
</office:document-meta>
</file>